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3" svg:font-family="'Liberation Sans'" style:font-adornments="Standard"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3cm" fo:margin-left="0cm" table:align="left" style:may-break-between-rows="false"/>
    </style:style>
    <style:style style:name="Tabelle4.A" style:family="table-column">
      <style:table-column-properties style:column-width="3.201cm"/>
    </style:style>
    <style:style style:name="Tabelle4.B" style:family="table-column">
      <style:table-column-properties style:column-width="5.609cm"/>
    </style:style>
    <style:style style:name="Tabelle4.C" style:family="table-column">
      <style:table-column-properties style:column-width="1.984cm"/>
    </style:style>
    <style:style style:name="Tabelle4.D" style:family="table-column">
      <style:table-column-properties style:column-width="6.21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none" fo:border-top="none" fo:border-bottom="0.05pt solid #000000"/>
    </style:style>
    <style:style style:name="Tabelle4.D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none" fo:border-top="none" fo:border-bottom="0.05pt solid #000000"/>
    </style:style>
    <style:style style:name="Tabelle4.D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none" fo:border-top="none" fo:border-bottom="0.05pt solid #000000"/>
    </style:style>
    <style:style style:name="Tabelle4.D9"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background-color="#dddddd" fo:padding="0.097cm" fo:border="0.05pt solid #000000">
        <style:background-image/>
      </style:table-cell-properties>
    </style:style>
    <style:style style:name="Tabelle1.A2" style:family="table-cell">
      <style:table-cell-properties fo:background-color="#dddddd" fo:padding="0.097cm" fo:border-left="0.05pt solid #000000" fo:border-right="none" fo:border-top="none" fo:border-bottom="0.05pt solid #000000">
        <style:background-image/>
      </style:table-cell-properties>
    </style:style>
    <style:style style:name="Tabelle1.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Standort-Beziehungsschnittstellen" style:family="table">
      <style:table-properties style:width="17.013cm" fo:margin-left="0cm" fo:margin-top="0cm" fo:margin-bottom="0.3cm" table:align="left" style:may-break-between-rows="false"/>
    </style:style>
    <style:style style:name="Standort-Beziehungsschnittstellen.A" style:family="table-column">
      <style:table-column-properties style:column-width="2.011cm"/>
    </style:style>
    <style:style style:name="Standort-Beziehungsschnittstellen.B" style:family="table-column">
      <style:table-column-properties style:column-width="4.18cm"/>
    </style:style>
    <style:style style:name="Standort-Beziehungsschnittstellen.C" style:family="table-column">
      <style:table-column-properties style:column-width="5.001cm"/>
    </style:style>
    <style:style style:name="Standort-Beziehungsschnittstellen.D" style:family="table-column">
      <style:table-column-properties style:column-width="4.101cm"/>
    </style:style>
    <style:style style:name="Standort-Beziehungsschnittstellen.E" style:family="table-column">
      <style:table-column-properties style:column-width="1.72cm"/>
    </style:style>
    <style:style style:name="Standort-Beziehungsschnittstellen.A1" style:family="table-cell">
      <style:table-cell-properties fo:background-color="#dddddd" fo:padding="0.097cm" fo:border-left="0.05pt solid #000000" fo:border-right="none" fo:border-top="0.05pt solid #000000" fo:border-bottom="0.05pt solid #000000">
        <style:background-image/>
      </style:table-cell-properties>
    </style:style>
    <style:style style:name="Standort-Beziehungsschnittstellen.D1" style:family="table-cell">
      <style:table-cell-properties fo:background-color="#dddddd" fo:padding="0.097cm" fo:border="0.05pt solid #000000">
        <style:background-image/>
      </style:table-cell-properties>
    </style:style>
    <style:style style:name="Standort-Beziehungsschnittstellen.A2" style:family="table-cell">
      <style:table-cell-properties fo:background-color="#dddddd" fo:padding="0.097cm" fo:border-left="0.05pt solid #000000" fo:border-right="none" fo:border-top="none" fo:border-bottom="0.05pt solid #000000">
        <style:background-image/>
      </style:table-cell-properties>
    </style:style>
    <style:style style:name="Standort-Beziehungsschnittstellen.E2" style:family="table-cell">
      <style:table-cell-properties fo:background-color="#dddddd" fo:padding="0.097cm" fo:border-left="0.05pt solid #000000" fo:border-right="0.05pt solid #000000" fo:border-top="none" fo:border-bottom="0.05pt solid #000000">
        <style:background-image/>
      </style:table-cell-properties>
    </style:style>
    <style:style style:name="Standort-Beziehungsschnittstellen.A3" style:family="table-cell">
      <style:table-cell-properties fo:padding="0.097cm" fo:border-left="0.05pt solid #000000" fo:border-right="none" fo:border-top="none" fo:border-bottom="0.05pt solid #000000"/>
    </style:style>
    <style:style style:name="Standort-Beziehungsschnittstellen.B3" style:family="table-cell">
      <style:table-cell-properties fo:padding="0.097cm" fo:border-left="0.05pt solid #000000" fo:border-right="none" fo:border-top="none" fo:border-bottom="0.05pt solid #000000"/>
    </style:style>
    <style:style style:name="Standort-Beziehungsschnittstellen.C3" style:family="table-cell">
      <style:table-cell-properties fo:padding="0.097cm" fo:border-left="0.05pt solid #000000" fo:border-right="none" fo:border-top="none" fo:border-bottom="0.05pt solid #000000"/>
    </style:style>
    <style:style style:name="Standort-Beziehungsschnittstellen.D3" style:family="table-cell">
      <style:table-cell-properties fo:padding="0.097cm" fo:border-left="0.05pt solid #000000" fo:border-right="none" fo:border-top="none" fo:border-bottom="0.05pt solid #000000"/>
    </style:style>
    <style:style style:name="Standort-Beziehungsschnittstellen.E3" style:family="table-cell">
      <style:table-cell-properties fo:padding="0.097cm" fo:border-left="0.05pt solid #000000" fo:border-right="0.05pt solid #000000" fo:border-top="none" fo:border-bottom="0.05pt solid #000000"/>
    </style:style>
    <style:style style:name="Standort-Beziehungsschnittstellen.A4" style:family="table-cell">
      <style:table-cell-properties fo:padding="0.097cm" fo:border-left="0.05pt solid #000000" fo:border-right="none" fo:border-top="none" fo:border-bottom="0.05pt solid #000000"/>
    </style:style>
    <style:style style:name="Standort-Beziehungsschnittstellen.B4" style:family="table-cell">
      <style:table-cell-properties fo:padding="0.097cm" fo:border-left="0.05pt solid #000000" fo:border-right="none" fo:border-top="none" fo:border-bottom="0.05pt solid #000000"/>
    </style:style>
    <style:style style:name="Standort-Beziehungsschnittstellen.C4" style:family="table-cell">
      <style:table-cell-properties fo:padding="0.097cm" fo:border-left="0.05pt solid #000000" fo:border-right="none" fo:border-top="none" fo:border-bottom="0.05pt solid #000000"/>
    </style:style>
    <style:style style:name="Standort-Beziehungsschnittstellen.D4" style:family="table-cell">
      <style:table-cell-properties fo:padding="0.097cm" fo:border-left="0.05pt solid #000000" fo:border-right="none" fo:border-top="none" fo:border-bottom="0.05pt solid #000000"/>
    </style:style>
    <style:style style:name="Standort-Beziehungsschnittstellen.E4" style:family="table-cell">
      <style:table-cell-properties fo:padding="0.097cm" fo:border-left="0.05pt solid #000000" fo:border-right="0.05pt solid #000000" fo:border-top="none" fo:border-bottom="0.05pt solid #000000"/>
    </style:style>
    <style:style style:name="Standort-Beziehungsschnittstellen.A5" style:family="table-cell">
      <style:table-cell-properties fo:padding="0.097cm" fo:border-left="0.05pt solid #000000" fo:border-right="none" fo:border-top="none" fo:border-bottom="0.05pt solid #000000"/>
    </style:style>
    <style:style style:name="Standort-Beziehungsschnittstellen.B5" style:family="table-cell">
      <style:table-cell-properties fo:padding="0.097cm" fo:border-left="0.05pt solid #000000" fo:border-right="none" fo:border-top="none" fo:border-bottom="0.05pt solid #000000"/>
    </style:style>
    <style:style style:name="Standort-Beziehungsschnittstellen.C5" style:family="table-cell">
      <style:table-cell-properties fo:padding="0.097cm" fo:border-left="0.05pt solid #000000" fo:border-right="none" fo:border-top="none" fo:border-bottom="0.05pt solid #000000"/>
    </style:style>
    <style:style style:name="Standort-Beziehungsschnittstellen.D5" style:family="table-cell">
      <style:table-cell-properties fo:padding="0.097cm" fo:border-left="0.05pt solid #000000" fo:border-right="none" fo:border-top="none" fo:border-bottom="0.05pt solid #000000"/>
    </style:style>
    <style:style style:name="Standort-Beziehungsschnittstellen.E5"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top="0cm" fo:margin-bottom="0.3cm" table:align="left"/>
    </style:style>
    <style:style style:name="Tabelle5.A" style:family="table-column">
      <style:table-column-properties style:column-width="3.598cm"/>
    </style:style>
    <style:style style:name="Tabelle5.B" style:family="table-column">
      <style:table-column-properties style:column-width="13.414cm"/>
    </style:style>
    <style:style style:name="Tabel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dddddd"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text-properties officeooo:paragraph-rsid="0014203b"/>
    </style:style>
    <style:style style:name="P3" style:family="paragraph" style:parent-style-name="Standard">
      <style:text-properties officeooo:rsid="005282f2" officeooo:paragraph-rsid="005282f2"/>
    </style:style>
    <style:style style:name="P4" style:family="paragraph" style:parent-style-name="Standard">
      <style:text-properties officeooo:rsid="0055dd73" officeooo:paragraph-rsid="0055dd73"/>
    </style:style>
    <style:style style:name="P5" style:family="paragraph" style:parent-style-name="Standard">
      <style:text-properties officeooo:rsid="0057458f" officeooo:paragraph-rsid="0057458f"/>
    </style:style>
    <style:style style:name="P6" style:family="paragraph" style:parent-style-name="Standard">
      <style:text-properties officeooo:rsid="00c201aa" officeooo:paragraph-rsid="00c201aa"/>
    </style:style>
    <style:style style:name="P7" style:family="paragraph" style:parent-style-name="Standard">
      <style:text-properties officeooo:rsid="00c3c65b" officeooo:paragraph-rsid="00c3c65b"/>
    </style:style>
    <style:style style:name="P8" style:family="paragraph" style:parent-style-name="Standard">
      <style:text-properties fo:color="#660066" officeooo:rsid="00c201aa" officeooo:paragraph-rsid="00c201aa"/>
    </style:style>
    <style:style style:name="P9" style:family="paragraph" style:parent-style-name="Standard">
      <style:text-properties fo:color="#660066" officeooo:rsid="0057458f" officeooo:paragraph-rsid="0057458f"/>
    </style:style>
    <style:style style:name="P10" style:family="paragraph" style:parent-style-name="Standard">
      <style:text-properties officeooo:rsid="00dba6bd" officeooo:paragraph-rsid="00dba6b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4pt" fo:font-weight="bold" officeooo:rsid="005282f2" officeooo:paragraph-rsid="005282f2" style:font-size-asian="12.25pt" style:font-weight-asian="bold" style:font-size-complex="14pt" style:font-weight-complex="bold"/>
    </style:style>
    <style:style style:name="P14" style:family="paragraph" style:parent-style-name="Text_20_body">
      <style:text-properties officeooo:rsid="0039d8cc" officeooo:paragraph-rsid="0039d8cc"/>
    </style:style>
    <style:style style:name="P15" style:family="paragraph" style:parent-style-name="Text_20_body">
      <style:paragraph-properties fo:text-align="center" style:justify-single-word="false"/>
      <style:text-properties fo:font-size="20pt" fo:font-weight="bold" officeooo:rsid="005282f2" officeooo:paragraph-rsid="005282f2" style:font-size-asian="20pt" style:font-weight-asian="bold" style:font-size-complex="20pt" style:font-weight-complex="bold"/>
    </style:style>
    <style:style style:name="P16" style:family="paragraph" style:parent-style-name="Text_20_body">
      <style:text-properties officeooo:rsid="0057458f" officeooo:paragraph-rsid="0057458f"/>
    </style:style>
    <style:style style:name="P17" style:family="paragraph" style:parent-style-name="Text_20_body">
      <style:text-properties officeooo:rsid="0057ef9c" officeooo:paragraph-rsid="0057ef9c"/>
    </style:style>
    <style:style style:name="P18" style:family="paragraph" style:parent-style-name="Text_20_body">
      <style:text-properties officeooo:rsid="00621a88" officeooo:paragraph-rsid="00621a88"/>
    </style:style>
    <style:style style:name="P19" style:family="paragraph" style:parent-style-name="Text_20_body">
      <style:text-properties officeooo:paragraph-rsid="00621a88"/>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92f70f" officeooo:paragraph-rsid="0092f70f" style:font-weight-asian="bold" style:font-weight-complex="bold"/>
    </style:style>
    <style:style style:name="P22" style:family="paragraph" style:parent-style-name="Text_20_body">
      <style:text-properties fo:font-weight="bold" officeooo:rsid="00ec1fc4" officeooo:paragraph-rsid="00ec1fc4" style:font-weight-asian="bold" style:font-weight-complex="bold"/>
    </style:style>
    <style:style style:name="P23" style:family="paragraph" style:parent-style-name="Text_20_body">
      <style:text-properties fo:font-weight="bold" officeooo:rsid="00d5b730" officeooo:paragraph-rsid="00d5b730" style:font-weight-asian="bold" style:font-weight-complex="bold"/>
    </style:style>
    <style:style style:name="P24" style:family="paragraph" style:parent-style-name="Text_20_body">
      <style:text-properties fo:font-weight="bold" officeooo:rsid="00ece6c8" officeooo:paragraph-rsid="00ece6c8" style:font-weight-asian="bold" style:font-weight-complex="bold"/>
    </style:style>
    <style:style style:name="P25" style:family="paragraph" style:parent-style-name="Text_20_body">
      <style:text-properties fo:font-weight="bold" officeooo:rsid="00d462e8" officeooo:paragraph-rsid="00d462e8" style:font-weight-asian="bold" style:font-weight-complex="bold"/>
    </style:style>
    <style:style style:name="P26" style:family="paragraph" style:parent-style-name="Text_20_body">
      <style:text-properties officeooo:rsid="008b775b" officeooo:paragraph-rsid="008b775b"/>
    </style:style>
    <style:style style:name="P27" style:family="paragraph" style:parent-style-name="Text_20_body">
      <style:paragraph-properties fo:text-align="justify" style:justify-single-word="false"/>
      <style:text-properties officeooo:rsid="008b775b" officeooo:paragraph-rsid="00917bb4"/>
    </style:style>
    <style:style style:name="P28" style:family="paragraph" style:parent-style-name="Text_20_body">
      <style:text-properties officeooo:rsid="008f6380" officeooo:paragraph-rsid="008f6380"/>
    </style:style>
    <style:style style:name="P29" style:family="paragraph" style:parent-style-name="Text_20_body">
      <style:text-properties fo:color="#000080" officeooo:rsid="0090d4b2" officeooo:paragraph-rsid="0090d4b2"/>
    </style:style>
    <style:style style:name="P30" style:family="paragraph" style:parent-style-name="Text_20_body">
      <style:text-properties fo:color="#000080" officeooo:rsid="00a0e650" officeooo:paragraph-rsid="00a0e650"/>
    </style:style>
    <style:style style:name="P31" style:family="paragraph" style:parent-style-name="Text_20_body">
      <style:text-properties fo:color="#000080" officeooo:rsid="00940bf9" officeooo:paragraph-rsid="00940bf9"/>
    </style:style>
    <style:style style:name="P32" style:family="paragraph" style:parent-style-name="Text_20_body">
      <style:paragraph-properties fo:text-align="justify" style:justify-single-word="false"/>
      <style:text-properties fo:color="#000080" officeooo:rsid="008f6380" officeooo:paragraph-rsid="008f6380"/>
    </style:style>
    <style:style style:name="P33" style:family="paragraph" style:parent-style-name="Text_20_body">
      <style:text-properties officeooo:rsid="008f6a0a" officeooo:paragraph-rsid="008f6a0a"/>
    </style:style>
    <style:style style:name="P34" style:family="paragraph" style:parent-style-name="Text_20_body">
      <style:text-properties officeooo:rsid="0090d4b2" officeooo:paragraph-rsid="0090d4b2"/>
    </style:style>
    <style:style style:name="P35" style:family="paragraph" style:parent-style-name="Text_20_body">
      <style:text-properties fo:color="#660066" officeooo:rsid="0090d4b2" officeooo:paragraph-rsid="0090d4b2"/>
    </style:style>
    <style:style style:name="P36" style:family="paragraph" style:parent-style-name="Text_20_body">
      <style:text-properties fo:color="#660066" officeooo:rsid="00c7799c" officeooo:paragraph-rsid="00c7799c"/>
    </style:style>
    <style:style style:name="P37" style:family="paragraph" style:parent-style-name="Text_20_body">
      <style:text-properties fo:color="#660066" officeooo:rsid="00cb4ebd" officeooo:paragraph-rsid="00cb4ebd"/>
    </style:style>
    <style:style style:name="P38" style:family="paragraph" style:parent-style-name="Text_20_body">
      <style:text-properties fo:color="#660066" officeooo:rsid="00f0dac5" officeooo:paragraph-rsid="00f0dac5"/>
    </style:style>
    <style:style style:name="P39" style:family="paragraph" style:parent-style-name="Text_20_body">
      <style:text-properties fo:color="#660066" fo:font-weight="bold" officeooo:rsid="00f1d944" officeooo:paragraph-rsid="00f1d944" style:font-weight-asian="bold" style:font-weight-complex="bold"/>
    </style:style>
    <style:style style:name="P40" style:family="paragraph" style:parent-style-name="Text_20_body">
      <style:text-properties fo:color="#660066" officeooo:rsid="00f82136" officeooo:paragraph-rsid="00f82136"/>
    </style:style>
    <style:style style:name="P41" style:family="paragraph" style:parent-style-name="Text_20_body">
      <style:text-properties fo:color="#660066" officeooo:rsid="010a642e" officeooo:paragraph-rsid="010a642e"/>
    </style:style>
    <style:style style:name="P42" style:family="paragraph" style:parent-style-name="Text_20_body">
      <style:text-properties fo:color="#660066" officeooo:rsid="010b6cf7" officeooo:paragraph-rsid="010b6cf7"/>
    </style:style>
    <style:style style:name="P43" style:family="paragraph" style:parent-style-name="Text_20_body">
      <style:text-properties fo:color="#660066" officeooo:rsid="010d163e" officeooo:paragraph-rsid="010d163e"/>
    </style:style>
    <style:style style:name="P44" style:family="paragraph" style:parent-style-name="Text_20_body">
      <style:text-properties officeooo:rsid="00917bb4" officeooo:paragraph-rsid="00917bb4"/>
    </style:style>
    <style:style style:name="P45" style:family="paragraph" style:parent-style-name="Text_20_body">
      <style:text-properties officeooo:rsid="0092f70f" officeooo:paragraph-rsid="0092f70f"/>
    </style:style>
    <style:style style:name="P46" style:family="paragraph" style:parent-style-name="Text_20_body">
      <style:text-properties officeooo:rsid="0093849c" officeooo:paragraph-rsid="0093849c"/>
    </style:style>
    <style:style style:name="P47" style:family="paragraph" style:parent-style-name="Text_20_body">
      <style:text-properties officeooo:rsid="009b7b1c" officeooo:paragraph-rsid="009b7b1c"/>
    </style:style>
    <style:style style:name="P48" style:family="paragraph" style:parent-style-name="Text_20_body">
      <style:text-properties officeooo:rsid="00a0e650" officeooo:paragraph-rsid="00a0e650"/>
    </style:style>
    <style:style style:name="P49" style:family="paragraph" style:parent-style-name="Text_20_body">
      <style:text-properties officeooo:rsid="00a27997" officeooo:paragraph-rsid="00a27997"/>
    </style:style>
    <style:style style:name="P50" style:family="paragraph" style:parent-style-name="Text_20_body">
      <style:text-properties officeooo:rsid="00a55b47" officeooo:paragraph-rsid="00a55b47"/>
    </style:style>
    <style:style style:name="P51" style:family="paragraph" style:parent-style-name="Text_20_body">
      <style:text-properties officeooo:rsid="00a66d87" officeooo:paragraph-rsid="00a66d87"/>
    </style:style>
    <style:style style:name="P52" style:family="paragraph" style:parent-style-name="Text_20_body">
      <style:text-properties officeooo:rsid="00a75db4" officeooo:paragraph-rsid="00a75db4"/>
    </style:style>
    <style:style style:name="P53" style:family="paragraph" style:parent-style-name="Text_20_body">
      <style:text-properties officeooo:rsid="00b1af60" officeooo:paragraph-rsid="00b1af60"/>
    </style:style>
    <style:style style:name="P54" style:family="paragraph" style:parent-style-name="Text_20_body">
      <style:text-properties officeooo:rsid="00b2b82a" officeooo:paragraph-rsid="00b2b82a"/>
    </style:style>
    <style:style style:name="P55" style:family="paragraph" style:parent-style-name="Text_20_body">
      <style:text-properties officeooo:rsid="00b3d548" officeooo:paragraph-rsid="00b3d548"/>
    </style:style>
    <style:style style:name="P56" style:family="paragraph" style:parent-style-name="Text_20_body">
      <style:text-properties officeooo:rsid="00b4b043" officeooo:paragraph-rsid="00b4b043"/>
    </style:style>
    <style:style style:name="P57" style:family="paragraph" style:parent-style-name="Text_20_body">
      <style:text-properties officeooo:rsid="00b776b0" officeooo:paragraph-rsid="00b776b0"/>
    </style:style>
    <style:style style:name="P58" style:family="paragraph" style:parent-style-name="Text_20_body">
      <style:text-properties officeooo:rsid="00b829bf" officeooo:paragraph-rsid="00b829bf"/>
    </style:style>
    <style:style style:name="P59" style:family="paragraph" style:parent-style-name="Text_20_body">
      <style:text-properties officeooo:rsid="00bbb647" officeooo:paragraph-rsid="00bbb647"/>
    </style:style>
    <style:style style:name="P60" style:family="paragraph" style:parent-style-name="Text_20_body">
      <style:text-properties officeooo:rsid="00bc00ec" officeooo:paragraph-rsid="00bc00ec"/>
    </style:style>
    <style:style style:name="P61" style:family="paragraph" style:parent-style-name="Text_20_body">
      <style:text-properties officeooo:rsid="00c0e610" officeooo:paragraph-rsid="00c0e610"/>
    </style:style>
    <style:style style:name="P62" style:family="paragraph" style:parent-style-name="Text_20_body">
      <style:text-properties officeooo:paragraph-rsid="00c19339"/>
    </style:style>
    <style:style style:name="P63" style:family="paragraph" style:parent-style-name="Text_20_body">
      <style:text-properties officeooo:rsid="00c56f60" officeooo:paragraph-rsid="00c56f60"/>
    </style:style>
    <style:style style:name="P64" style:family="paragraph" style:parent-style-name="Text_20_body">
      <style:text-properties officeooo:rsid="00c6e164" officeooo:paragraph-rsid="00c6e164"/>
    </style:style>
    <style:style style:name="P65" style:family="paragraph" style:parent-style-name="Text_20_body">
      <style:text-properties officeooo:rsid="00c88454" officeooo:paragraph-rsid="00c88454"/>
    </style:style>
    <style:style style:name="P66" style:family="paragraph" style:parent-style-name="Text_20_body">
      <style:text-properties style:use-window-font-color="true" officeooo:rsid="00cb4ebd" officeooo:paragraph-rsid="00cb4ebd"/>
    </style:style>
    <style:style style:name="P67" style:family="paragraph" style:parent-style-name="Text_20_body">
      <style:text-properties style:use-window-font-color="true" officeooo:rsid="00cd605d" officeooo:paragraph-rsid="00cd605d"/>
    </style:style>
    <style:style style:name="P68" style:family="paragraph" style:parent-style-name="Text_20_body">
      <style:text-properties style:use-window-font-color="true" officeooo:rsid="00d5b730" officeooo:paragraph-rsid="00d5b730"/>
    </style:style>
    <style:style style:name="P69" style:family="paragraph" style:parent-style-name="Text_20_body">
      <style:text-properties officeooo:rsid="00d06d6e" officeooo:paragraph-rsid="00d06d6e"/>
    </style:style>
    <style:style style:name="P70" style:family="paragraph" style:parent-style-name="Text_20_body">
      <style:text-properties officeooo:paragraph-rsid="00cb4ebd"/>
    </style:style>
    <style:style style:name="P71" style:family="paragraph" style:parent-style-name="Text_20_body">
      <style:text-properties officeooo:rsid="00d5b730" officeooo:paragraph-rsid="00d5b730"/>
    </style:style>
    <style:style style:name="P72" style:family="paragraph" style:parent-style-name="Text_20_body">
      <style:text-properties officeooo:rsid="00d85428" officeooo:paragraph-rsid="00d85428"/>
    </style:style>
    <style:style style:name="P73" style:family="paragraph" style:parent-style-name="Text_20_body">
      <style:text-properties officeooo:rsid="00d9d603" officeooo:paragraph-rsid="00d9d603"/>
    </style:style>
    <style:style style:name="P74" style:family="paragraph" style:parent-style-name="Text_20_body">
      <style:text-properties officeooo:rsid="00ddd37b" officeooo:paragraph-rsid="00ddd37b"/>
    </style:style>
    <style:style style:name="P75" style:family="paragraph" style:parent-style-name="Text_20_body">
      <style:text-properties officeooo:rsid="00df9d7d" officeooo:paragraph-rsid="00df9d7d"/>
    </style:style>
    <style:style style:name="P76" style:family="paragraph" style:parent-style-name="Text_20_body">
      <style:text-properties officeooo:rsid="00e14506" officeooo:paragraph-rsid="00e14506"/>
    </style:style>
    <style:style style:name="P77" style:family="paragraph" style:parent-style-name="Text_20_body">
      <style:text-properties officeooo:rsid="00e52fcd" officeooo:paragraph-rsid="00e52fcd"/>
    </style:style>
    <style:style style:name="P78" style:family="paragraph" style:parent-style-name="Text_20_body">
      <style:text-properties officeooo:rsid="00e79515" officeooo:paragraph-rsid="00e79515"/>
    </style:style>
    <style:style style:name="P79" style:family="paragraph" style:parent-style-name="Text_20_body">
      <style:text-properties officeooo:rsid="00ec1fc4" officeooo:paragraph-rsid="00ec1fc4"/>
    </style:style>
    <style:style style:name="P80" style:family="paragraph" style:parent-style-name="Text_20_body">
      <style:text-properties officeooo:rsid="00ece6c8" officeooo:paragraph-rsid="00ece6c8"/>
    </style:style>
    <style:style style:name="P81" style:family="paragraph" style:parent-style-name="Text_20_body">
      <style:text-properties officeooo:rsid="00ed5f3e" officeooo:paragraph-rsid="00ed5f3e"/>
    </style:style>
    <style:style style:name="P82" style:family="paragraph" style:parent-style-name="Text_20_body">
      <style:text-properties officeooo:rsid="00f1d944" officeooo:paragraph-rsid="00f1d944"/>
    </style:style>
    <style:style style:name="P83" style:family="paragraph" style:parent-style-name="Text_20_body">
      <style:text-properties officeooo:rsid="00f2edb9" officeooo:paragraph-rsid="00f2edb9"/>
    </style:style>
    <style:style style:name="P84" style:family="paragraph" style:parent-style-name="Text_20_body">
      <style:text-properties officeooo:rsid="00f51008" officeooo:paragraph-rsid="00f51008"/>
    </style:style>
    <style:style style:name="P85" style:family="paragraph" style:parent-style-name="Text_20_body">
      <style:text-properties officeooo:rsid="00f652d5" officeooo:paragraph-rsid="00f652d5"/>
    </style:style>
    <style:style style:name="P86" style:family="paragraph" style:parent-style-name="Text_20_body">
      <style:text-properties officeooo:rsid="00f82136" officeooo:paragraph-rsid="00f82136"/>
    </style:style>
    <style:style style:name="P87" style:family="paragraph" style:parent-style-name="Text_20_body">
      <style:text-properties officeooo:rsid="00f93493" officeooo:paragraph-rsid="00f93493"/>
    </style:style>
    <style:style style:name="P88" style:family="paragraph" style:parent-style-name="Text_20_body">
      <style:text-properties officeooo:rsid="00fdaddf" officeooo:paragraph-rsid="00fdaddf"/>
    </style:style>
    <style:style style:name="P89" style:family="paragraph" style:parent-style-name="Text_20_body">
      <style:text-properties officeooo:rsid="010102f9" officeooo:paragraph-rsid="010102f9"/>
    </style:style>
    <style:style style:name="P90" style:family="paragraph" style:parent-style-name="Text_20_body">
      <style:text-properties officeooo:rsid="0103e513" officeooo:paragraph-rsid="0103e513"/>
    </style:style>
    <style:style style:name="P91" style:family="paragraph" style:parent-style-name="Text_20_body">
      <style:text-properties officeooo:paragraph-rsid="0103e513"/>
    </style:style>
    <style:style style:name="P92" style:family="paragraph" style:parent-style-name="Text_20_body">
      <style:text-properties officeooo:rsid="01088749" officeooo:paragraph-rsid="01088749"/>
    </style:style>
    <style:style style:name="P93" style:family="paragraph" style:parent-style-name="Text_20_body">
      <style:text-properties officeooo:rsid="010e56d3" officeooo:paragraph-rsid="010e56d3"/>
    </style:style>
    <style:style style:name="P94" style:family="paragraph" style:parent-style-name="Text_20_body">
      <style:text-properties officeooo:rsid="010f8d9b" officeooo:paragraph-rsid="010f8d9b"/>
    </style:style>
    <style:style style:name="P95" style:family="paragraph" style:parent-style-name="Text_20_body">
      <style:text-properties officeooo:rsid="011254c0" officeooo:paragraph-rsid="011254c0"/>
    </style:style>
    <style:style style:name="P96" style:family="paragraph" style:parent-style-name="Text_20_body">
      <style:text-properties officeooo:rsid="0113d32b" officeooo:paragraph-rsid="0113d32b"/>
    </style:style>
    <style:style style:name="P97" style:family="paragraph" style:parent-style-name="Text_20_body">
      <style:text-properties officeooo:rsid="0115138c" officeooo:paragraph-rsid="0115138c"/>
    </style:style>
    <style:style style:name="P98" style:family="paragraph" style:parent-style-name="Text_20_body">
      <style:paragraph-properties fo:break-before="page"/>
    </style:style>
    <style:style style:name="P99" style:family="paragraph" style:parent-style-name="Title">
      <style:text-properties officeooo:rsid="005282f2" officeooo:paragraph-rsid="005282f2"/>
    </style:style>
    <style:style style:name="P100" style:family="paragraph" style:parent-style-name="Table_20_Contents">
      <style:text-properties officeooo:rsid="0055dd73" officeooo:paragraph-rsid="0055dd73"/>
    </style:style>
    <style:style style:name="P101" style:family="paragraph" style:parent-style-name="Table_20_Contents">
      <style:text-properties officeooo:rsid="0057458f" officeooo:paragraph-rsid="0057458f"/>
    </style:style>
    <style:style style:name="P102" style:family="paragraph" style:parent-style-name="Table_20_Contents">
      <style:text-properties officeooo:rsid="009b7b1c" officeooo:paragraph-rsid="009b7b1c"/>
    </style:style>
    <style:style style:name="P103" style:family="paragraph" style:parent-style-name="Table_20_Contents">
      <style:text-properties officeooo:rsid="009cd13b" officeooo:paragraph-rsid="009cd13b"/>
    </style:style>
    <style:style style:name="P104" style:family="paragraph" style:parent-style-name="Table_20_Contents">
      <style:text-properties officeooo:rsid="009e8a27" officeooo:paragraph-rsid="009e8a27"/>
    </style:style>
    <style:style style:name="P105" style:family="paragraph" style:parent-style-name="Table_20_Contents">
      <style:paragraph-properties fo:text-align="center" style:justify-single-word="false"/>
      <style:text-properties officeooo:rsid="009e8a27" officeooo:paragraph-rsid="009e8a27"/>
    </style:style>
    <style:style style:name="P106" style:family="paragraph" style:parent-style-name="Table_20_Contents">
      <style:text-properties officeooo:rsid="009e8a27" officeooo:paragraph-rsid="00d85428"/>
    </style:style>
    <style:style style:name="P107" style:family="paragraph" style:parent-style-name="Table_20_Contents">
      <style:text-properties officeooo:rsid="009f097e" officeooo:paragraph-rsid="009f097e"/>
    </style:style>
    <style:style style:name="P108" style:family="paragraph" style:parent-style-name="Table_20_Contents">
      <style:text-properties officeooo:rsid="00a0e650" officeooo:paragraph-rsid="00a0e650"/>
    </style:style>
    <style:style style:name="P109" style:family="paragraph" style:parent-style-name="Table_20_Contents">
      <style:text-properties officeooo:rsid="00a27997" officeooo:paragraph-rsid="00a27997"/>
    </style:style>
    <style:style style:name="P110" style:family="paragraph" style:parent-style-name="Table_20_Contents">
      <style:text-properties officeooo:rsid="00b5911b" officeooo:paragraph-rsid="00b5911b"/>
    </style:style>
    <style:style style:name="P111" style:family="paragraph" style:parent-style-name="Table_20_Contents">
      <style:text-properties officeooo:rsid="00b5911b" officeooo:paragraph-rsid="00b829bf"/>
    </style:style>
    <style:style style:name="P112" style:family="paragraph" style:parent-style-name="Table_20_Contents">
      <style:text-properties officeooo:rsid="00b828f9" officeooo:paragraph-rsid="00b828f9"/>
    </style:style>
    <style:style style:name="P113" style:family="paragraph" style:parent-style-name="Table_20_Contents">
      <style:text-properties officeooo:rsid="00b829bf" officeooo:paragraph-rsid="00b829bf"/>
    </style:style>
    <style:style style:name="P114" style:family="paragraph" style:parent-style-name="Table_20_Contents">
      <style:text-properties fo:font-weight="bold" officeooo:rsid="00b828f9" officeooo:paragraph-rsid="00b828f9" style:font-weight-asian="bold" style:font-weight-complex="bold"/>
    </style:style>
    <style:style style:name="P115" style:family="paragraph" style:parent-style-name="Table_20_Contents">
      <style:text-properties fo:font-weight="bold" officeooo:rsid="00c42937" officeooo:paragraph-rsid="00c42937" style:font-weight-asian="bold" style:font-weight-complex="bold"/>
    </style:style>
    <style:style style:name="P116" style:family="paragraph" style:parent-style-name="Table_20_Contents">
      <style:text-properties officeooo:rsid="00bed144" officeooo:paragraph-rsid="00bed144"/>
    </style:style>
    <style:style style:name="P117" style:family="paragraph" style:parent-style-name="Table_20_Contents">
      <style:text-properties officeooo:rsid="00c42937" officeooo:paragraph-rsid="00c42937"/>
    </style:style>
    <style:style style:name="P118" style:family="paragraph" style:parent-style-name="Table_20_Contents">
      <style:text-properties officeooo:rsid="00d85428" officeooo:paragraph-rsid="00d85428"/>
    </style:style>
    <style:style style:name="P119" style:family="paragraph" style:parent-style-name="Table_20_Contents">
      <style:text-properties officeooo:rsid="010232a0" officeooo:paragraph-rsid="010232a0"/>
    </style:style>
    <style:style style:name="P120" style:family="paragraph" style:parent-style-name="Heading">
      <style:paragraph-properties fo:text-align="center" style:justify-single-word="false"/>
    </style:style>
    <style:style style:name="P121" style:family="paragraph" style:parent-style-name="Table_20_Heading">
      <style:text-properties officeooo:rsid="009e8a27" officeooo:paragraph-rsid="009e8a27"/>
    </style:style>
    <style:style style:name="P122" style:family="paragraph" style:parent-style-name="Table_20_Heading">
      <style:paragraph-properties fo:text-align="center" style:justify-single-word="false"/>
      <style:text-properties officeooo:rsid="009e8a27" officeooo:paragraph-rsid="009e8a27"/>
    </style:style>
    <style:style style:name="P123" style:family="paragraph" style:parent-style-name="Table_20_Heading">
      <style:text-properties officeooo:rsid="00b5911b" officeooo:paragraph-rsid="00b5911b"/>
    </style:style>
    <style:style style:name="P124" style:family="paragraph" style:parent-style-name="Table_20_Heading">
      <style:paragraph-properties fo:text-align="start" style:justify-single-word="false"/>
    </style:style>
    <style:style style:name="P125" style:family="paragraph" style:parent-style-name="Table_20_Heading">
      <style:paragraph-properties fo:text-align="start" style:justify-single-word="false"/>
      <style:text-properties officeooo:rsid="00c88454" officeooo:paragraph-rsid="00c88454"/>
    </style:style>
    <style:style style:name="P126" style:family="paragraph" style:parent-style-name="Contents_20_2">
      <style:paragraph-properties>
        <style:tab-stops>
          <style:tab-stop style:position="0.7cm"/>
          <style:tab-stop style:position="16.501cm" style:type="right" style:leader-style="dotted" style:leader-text="."/>
        </style:tab-stops>
      </style:paragraph-properties>
    </style:style>
    <style:style style:name="P127"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199cm"/>
          <style:tab-stop style:position="16.002cm" style:type="right" style:leader-style="dotted" style:leader-text="."/>
        </style:tab-stops>
      </style:paragraph-properties>
    </style:style>
    <style:style style:name="P129" style:family="paragraph" style:parent-style-name="Text_20_body">
      <style:paragraph-properties fo:margin-left="1.251cm" fo:margin-right="0cm" fo:text-indent="0cm" style:auto-text-indent="false"/>
      <style:text-properties officeooo:rsid="01106926" officeooo:paragraph-rsid="01106926"/>
    </style:style>
    <style:style style:name="P130" style:family="paragraph" style:parent-style-name="Standard" style:list-style-name="L13"/>
    <style:style style:name="P131" style:family="paragraph" style:parent-style-name="Standard" style:list-style-name="L13">
      <style:text-properties officeooo:rsid="0055dd73" officeooo:paragraph-rsid="0055dd73"/>
    </style:style>
    <style:style style:name="P132" style:family="paragraph" style:parent-style-name="Standard" style:list-style-name="L16">
      <style:text-properties officeooo:rsid="0055dd73" officeooo:paragraph-rsid="0055dd73"/>
    </style:style>
    <style:style style:name="P133" style:family="paragraph" style:parent-style-name="Standard" style:list-style-name="L13">
      <style:text-properties officeooo:rsid="005282f2" officeooo:paragraph-rsid="005282f2"/>
    </style:style>
    <style:style style:name="P134" style:family="paragraph" style:parent-style-name="Standard" style:list-style-name="L13">
      <style:text-properties officeooo:rsid="00810f1d" officeooo:paragraph-rsid="00810f1d"/>
    </style:style>
    <style:style style:name="P135" style:family="paragraph" style:parent-style-name="Standard" style:list-style-name="L14">
      <style:text-properties officeooo:rsid="00dba6bd" officeooo:paragraph-rsid="00dba6bd"/>
    </style:style>
    <style:style style:name="P136" style:family="paragraph" style:parent-style-name="Standard" style:list-style-name="L14">
      <style:text-properties officeooo:rsid="00dda41b" officeooo:paragraph-rsid="00dda41b"/>
    </style:style>
    <style:style style:name="P137" style:family="paragraph" style:parent-style-name="Standard" style:list-style-name="L15">
      <style:text-properties officeooo:rsid="00c201aa" officeooo:paragraph-rsid="00c201aa"/>
    </style:style>
    <style:style style:name="P138" style:family="paragraph" style:parent-style-name="Standard" style:list-style-name="L15">
      <style:text-properties officeooo:rsid="00c3c65b" officeooo:paragraph-rsid="00c3c65b"/>
    </style:style>
    <style:style style:name="P139" style:family="paragraph" style:parent-style-name="Standard" style:list-style-name="L16">
      <style:text-properties officeooo:rsid="0057458f" officeooo:paragraph-rsid="0057458f"/>
    </style:style>
    <style:style style:name="P140" style:family="paragraph" style:parent-style-name="Text_20_body" style:list-style-name="L1">
      <style:text-properties officeooo:rsid="00a55b47" officeooo:paragraph-rsid="00a55b47"/>
    </style:style>
    <style:style style:name="P141" style:family="paragraph" style:parent-style-name="Text_20_body" style:list-style-name="L1">
      <style:text-properties officeooo:rsid="00a66d87" officeooo:paragraph-rsid="00a66d87"/>
    </style:style>
    <style:style style:name="P142" style:family="paragraph" style:parent-style-name="Text_20_body" style:list-style-name="L2">
      <style:text-properties officeooo:rsid="00a75db4" officeooo:paragraph-rsid="00a75db4"/>
    </style:style>
    <style:style style:name="P143" style:family="paragraph" style:parent-style-name="Text_20_body" style:list-style-name="L2">
      <style:text-properties officeooo:rsid="00c56f60" officeooo:paragraph-rsid="00c56f60"/>
    </style:style>
    <style:style style:name="P144" style:family="paragraph" style:parent-style-name="Text_20_body" style:list-style-name="L3">
      <style:text-properties officeooo:rsid="00d06d6e" officeooo:paragraph-rsid="00d06d6e"/>
    </style:style>
    <style:style style:name="P145" style:family="paragraph" style:parent-style-name="Text_20_body" style:list-style-name="L4">
      <style:text-properties officeooo:rsid="00c0e610" officeooo:paragraph-rsid="00c0e610"/>
    </style:style>
    <style:style style:name="P146" style:family="paragraph" style:parent-style-name="Text_20_body" style:list-style-name="L5">
      <style:paragraph-properties fo:text-align="justify" style:justify-single-word="false"/>
      <style:text-properties fo:color="#000080" officeooo:rsid="008f6380" officeooo:paragraph-rsid="008f6380"/>
    </style:style>
    <style:style style:name="P147" style:family="paragraph" style:parent-style-name="Text_20_body" style:list-style-name="L5">
      <style:paragraph-properties fo:text-align="justify" style:justify-single-word="false"/>
      <style:text-properties fo:color="#000080" officeooo:rsid="008f6a0a" officeooo:paragraph-rsid="008f6a0a"/>
    </style:style>
    <style:style style:name="P148" style:family="paragraph" style:parent-style-name="Text_20_body" style:list-style-name="L5">
      <style:paragraph-properties fo:text-align="justify" style:justify-single-word="false"/>
      <style:text-properties fo:color="#000080" officeooo:rsid="0090d4b2" officeooo:paragraph-rsid="0090d4b2"/>
    </style:style>
    <style:style style:name="P149" style:family="paragraph" style:parent-style-name="Text_20_body" style:list-style-name="L11">
      <style:text-properties fo:color="#000080" officeooo:rsid="0090d4b2" officeooo:paragraph-rsid="0090d4b2"/>
    </style:style>
    <style:style style:name="P150" style:family="paragraph" style:parent-style-name="Text_20_body" style:list-style-name="L5">
      <style:paragraph-properties fo:text-align="justify" style:justify-single-word="false"/>
      <style:text-properties fo:color="#000080" officeooo:rsid="0092f70f" officeooo:paragraph-rsid="0092f70f"/>
    </style:style>
    <style:style style:name="P151" style:family="paragraph" style:parent-style-name="Text_20_body" style:list-style-name="L10">
      <style:text-properties fo:color="#000080" officeooo:rsid="00940bf9" officeooo:paragraph-rsid="00d67a80"/>
    </style:style>
    <style:style style:name="P152" style:family="paragraph" style:parent-style-name="Text_20_body" style:list-style-name="L11">
      <style:text-properties fo:color="#000080" officeooo:rsid="00940bf9" officeooo:paragraph-rsid="00940bf9"/>
    </style:style>
    <style:style style:name="P153" style:family="paragraph" style:parent-style-name="Text_20_body" style:list-style-name="L6">
      <style:text-properties officeooo:rsid="008b775b" officeooo:paragraph-rsid="008b775b"/>
    </style:style>
    <style:style style:name="P154" style:family="paragraph" style:parent-style-name="Text_20_body" style:list-style-name="L6">
      <style:text-properties officeooo:rsid="008d676a" officeooo:paragraph-rsid="008d676a"/>
    </style:style>
    <style:style style:name="P155" style:family="paragraph" style:parent-style-name="Text_20_body" style:list-style-name="L7">
      <style:text-properties officeooo:rsid="00d85428" officeooo:paragraph-rsid="00d85428"/>
    </style:style>
    <style:style style:name="P156" style:family="paragraph" style:parent-style-name="Text_20_body" style:list-style-name="L8">
      <style:text-properties officeooo:rsid="008f6380" officeooo:paragraph-rsid="008f6380"/>
    </style:style>
    <style:style style:name="P157" style:family="paragraph" style:parent-style-name="Text_20_body" style:list-style-name="L9">
      <style:text-properties officeooo:rsid="0090d4b2" officeooo:paragraph-rsid="0090d4b2"/>
    </style:style>
    <style:style style:name="P158" style:family="paragraph" style:parent-style-name="Text_20_body" style:list-style-name="L17">
      <style:text-properties officeooo:rsid="0090d4b2" officeooo:paragraph-rsid="0090d4b2"/>
    </style:style>
    <style:style style:name="P159" style:family="paragraph" style:parent-style-name="Text_20_body" style:list-style-name="L12">
      <style:text-properties fo:color="#660066" officeooo:rsid="010d163e" officeooo:paragraph-rsid="010d163e"/>
    </style:style>
    <style:style style:name="P160" style:family="paragraph" style:parent-style-name="Text_20_body" style:list-style-name="L23">
      <style:text-properties fo:color="#660066" officeooo:rsid="00eb87f3" officeooo:paragraph-rsid="00eb87f3"/>
    </style:style>
    <style:style style:name="P161" style:family="paragraph" style:parent-style-name="Text_20_body" style:list-style-name="L17">
      <style:text-properties officeooo:rsid="00917bb4" officeooo:paragraph-rsid="00917bb4"/>
    </style:style>
    <style:style style:name="P162" style:family="paragraph" style:parent-style-name="Text_20_body" style:list-style-name="L18">
      <style:text-properties officeooo:rsid="00917bb4" officeooo:paragraph-rsid="00917bb4"/>
    </style:style>
    <style:style style:name="P163" style:family="paragraph" style:parent-style-name="Text_20_body" style:list-style-name="L17">
      <style:text-properties officeooo:rsid="0092f70f" officeooo:paragraph-rsid="0092f70f"/>
    </style:style>
    <style:style style:name="P164" style:family="paragraph" style:parent-style-name="Text_20_body" style:list-style-name="L19">
      <style:text-properties officeooo:rsid="0092f70f" officeooo:paragraph-rsid="0092f70f"/>
    </style:style>
    <style:style style:name="P165" style:family="paragraph" style:parent-style-name="Text_20_body" style:list-style-name="L17">
      <style:text-properties officeooo:rsid="00d9d603" officeooo:paragraph-rsid="00d9d603"/>
    </style:style>
    <style:style style:name="P166" style:family="paragraph" style:parent-style-name="Text_20_body" style:list-style-name="L18">
      <style:text-properties officeooo:rsid="00d9d603" officeooo:paragraph-rsid="00d9d603"/>
    </style:style>
    <style:style style:name="P167" style:family="paragraph" style:parent-style-name="Text_20_body" style:list-style-name="L31">
      <style:text-properties officeooo:rsid="00d9d603" officeooo:paragraph-rsid="00d9d603"/>
    </style:style>
    <style:style style:name="P168" style:family="paragraph" style:parent-style-name="Text_20_body" style:list-style-name="L20">
      <style:text-properties officeooo:rsid="0057ef9c" officeooo:paragraph-rsid="0057ef9c"/>
    </style:style>
    <style:style style:name="P169" style:family="paragraph" style:parent-style-name="Text_20_body" style:list-style-name="L21">
      <style:text-properties officeooo:rsid="0057ef9c" officeooo:paragraph-rsid="0057ef9c"/>
    </style:style>
    <style:style style:name="P170" style:family="paragraph" style:parent-style-name="Text_20_body" style:list-style-name="L20">
      <style:text-properties officeooo:rsid="00839247" officeooo:paragraph-rsid="00839247"/>
    </style:style>
    <style:style style:name="P171" style:family="paragraph" style:parent-style-name="Text_20_body" style:list-style-name="L21">
      <style:text-properties officeooo:rsid="0057458f" officeooo:paragraph-rsid="0057458f"/>
    </style:style>
    <style:style style:name="P172" style:family="paragraph" style:parent-style-name="Text_20_body" style:list-style-name="L22">
      <style:text-properties officeooo:rsid="010102f9" officeooo:paragraph-rsid="010102f9"/>
    </style:style>
    <style:style style:name="P173" style:family="paragraph" style:parent-style-name="Text_20_body" style:list-style-name="L22">
      <style:text-properties officeooo:rsid="0101f1a0" officeooo:paragraph-rsid="0101f1a0"/>
    </style:style>
    <style:style style:name="P174" style:family="paragraph" style:parent-style-name="Text_20_body" style:list-style-name="L22">
      <style:text-properties officeooo:rsid="010232a0" officeooo:paragraph-rsid="010232a0"/>
    </style:style>
    <style:style style:name="P175" style:family="paragraph" style:parent-style-name="Text_20_body" style:list-style-name="L23">
      <style:text-properties officeooo:rsid="00c7799c" officeooo:paragraph-rsid="00c7799c"/>
    </style:style>
    <style:style style:name="P176" style:family="paragraph" style:parent-style-name="Text_20_body" style:list-style-name="L27">
      <style:text-properties officeooo:rsid="00c7799c" officeooo:paragraph-rsid="00c7799c"/>
    </style:style>
    <style:style style:name="P177" style:family="paragraph" style:parent-style-name="Text_20_body" style:list-style-name="L23">
      <style:text-properties officeooo:rsid="00b1af60" officeooo:paragraph-rsid="00b1af60"/>
    </style:style>
    <style:style style:name="P178" style:family="paragraph" style:parent-style-name="Text_20_body" style:list-style-name="L23">
      <style:text-properties officeooo:rsid="00b2a412" officeooo:paragraph-rsid="00b2a412"/>
    </style:style>
    <style:style style:name="P179" style:family="paragraph" style:parent-style-name="Text_20_body" style:list-style-name="L24">
      <style:text-properties officeooo:rsid="00b828f9" officeooo:paragraph-rsid="00b828f9"/>
    </style:style>
    <style:style style:name="P180" style:family="paragraph" style:parent-style-name="Text_20_body" style:list-style-name="L25">
      <style:text-properties officeooo:rsid="00bbb647" officeooo:paragraph-rsid="00bbb647"/>
    </style:style>
    <style:style style:name="P181" style:family="paragraph" style:parent-style-name="Text_20_body" style:list-style-name="L26">
      <style:text-properties officeooo:rsid="00bbb647" officeooo:paragraph-rsid="00bbb647"/>
    </style:style>
    <style:style style:name="P182" style:family="paragraph" style:parent-style-name="Text_20_body" style:list-style-name="L26">
      <style:text-properties officeooo:rsid="00bc00ec" officeooo:paragraph-rsid="00bc00ec"/>
    </style:style>
    <style:style style:name="P183" style:family="paragraph" style:parent-style-name="Text_20_body" style:list-style-name="L27">
      <style:text-properties officeooo:rsid="00c6e164" officeooo:paragraph-rsid="00c6e164"/>
    </style:style>
    <style:style style:name="P184" style:family="paragraph" style:parent-style-name="Text_20_body" style:list-style-name="L28">
      <style:text-properties officeooo:rsid="01088749" officeooo:paragraph-rsid="01088749"/>
    </style:style>
    <style:style style:name="P185" style:family="paragraph" style:parent-style-name="Text_20_body" style:list-style-name="L29">
      <style:text-properties officeooo:rsid="00d462e8" officeooo:paragraph-rsid="00d462e8"/>
    </style:style>
    <style:style style:name="P186" style:family="paragraph" style:parent-style-name="Text_20_body" style:list-style-name="L29">
      <style:text-properties officeooo:rsid="00d5b730" officeooo:paragraph-rsid="00d5b730"/>
    </style:style>
    <style:style style:name="P187" style:family="paragraph" style:parent-style-name="Text_20_body" style:list-style-name="L30">
      <style:text-properties officeooo:rsid="00d5b730" officeooo:paragraph-rsid="00d5b730"/>
    </style:style>
    <style:style style:name="P188" style:family="paragraph" style:parent-style-name="Text_20_body" style:list-style-name="L29">
      <style:text-properties officeooo:rsid="00e387aa" officeooo:paragraph-rsid="00e387aa"/>
    </style:style>
    <style:style style:name="P189" style:family="paragraph" style:parent-style-name="Text_20_body" style:list-style-name="L31">
      <style:text-properties officeooo:rsid="00da705e" officeooo:paragraph-rsid="00da705e"/>
    </style:style>
    <style:style style:name="P190" style:family="paragraph" style:parent-style-name="Text_20_body" style:list-style-name="L32">
      <style:text-properties officeooo:rsid="00f82136" officeooo:paragraph-rsid="00f82136"/>
    </style:style>
    <style:style style:name="P191" style:family="paragraph" style:parent-style-name="Text_20_body" style:list-style-name="L33">
      <style:text-properties officeooo:rsid="00c88454" officeooo:paragraph-rsid="00c88454"/>
    </style:style>
    <style:style style:name="P192" style:family="paragraph" style:parent-style-name="Text_20_body" style:list-style-name="L33">
      <style:text-properties officeooo:rsid="00cb4ebd" officeooo:paragraph-rsid="00cb4ebd"/>
    </style:style>
    <style:style style:name="P193" style:family="paragraph" style:parent-style-name="Text_20_body" style:list-style-name="L34">
      <style:text-properties style:use-window-font-color="true" officeooo:rsid="00cd605d" officeooo:paragraph-rsid="00cd605d"/>
    </style:style>
    <style:style style:name="P194" style:family="paragraph" style:parent-style-name="Text_20_body" style:list-style-name="L34">
      <style:text-properties style:use-window-font-color="true" officeooo:rsid="00cf45ca" officeooo:paragraph-rsid="00cf45ca"/>
    </style:style>
    <style:style style:name="P195" style:family="paragraph" style:parent-style-name="Text_20_body" style:list-style-name="L35">
      <style:text-properties officeooo:rsid="00ddd37b" officeooo:paragraph-rsid="00ddd37b"/>
    </style:style>
    <style:style style:name="P196" style:family="paragraph" style:parent-style-name="Text_20_body" style:list-style-name="L35">
      <style:text-properties officeooo:rsid="00f51008" officeooo:paragraph-rsid="00f51008"/>
    </style:style>
    <style:style style:name="P197" style:family="paragraph" style:parent-style-name="Text_20_body" style:list-style-name="L36">
      <style:text-properties officeooo:rsid="00e52fcd" officeooo:paragraph-rsid="00e52fcd"/>
    </style:style>
    <style:style style:name="P198" style:family="paragraph" style:parent-style-name="Text_20_body" style:list-style-name="L37">
      <style:text-properties officeooo:rsid="00e79515" officeooo:paragraph-rsid="00e79515"/>
    </style:style>
    <style:style style:name="P199" style:family="paragraph" style:parent-style-name="Text_20_body" style:list-style-name="L37">
      <style:text-properties officeooo:rsid="0112f7d8" officeooo:paragraph-rsid="0112f7d8"/>
    </style:style>
    <style:style style:name="P200" style:family="paragraph" style:parent-style-name="Text_20_body" style:list-style-name="L38">
      <style:text-properties officeooo:rsid="00f1d944" officeooo:paragraph-rsid="00f1d944"/>
    </style:style>
    <style:style style:name="P201" style:family="paragraph" style:parent-style-name="Text_20_body" style:list-style-name="L39">
      <style:text-properties officeooo:rsid="010e56d3" officeooo:paragraph-rsid="010e56d3"/>
    </style:style>
    <style:style style:name="P202" style:family="paragraph" style:parent-style-name="Text_20_body" style:list-style-name="L39">
      <style:text-properties officeooo:rsid="010f8d9b" officeooo:paragraph-rsid="01106926"/>
    </style:style>
    <style:style style:name="P203" style:family="paragraph" style:parent-style-name="Text_20_body" style:list-style-name="L39">
      <style:text-properties officeooo:rsid="01106926" officeooo:paragraph-rsid="01106926"/>
    </style:style>
    <style:style style:name="P204" style:family="paragraph" style:parent-style-name="Text_20_body" style:list-style-name="L40">
      <style:text-properties officeooo:rsid="011254c0" officeooo:paragraph-rsid="011254c0"/>
    </style:style>
    <style:style style:name="P205" style:family="paragraph" style:parent-style-name="Text_20_body">
      <style:text-properties officeooo:rsid="0115928b" officeooo:paragraph-rsid="0115928b"/>
    </style:style>
    <style:style style:name="P206" style:family="paragraph" style:parent-style-name="Heading_20_1">
      <style:text-properties officeooo:rsid="00a2d7af" officeooo:paragraph-rsid="00a2d7af"/>
    </style:style>
    <style:style style:name="P207" style:family="paragraph" style:parent-style-name="Heading_20_1">
      <style:text-properties officeooo:rsid="00dda41b" officeooo:paragraph-rsid="008a937f"/>
    </style:style>
    <style:style style:name="P208" style:family="paragraph" style:parent-style-name="Heading_20_1">
      <style:text-properties officeooo:rsid="00c56f60" officeooo:paragraph-rsid="00c56f60"/>
    </style:style>
    <style:style style:name="P209" style:family="paragraph" style:parent-style-name="Heading_20_2">
      <style:text-properties officeooo:rsid="00845f41" officeooo:paragraph-rsid="00845f41"/>
    </style:style>
    <style:style style:name="P210" style:family="paragraph" style:parent-style-name="Heading_20_2">
      <style:text-properties officeooo:rsid="0085bec7" officeooo:paragraph-rsid="0085bec7"/>
    </style:style>
    <style:style style:name="P211" style:family="paragraph" style:parent-style-name="Heading_20_2">
      <style:text-properties officeooo:rsid="00e870fb" officeooo:paragraph-rsid="00e870fb"/>
    </style:style>
    <style:style style:name="P212" style:family="paragraph" style:parent-style-name="Heading_20_2">
      <style:paragraph-properties fo:break-before="page"/>
      <style:text-properties officeooo:rsid="00845f41" officeooo:paragraph-rsid="00845f41"/>
    </style:style>
    <style:style style:name="P213" style:family="paragraph" style:parent-style-name="Heading_20_3">
      <style:text-properties officeooo:rsid="005282f2" officeooo:paragraph-rsid="005282f2"/>
    </style:style>
    <style:style style:name="P214" style:family="paragraph" style:parent-style-name="Heading_20_3">
      <style:text-properties officeooo:rsid="00f51008" officeooo:paragraph-rsid="00f51008"/>
    </style:style>
    <style:style style:name="P215" style:family="paragraph" style:parent-style-name="Heading_20_3">
      <style:text-properties officeooo:rsid="0103e513" officeooo:paragraph-rsid="0103e513"/>
    </style:style>
    <style:style style:name="P216" style:family="paragraph">
      <style:paragraph-properties fo:margin-left="0cm" fo:margin-right="0cm" fo:margin-top="0cm" fo:margin-bottom="0cm" fo:line-height="100%" fo:text-align="center" fo:text-indent="0cm"/>
    </style:style>
    <style:style style:name="P217"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bold" style:letter-kerning="true" style:font-name-asian="Microsoft YaHei" style:font-size-asian="6pt" style:font-style-asian="normal" style:font-weight-asian="bold" style:font-name-complex="Mangal" style:font-size-complex="6pt" style:font-style-complex="normal" style:font-weight-complex="bold" style:text-emphasize="none" style:font-relief="none" style:text-overline-style="none" style:text-overline-color="font-color"/>
    </style:style>
    <style:style style:name="P219" style:family="paragraph">
      <style:paragraph-properties fo:margin-left="0cm" fo:margin-right="0cm" fo:margin-top="0cm" fo:margin-bottom="0cm" fo:line-height="100%" fo:text-align="start" fo:text-indent="0cm"/>
    </style:style>
    <style:style style:name="P22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3" style:family="paragraph">
      <style:paragraph-properties fo:margin-left="0cm" fo:margin-right="0cm" fo:margin-top="0cm" fo:margin-bottom="0cm" fo:line-height="100%" fo:text-indent="0cm"/>
    </style:style>
    <style:style style:name="P2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22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4216"/>
    </style:style>
    <style:style style:name="T2" style:family="text">
      <style:text-properties officeooo:rsid="0062499e"/>
    </style:style>
    <style:style style:name="T3" style:family="text">
      <style:text-properties officeooo:rsid="00621a88"/>
    </style:style>
    <style:style style:name="T4" style:family="text">
      <style:text-properties style:font-name="Liberation Sans3" officeooo:rsid="00621a88"/>
    </style:style>
    <style:style style:name="T5" style:family="text">
      <style:text-properties style:font-name="Liberation Sans1" officeooo:rsid="00621a88"/>
    </style:style>
    <style:style style:name="T6" style:family="text">
      <style:text-properties officeooo:rsid="00810f1d"/>
    </style:style>
    <style:style style:name="T7" style:family="text">
      <style:text-properties officeooo:rsid="0088be4b"/>
    </style:style>
    <style:style style:name="T8" style:family="text">
      <style:text-properties officeooo:rsid="008b775b"/>
    </style:style>
    <style:style style:name="T9" style:family="text">
      <style:text-properties officeooo:rsid="008d676a"/>
    </style:style>
    <style:style style:name="T10" style:family="text">
      <style:text-properties officeooo:rsid="00940bf9"/>
    </style:style>
    <style:style style:name="T11" style:family="text">
      <style:text-properties officeooo:rsid="00959c09"/>
    </style:style>
    <style:style style:name="T12" style:family="text">
      <style:text-properties officeooo:rsid="009cd13b"/>
    </style:style>
    <style:style style:name="T13" style:family="text">
      <style:text-properties officeooo:rsid="009e8a27"/>
    </style:style>
    <style:style style:name="T14" style:family="text">
      <style:text-properties officeooo:rsid="00a0e650"/>
    </style:style>
    <style:style style:name="T15" style:family="text">
      <style:text-properties fo:font-weight="bold" style:font-weight-asian="bold" style:font-weight-complex="bold"/>
    </style:style>
    <style:style style:name="T16" style:family="text">
      <style:text-properties fo:font-weight="bold" officeooo:rsid="00b829bf" style:font-weight-asian="bold" style:font-weight-complex="bold"/>
    </style:style>
    <style:style style:name="T17" style:family="text">
      <style:text-properties officeooo:rsid="00a3ff2a"/>
    </style:style>
    <style:style style:name="T18" style:family="text">
      <style:text-properties officeooo:rsid="00a66d87"/>
    </style:style>
    <style:style style:name="T19" style:family="text">
      <style:text-properties officeooo:rsid="00a75db4"/>
    </style:style>
    <style:style style:name="T20" style:family="text">
      <style:text-properties officeooo:rsid="00a7c3d5"/>
    </style:style>
    <style:style style:name="T21" style:family="text">
      <style:text-properties officeooo:rsid="00ae1df4"/>
    </style:style>
    <style:style style:name="T22" style:family="text">
      <style:text-properties officeooo:rsid="00b2a412"/>
    </style:style>
    <style:style style:name="T23" style:family="text">
      <style:text-properties officeooo:rsid="00b2b82a"/>
    </style:style>
    <style:style style:name="T24" style:family="text">
      <style:text-properties officeooo:rsid="00b776b0"/>
    </style:style>
    <style:style style:name="T25" style:family="text">
      <style:text-properties officeooo:rsid="00b828f9"/>
    </style:style>
    <style:style style:name="T26" style:family="text">
      <style:text-properties officeooo:rsid="00b829bf"/>
    </style:style>
    <style:style style:name="T27" style:family="text">
      <style:text-properties officeooo:rsid="00bc00ec"/>
    </style:style>
    <style:style style:name="T28" style:family="text">
      <style:text-properties officeooo:rsid="00becf9e"/>
    </style:style>
    <style:style style:name="T29" style:family="text">
      <style:text-properties officeooo:rsid="00bed144"/>
    </style:style>
    <style:style style:name="T30" style:family="text">
      <style:text-properties officeooo:rsid="00c09190"/>
    </style:style>
    <style:style style:name="T31" style:family="text">
      <style:text-properties officeooo:rsid="00c0e610"/>
    </style:style>
    <style:style style:name="T32" style:family="text">
      <style:text-properties officeooo:rsid="00c19339"/>
    </style:style>
    <style:style style:name="T33" style:family="text">
      <style:text-properties fo:color="#000080" officeooo:rsid="00940bf9"/>
    </style:style>
    <style:style style:name="T34" style:family="text">
      <style:text-properties officeooo:rsid="00c201aa"/>
    </style:style>
    <style:style style:name="T35" style:family="text">
      <style:text-properties officeooo:rsid="00c3c65b"/>
    </style:style>
    <style:style style:name="T36" style:family="text">
      <style:text-properties fo:font-weight="normal" officeooo:rsid="00c3c65b" style:font-weight-asian="normal" style:font-weight-complex="normal"/>
    </style:style>
    <style:style style:name="T37" style:family="text">
      <style:text-properties officeooo:rsid="00c42937"/>
    </style:style>
    <style:style style:name="T38" style:family="text">
      <style:text-properties officeooo:rsid="00c454f4"/>
    </style:style>
    <style:style style:name="T39" style:family="text">
      <style:text-properties officeooo:rsid="00c56f60"/>
    </style:style>
    <style:style style:name="T40" style:family="text">
      <style:text-properties officeooo:rsid="00cb4ebd"/>
    </style:style>
    <style:style style:name="T41" style:family="text">
      <style:text-properties officeooo:rsid="00cbe2f4"/>
    </style:style>
    <style:style style:name="T42" style:family="text">
      <style:text-properties officeooo:rsid="00d1e492"/>
    </style:style>
    <style:style style:name="T43" style:family="text">
      <style:text-properties officeooo:rsid="00d67a80"/>
    </style:style>
    <style:style style:name="T44" style:family="text">
      <style:text-properties officeooo:rsid="00d85428"/>
    </style:style>
    <style:style style:name="T45" style:family="text">
      <style:text-properties officeooo:rsid="00d9d603"/>
    </style:style>
    <style:style style:name="T46" style:family="text">
      <style:text-properties officeooo:rsid="00dda41b"/>
    </style:style>
    <style:style style:name="T47" style:family="text">
      <style:text-properties officeooo:rsid="00e387aa"/>
    </style:style>
    <style:style style:name="T48" style:family="text">
      <style:text-properties officeooo:rsid="00e3f479"/>
    </style:style>
    <style:style style:name="T49" style:family="text">
      <style:text-properties officeooo:rsid="00e52fcd"/>
    </style:style>
    <style:style style:name="T50" style:family="text">
      <style:text-properties officeooo:rsid="00e9f1a3"/>
    </style:style>
    <style:style style:name="T51" style:family="text">
      <style:text-properties officeooo:rsid="00ece6c8"/>
    </style:style>
    <style:style style:name="T52" style:family="text">
      <style:text-properties officeooo:rsid="00eed2c2"/>
    </style:style>
    <style:style style:name="T53" style:family="text">
      <style:text-properties officeooo:rsid="00f036dd"/>
    </style:style>
    <style:style style:name="T54" style:family="text">
      <style:text-properties officeooo:rsid="00f1d944"/>
    </style:style>
    <style:style style:name="T55" style:family="text">
      <style:text-properties officeooo:rsid="00f2edb9"/>
    </style:style>
    <style:style style:name="T56" style:family="text">
      <style:text-properties officeooo:rsid="00f3d39e"/>
    </style:style>
    <style:style style:name="T57" style:family="text">
      <style:text-properties officeooo:rsid="00f51008"/>
    </style:style>
    <style:style style:name="T58" style:family="text">
      <style:text-properties officeooo:rsid="00f82136"/>
    </style:style>
    <style:style style:name="T59" style:family="text">
      <style:text-properties officeooo:rsid="00f93493"/>
    </style:style>
    <style:style style:name="T60" style:family="text">
      <style:text-properties officeooo:rsid="00f98f95"/>
    </style:style>
    <style:style style:name="T61" style:family="text">
      <style:text-properties officeooo:rsid="010102f9"/>
    </style:style>
    <style:style style:name="T62" style:family="text">
      <style:text-properties officeooo:rsid="0101f1a0"/>
    </style:style>
    <style:style style:name="T63" style:family="text">
      <style:text-properties officeooo:rsid="010232a0"/>
    </style:style>
    <style:style style:name="T64" style:family="text">
      <style:text-properties officeooo:rsid="0103e513"/>
    </style:style>
    <style:style style:name="T65" style:family="text">
      <style:text-properties officeooo:rsid="01078b50"/>
    </style:style>
    <style:style style:name="T66" style:family="text">
      <style:text-properties officeooo:rsid="010a642e"/>
    </style:style>
    <style:style style:name="T67" style:family="text">
      <style:text-properties fo:font-style="italic" style:font-style-asian="italic" style:font-style-complex="italic"/>
    </style:style>
    <style:style style:name="T68" style:family="text">
      <style:text-properties officeooo:rsid="01106926"/>
    </style:style>
    <style:style style:name="T69" style:family="text">
      <style:text-properties officeooo:rsid="0112f7d8"/>
    </style:style>
    <style:style style:name="T70" style:family="text">
      <style:text-properties officeooo:rsid="0113d32b"/>
    </style:style>
    <style:style style:name="T71" style:family="text">
      <style:text-properties officeooo:rsid="0113fd88"/>
    </style:style>
    <style:style style:name="T72" style:family="text">
      <style:text-properties officeooo:rsid="0115138c"/>
    </style:style>
    <style:style style:name="T73" style:family="text">
      <style:text-properties fo:font-variant="normal" fo:text-transform="none" style:use-window-font-color="true" style:text-outline="false" style:text-line-through-style="none" style:text-line-through-type="none" style:font-name="Liberation Sans2"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bold" style:letter-kerning="true" style:font-name-asian="Microsoft YaHei" style:font-size-asian="6pt" style:font-style-asian="normal" style:font-weight-asian="bold" style:font-name-complex="Mangal" style:font-size-complex="6pt" style:font-style-complex="normal" style:font-weight-complex="bold"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4cm" fo:margin-bottom="0.4cm" style:run-through="foreground" style:wrap="none" style:vertical-pos="from-top" style:vertical-rel="paragraph" style:horizontal-pos="center" style:horizontal-rel="paragraph" draw:wrap-influence-on-position="once-concurrent" style:flow-with-text="true"/>
    </style:style>
    <style:style style:name="gr2" style:family="graphic">
      <style:graphic-properties svg:stroke-color="#000000" draw:fill="solid" draw:fill-color="#b2b2b2" draw:textarea-horizontal-align="left" draw:textarea-vertical-align="top" draw:auto-grow-height="false" fo:min-height="5.35cm" fo:min-width="12.499cm" fo:padding-top="0.125cm" fo:padding-bottom="0.125cm" fo:padding-left="0.25cm" fo:padding-right="0.25cm" draw:shadow="hidden" draw:shadow-offset-x="0.199cm" draw:shadow-offset-y="0.199cm" draw:shadow-color="#808080" style:run-through="foreground"/>
    </style:style>
    <style:style style:name="gr3" style:family="graphic">
      <style:graphic-properties svg:stroke-color="#000000" draw:fill="solid" draw:fill-color="#b2b2b2" draw:textarea-horizontal-align="left" draw:textarea-vertical-align="top" draw:auto-grow-height="false" fo:min-height="4.851cm" fo:min-width="12.499cm" fo:padding-top="0.125cm" fo:padding-bottom="0.125cm" fo:padding-left="0.25cm" fo:padding-right="0.25cm" draw:shadow="hidden" draw:shadow-offset-x="0.199cm" draw:shadow-offset-y="0.199cm" draw:shadow-color="#808080" style:run-through="foreground"/>
    </style:style>
    <style:style style:name="gr4" style:family="graphic">
      <style:graphic-properties svg:stroke-color="#000000" draw:fill="solid" draw:fill-color="#b2b2b2" draw:textarea-horizontal-align="left" draw:textarea-vertical-align="top" draw:auto-grow-height="false" fo:min-height="5.249cm" fo:min-width="12.499cm" fo:padding-top="0.125cm" fo:padding-bottom="0.125cm" fo:padding-left="0.25cm" fo:padding-right="0.25cm" draw:shadow="hidden" draw:shadow-offset-x="0.199cm" draw:shadow-offset-y="0.199cm" draw:shadow-color="#808080" style:run-through="foreground"/>
    </style:style>
    <style:style style:name="gr5" style:family="graphic">
      <style:graphic-properties svg:stroke-color="#000000" draw:fill="solid" draw:fill-color="#b2b2b2" draw:textarea-horizontal-align="left" draw:textarea-vertical-align="top" draw:auto-grow-height="false" fo:min-height="2.148cm" fo:min-width="12.499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style>
    <style:style style:name="gr7" style:family="graphic">
      <style:graphic-properties svg:stroke-color="#000000" draw:fill="solid" draw:fill-color="#ffffff" draw:textarea-horizontal-align="left" draw:textarea-vertical-align="top" draw:auto-grow-height="false" fo:min-height="0.123cm" fo:min-width="1.15cm" fo:padding-top="0.125cm" fo:padding-bottom="0.125cm" fo:padding-left="0.101cm" fo:padding-right="0.25cm" draw:shadow="hidden" draw:shadow-offset-x="0.199cm" draw:shadow-offset-y="0.199cm" draw:shadow-color="#808080" style:run-through="foreground"/>
    </style:style>
    <style:style style:name="gr8" style:family="graphic">
      <style:graphic-properties svg:stroke-color="#000000" draw:fill="solid" draw:fill-color="#ffffff" draw:textarea-horizontal-align="left" draw:textarea-vertical-align="top" draw:auto-grow-height="false" fo:min-height="0.875cm" fo:min-width="1.15cm" fo:padding-top="0.125cm" fo:padding-bottom="0.125cm" fo:padding-left="0.101cm" fo:padding-right="0.25cm" draw:shadow="hidden" draw:shadow-offset-x="0.199cm" draw:shadow-offset-y="0.199cm" draw:shadow-color="#808080" style:run-through="foreground"/>
    </style:style>
    <style:style style:name="gr9" style:family="graphic">
      <style:graphic-properties svg:stroke-color="#000000" draw:fill="solid" draw:fill-color="#ffffff" draw:textarea-horizontal-align="left" draw:textarea-vertical-align="top" draw:auto-grow-height="false" fo:min-height="0.123cm" fo:min-width="1.148cm" fo:padding-top="0.125cm" fo:padding-bottom="0.125cm" fo:padding-left="0.101cm" fo:padding-right="0.25cm" draw:shadow="hidden" draw:shadow-offset-x="0.199cm" draw:shadow-offset-y="0.199cm" draw:shadow-color="#808080" style:run-through="foreground"/>
    </style:style>
    <style:style style:name="gr10" style:family="graphic">
      <style:graphic-properties svg:stroke-color="#000000" draw:fill="solid" draw:fill-color="#ffffff" draw:textarea-horizontal-align="left" draw:textarea-vertical-align="top" draw:auto-grow-height="false" fo:min-height="0.875cm" fo:min-width="1.148cm" fo:padding-top="0.125cm" fo:padding-bottom="0.125cm" fo:padding-left="0.101cm" fo:padding-right="0.25cm" draw:shadow="hidden" draw:shadow-offset-x="0.199cm" draw:shadow-offset-y="0.199cm" draw:shadow-color="#808080" style:run-through="foreground"/>
    </style:style>
    <style:style style:name="gr11" style:family="graphic">
      <style:graphic-properties svg:stroke-color="#000000"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color="#000000"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color="#000000" draw:fill="none" draw:fill-color="#ffffff" draw:textarea-horizontal-align="justify" fo:min-height="0.247cm" fo:padding-top="0.125cm" fo:padding-bottom="0.125cm" fo:padding-left="0.25cm" fo:padding-right="0.25cm" draw:shadow="hidden" draw:shadow-offset-x="0.199cm" draw:shadow-offset-y="0.199cm" draw:shadow-color="#808080" style:run-through="foreground"/>
    </style:style>
    <style:style style:name="gr14" style:family="graphic">
      <style:graphic-properties svg:stroke-color="#000000"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svg:stroke-color="#000000" draw:fill="solid" draw:fill-color="#ffffff" draw:textarea-horizontal-align="left" draw:textarea-vertical-align="top" draw:auto-grow-height="false" fo:min-height="0.125cm" fo:min-width="1.148cm" fo:padding-top="0.125cm" fo:padding-bottom="0.125cm" fo:padding-left="0.101cm" fo:padding-right="0.25cm" draw:shadow="hidden" draw:shadow-offset-x="0.199cm" draw:shadow-offset-y="0.199cm" draw:shadow-color="#808080" style:run-through="foreground"/>
    </style:style>
    <style:style style:name="gr16" style:family="graphic">
      <style:graphic-properties svg:stroke-color="#000000" draw:fill="solid" draw:fill-color="#ffffff" draw:textarea-horizontal-align="left" draw:textarea-vertical-align="top" draw:auto-grow-height="false" fo:min-height="0.125cm" fo:min-width="1.15cm" fo:padding-top="0.125cm" fo:padding-bottom="0.125cm" fo:padding-left="0.101cm" fo:padding-right="0.25cm" draw:shadow="hidden" draw:shadow-offset-x="0.199cm" draw:shadow-offset-y="0.199cm" draw:shadow-color="#808080" style:run-through="foreground"/>
    </style:style>
    <style:style style:name="gr17" style:family="graphic">
      <style:graphic-properties svg:stroke-color="#000000" draw:marker-end="Symmetric_20_Arrow"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svg:stroke-color="#000000" draw:marker-end="Symmetric_20_Arrow"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svg:stroke-color="#000000" draw:fill="solid" draw:fill-color="#ffffff" draw:textarea-horizontal-align="left" draw:textarea-vertical-align="top" draw:auto-grow-height="false" fo:min-height="0.873cm" fo:min-width="1.15cm" fo:padding-top="0.125cm" fo:padding-bottom="0.125cm" fo:padding-left="0.101cm" fo:padding-right="0.25cm" draw:shadow="hidden" draw:shadow-offset-x="0.199cm" draw:shadow-offset-y="0.199cm" draw:shadow-color="#808080" style:run-through="foreground"/>
    </style:style>
    <style:style style:name="gr20" style:family="graphic">
      <style:graphic-properties svg:stroke-color="#000000" draw:fill="solid" draw:fill-color="#ffffff" draw:textarea-horizontal-align="left" draw:textarea-vertical-align="top" draw:auto-grow-height="false" fo:min-height="0.873cm" fo:min-width="1.148cm" fo:padding-top="0.125cm" fo:padding-bottom="0.125cm" fo:padding-left="0.101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_Toc143_2075475434"/><text:bookmark-end text:name="__RefHeading___Toc143_2075475434"/></text:p>
      <text:p text:style-name="P120"><text:bookmark-start text:name="__RefHeading___Toc145_2075475434"/><text:span text:style-name="T2">System-</text:span>Modellierung<text:bookmark-end text:name="__RefHeading___Toc145_2075475434"/></text:p>
      <text:p text:style-name="Text_20_body"/>
      <text:p text:style-name="Text_20_body"/>
      <text:p text:style-name="Text_20_body"/>
      <text:p text:style-name="Text_20_body"/>
      <text:p text:style-name="Text_20_body"/>
      <text:p text:style-name="P11"><text:bookmark-start text:name="__RefHeading___Toc147_2075475434"/><text:bookmark-end text:name="__RefHeading___Toc147_2075475434"/></text:p>
      <text:p text:style-name="P99">Panaframe</text:p>
      <text:p text:style-name="P99">Anforderungen</text:p>
      <text:p text:style-name="P14"/>
      <text:p text:style-name="P15">Objekte</text:p>
      <text:p text:style-name="P15">Beziehungen</text:p>
      <text:p text:style-name="P15">Vorgänge</text:p>
      <text:p text:style-name="P15"/>
      <text:p text:style-name="P13">Stand ab <text:span text:style-name="T71">Jan</text:span> 1<text:span text:style-name="T71">9</text:span></text:p>
      <text:p text:style-name="P13"/>
      <text:p text:style-name="Text_20_body"/>
      <text:p text:style-name="Text_20_body"/>
      <text:p text:style-name="Text_20_body"/>
      <text:p text:style-name="Text_20_body"/>
      <text:p text:style-name="P19"><text:span text:style-name="T4">©</text:span><text:span text:style-name="T5"> </text:span><text:span text:style-name="T3">Karlheinz Lederer</text:span></text:p>
      <text:p text:style-name="P18">Regensburger Steig 2a</text:p>
      <text:p text:style-name="P18">93161 Sinzing</text:p>
      <text:p text:style-name="P18"><text:a xlink:type="simple" xlink:href="mailto:karrlheinz.lederer@web.de" text:style-name="Internet_20_link" text:visited-style-name="Visited_20_Internet_20_Link">karlheinz.lederer@web.de</text:a></text:p>
      <text:p text:style-name="P18">09404-961820</text:p>
      <text:p text:style-name="P98"/>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1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7"><text:a xlink:type="simple" xlink:href="#__RefHeading___Toc6341_2219881401" text:style-name="Index_20_Link" text:visited-style-name="Index_20_Link">1 <text:tab/>Übersicht<text:tab/>3</text:a></text:p>
          <text:p text:style-name="P127"><text:a xlink:type="simple" xlink:href="#__RefHeading___Toc6343_2219881401" text:style-name="Index_20_Link" text:visited-style-name="Index_20_Link">2 <text:tab/>Vorlagenbereich<text:tab/>5</text:a></text:p>
          <text:p text:style-name="P126"><text:a xlink:type="simple" xlink:href="#__RefHeading___Toc907_2219881401" text:style-name="Index_20_Link" text:visited-style-name="Index_20_Link">2.1 <text:tab/>Objektvorlagen<text:tab/>5</text:a></text:p>
          <text:p text:style-name="P128"><text:a xlink:type="simple" xlink:href="#__RefHeading___Toc151_2075475434" text:style-name="Index_20_Link" text:visited-style-name="Index_20_Link">2.1.1 <text:tab/>Objektklassen<text:tab/>6</text:a></text:p>
          <text:p text:style-name="P128"><text:a xlink:type="simple" xlink:href="#__RefHeading___Toc1952_2259611408" text:style-name="Index_20_Link" text:visited-style-name="Index_20_Link">2.1.2 <text:tab/>Objektkategorien<text:tab/>7</text:a></text:p>
          <text:p text:style-name="P128"><text:a xlink:type="simple" xlink:href="#__RefHeading___Toc16366_279046289" text:style-name="Index_20_Link" text:visited-style-name="Index_20_Link">2.1.3 <text:tab/>Organisationen<text:tab/>8</text:a></text:p>
          <text:p text:style-name="P128"><text:a xlink:type="simple" xlink:href="#__RefHeading___Toc16368_279046289" text:style-name="Index_20_Link" text:visited-style-name="Index_20_Link">2.1.4 <text:tab/>Personen<text:tab/>9</text:a></text:p>
          <text:p text:style-name="P128"><text:a xlink:type="simple" xlink:href="#__RefHeading___Toc16370_279046289" text:style-name="Index_20_Link" text:visited-style-name="Index_20_Link">2.1.5 <text:tab/>Technische Teile und Geräte<text:tab/>9</text:a></text:p>
          <text:p text:style-name="P128"><text:a xlink:type="simple" xlink:href="#__RefHeading___Toc16584_279046289" text:style-name="Index_20_Link" text:visited-style-name="Index_20_Link">2.1.6 <text:tab/>Weitere Objektkategorien<text:tab/>10</text:a></text:p>
          <text:p text:style-name="P126"><text:a xlink:type="simple" xlink:href="#__RefHeading___Toc915_2219881401" text:style-name="Index_20_Link" text:visited-style-name="Index_20_Link">2.2 <text:tab/>Merkmalsschnittstellen<text:tab/>12</text:a></text:p>
          <text:p text:style-name="P128"><text:a xlink:type="simple" xlink:href="#__RefHeading___Toc2077_3725883040" text:style-name="Index_20_Link" text:visited-style-name="Index_20_Link">2.2.1 <text:tab/>Basismerkmale<text:tab/>13</text:a></text:p>
          <text:p text:style-name="P128"><text:a xlink:type="simple" xlink:href="#__RefHeading___Toc2079_3725883040" text:style-name="Index_20_Link" text:visited-style-name="Index_20_Link">2.2.2 <text:tab/>Attributschnittstellen<text:tab/>13</text:a></text:p>
          <text:p text:style-name="P128"><text:a xlink:type="simple" xlink:href="#__RefHeading___Toc2081_3725883040" text:style-name="Index_20_Link" text:visited-style-name="Index_20_Link">2.2.3 <text:tab/>Beziehungsschnittstellen<text:tab/>13</text:a></text:p>
          <text:p text:style-name="P128"><text:a xlink:type="simple" xlink:href="#__RefHeading___Toc2083_3725883040" text:style-name="Index_20_Link" text:visited-style-name="Index_20_Link">2.2.4 <text:tab/>Übertragungsschnittstellen<text:tab/>15</text:a></text:p>
          <text:p text:style-name="P126"><text:a xlink:type="simple" xlink:href="#__RefHeading___Toc921_2219881401" text:style-name="Index_20_Link" text:visited-style-name="Index_20_Link">2.3 <text:tab/>Beziehungsvorlagen<text:tab/>15</text:a></text:p>
          <text:p text:style-name="P126"><text:a xlink:type="simple" xlink:href="#__RefHeading___Toc923_2219881401" text:style-name="Index_20_Link" text:visited-style-name="Index_20_Link">2.4 <text:tab/>Vorgangsvorlagen<text:tab/>16</text:a></text:p>
          <text:p text:style-name="P127"><text:a xlink:type="simple" xlink:href="#__RefHeading___Toc1001_2219881401" text:style-name="Index_20_Link" text:visited-style-name="Index_20_Link">3 <text:tab/>Globaler Modellbereich<text:tab/>18</text:a></text:p>
          <text:p text:style-name="P127"><text:a xlink:type="simple" xlink:href="#__RefHeading___Toc16580_279046289" text:style-name="Index_20_Link" text:visited-style-name="Index_20_Link">4 <text:tab/>Lokaler Modellbereich<text:tab/>19</text:a></text:p>
          <text:p text:style-name="P127"><text:a xlink:type="simple" xlink:href="#__RefHeading___Toc3496_2259611408" text:style-name="Index_20_Link" text:visited-style-name="Index_20_Link">5 <text:tab/>Modellentwicklung<text:tab/>20</text:a></text:p>
          <text:p text:style-name="P126"><text:a xlink:type="simple" xlink:href="#__RefHeading___Toc3498_2259611408" text:style-name="Index_20_Link" text:visited-style-name="Index_20_Link">5.1 <text:tab/>Erfassung von Komponenten<text:tab/>20</text:a></text:p>
          <text:p text:style-name="P126"><text:a xlink:type="simple" xlink:href="#__RefHeading___Toc3500_2259611408" text:style-name="Index_20_Link" text:visited-style-name="Index_20_Link">5.2 <text:tab/>Erfassung von Vorgängen<text:tab/>20</text:a></text:p>
          <text:p text:style-name="P126"><text:a xlink:type="simple" xlink:href="#__RefHeading___Toc3502_2259611408" text:style-name="Index_20_Link" text:visited-style-name="Index_20_Link">5.3 <text:tab/>Darstellung im Browser<text:tab/>20</text:a></text:p>
          <text:p text:style-name="P126"><text:a xlink:type="simple" xlink:href="#__RefHeading___Toc3504_2259611408" text:style-name="Index_20_Link" text:visited-style-name="Index_20_Link">5.4 <text:tab/>Datenmodelle<text:tab/>21</text:a></text:p>
          <text:p text:style-name="P127"><text:a xlink:type="simple" xlink:href="#__RefHeading___Toc1960_2259611408" text:style-name="Index_20_Link" text:visited-style-name="Index_20_Link">6 <text:tab/>Glossar<text:tab/>23</text:a></text:p>
        </text:index-body>
      </text:table-of-content>
      <text:p text:style-name="Text_20_body"/>
      <text:h text:style-name="P206" text:outline-level="1"><text:bookmark-start text:name="__RefHeading___Toc6341_2219881401"/>Übersicht<text:bookmark-end text:name="__RefHeading___Toc6341_2219881401"/></text:h>
      <text:p text:style-name="P50">Die Idee von Panaframe ist, Managementsoftware für beliebige Organisationen (Unternehmen, Verbände, Behörden, Privathaushalte) mit einem Framework erstellen zu können. Dabei soll mehr Konfigurations- als Programmieraufwand erforderlich sein.</text:p>
      <text:p text:style-name="P50">Panaframe <text:span text:style-name="T18">soll</text:span> folgenden Grundprinzipien <text:span text:style-name="T18">folgen</text:span>:</text:p>
      <text:list xml:id="list3977508974" text:style-name="L1">
        <text:list-item>
          <text:p text:style-name="P140">Die Welt (der Anwendung) besteht aus Objekten und deren Beziehungen untereinander <text:span text:style-name="T42">mit Eigenschaften</text:span>.</text:p>
        </text:list-item>
        <text:list-item>
          <text:p text:style-name="P140">Durch Vorgänge, die in der jeweiligen Organisation durchgeführt werden, ändern sich die Eigenschaften der Objekte und ihre<text:span text:style-name="T38">r</text:span> Beziehungen, es entstehen <text:span text:style-name="T18">N</text:span>eue, oder <text:span text:style-name="T18">B</text:span>estehende verschwinden</text:p>
        </text:list-item>
        <text:list-item>
          <text:p text:style-name="P141">Nur durch die passenden Vorgänge können also Objekte, Beziehungen und deren Eigenschaften verändert werden. Existieren keine Vorgänge, lässt sich auch nichts ändern.</text:p>
        </text:list-item>
        <text:list-item>
          <text:p text:style-name="P141">Die Durchführung der Vorgänge ist nur mit Berechtigung möglich.</text:p>
        </text:list-item>
        <text:list-item>
          <text:p text:style-name="P141">Vorgänge stellen demnach eine Art elementare Anwendung dar. Sie lassen sich in einem Prozess- oder Vorgangsmodell kaskadieren und ermöglichen so einen natürlichen Workflow</text:p>
        </text:list-item>
        <text:list-item>
          <text:p text:style-name="P141">Die Anwendungen sind grundsätzlich Web-Anwendungen und somit generell lauffähig in Browser<text:span text:style-name="T38">­</text:span>umgebungen von PC, Tablet und Smart Phone.</text:p>
        </text:list-item>
      </text:list>
      <text:p text:style-name="P51">Frameworks sind aus dem Bereich der Softwareentwicklung bekannt. Sie erleichtern die Programmierarbeit durch vorgefertigte Programmbibliotheken und Methoden. <text:span text:style-name="T19">Dabei werden Anwendungen und Datenmodelle erstellt.</text:span></text:p>
      <text:p text:style-name="P52">Analog dazu sollen mit Panaframe beliebige Organisationen und deren Haushalte modelliert werden. Und analog zum objektorientierten Programmieransatz entsprechen <text:span text:style-name="T42">dessen</text:span> <text:span text:style-name="T20">Software-</text:span>Methoden den Vorgängen <text:span text:style-name="T42">in Panaframe </text:span>zur Durchführung durch Berechtigte.</text:p>
      <text:p text:style-name="P52">Das zugrunde liegende Datenmodell besteht zunächst aus <text:span text:style-name="T39">3</text:span> Bereichen:</text:p>
      <text:list xml:id="list4221582663" text:style-name="L2">
        <text:list-item>
          <text:p text:style-name="P142">Dem Vorlagenbereich, wo die Regeln zur Verwendung von Objekten, deren Beziehungen <text:span text:style-name="T39">und den Vorgängen </text:span>hinterlegt sind. <text:span text:style-name="T41">Berechtigungen regeln den Zugang zum Vorlagenbereich.</text:span></text:p>
        </text:list-item>
        <text:list-item>
          <text:p text:style-name="P142">Dem <text:span text:style-name="T39">externen oder globalen </text:span>Modellbereich, wo die Daten zu den <text:span text:style-name="T39">globalen</text:span> Objekten <text:span text:style-name="T39">der Außenwelt und ihren</text:span> Beziehungen gespeichert werden, <text:span text:style-name="T41">z.B. Personen, Fremd-Organisationen (z.B. Lieferanten, Kunden, Behörden), Orte, Infrastruktur. Der globale Modellbereich ist für alle Modellnutzer zugänglich.</text:span></text:p>
        </text:list-item>
        <text:list-item>
          <text:p text:style-name="P143">Dem internen <text:span text:style-name="T41">oder lokalen</text:span> Modellbereich, in dem die Organisationen <text:span text:style-name="T60">und</text:span> ihre zugehörigen Objekte sowie deren Beziehungen zusammengefasst sind, die gemanagt werden sollen. Zum Managen werden Vorgänge verwendet. <text:span text:style-name="T41">Beispiele für Zuordnungen: Privathaushalt, Unternehmen, Vermögensgegenstände, Ergebnisse, Prozesse, offene Aufgaben. Der Zugriff ist durch Berechtigungen geregelt.</text:span></text:p>
        </text:list-item>
      </text:list>
      <text:p text:style-name="P63">Das gesamte Dokument ist in diese 3 Bereiche gegliedert.</text:p>
      <text:p text:style-name="P87">Es ist denkbar, dass mehrere unabhängige Nutzer auf eine gemeinsame Datenbasis zugreifen. Dies würde bedeuten, dass jeder Nutzer einen eigenen lokalen Modellbereich erhält, in dem er seine eigenen Objekte, Beziehungen und Vorgänge managt. Gemeinsam genutzt würden der globale Bereich, vor allem mit Personen, Adressen, externen Organisationen, <text:span text:style-name="T60">Normen und Gesetzen</text:span>. Zu überlegen wäre in diesem Fall, ob nicht auch der Vorlagenbereich in einen globalen und einen bis beliebig viele lokale Bereiche strukturiert werden soll. Eine Verbundnutzung hätte für die Mitglieder entscheidende Vorteile der gemeinsamen Datenbasis für globale Daten. <text:span text:style-name="T60">Die Pflege des globalen Bereiches könnte auch als Dienstleistung für die unabhängigen Nutzer erfolgen.</text:span></text:p>
      <text:p text:style-name="P69">Generell gibt es 2 verschiedene Arbeitsmethoden mit dem Modell:</text:p>
      <text:list xml:id="list3265420151" text:style-name="L3">
        <text:list-item>
          <text:p text:style-name="P144">Erfassen und aktualisieren des Modells durch Erfassungsvorgänge. Hier werden Zustände in Form <text:soft-page-break/>von Objekten, Beziehungen und Vorgängen erfasst und dadurch den gemanagten Organisationen hinzugefügt <text:span text:style-name="T60">oder auch der globale Modellbereich gepflegt.</text:span></text:p>
        </text:list-item>
        <text:list-item>
          <text:p text:style-name="P144">Betreiben des Modells durch Work-Flow: Vorgänge / Prozesse werden vorher definiert, <text:span text:style-name="T59">die Ergebnisse werden geplant und </text:span>durch Ausführung der Vorgänge wird das Modell aktualisiert oder erweitert.</text:p>
        </text:list-item>
      </text:list>
      <text:h text:style-name="P206" text:outline-level="1"><text:bookmark-start text:name="__RefHeading___Toc6343_2219881401"/>Vorlagenbereich<text:bookmark-end text:name="__RefHeading___Toc6343_2219881401"/></text:h>
      <text:p text:style-name="P85">Dieser Bereich dient dazu, Vorlagen für Objekte, Beziehungen und Vorgänge <text:span text:style-name="T58">einschließlich der Regeln zur Erzeugung im Modellbereich zu speichern.</text:span></text:p>
      <text:p text:style-name="P40">Überlegen:</text:p>
      <text:p text:style-name="P40">Ist es sinnvoll oder sogar notwendig, den Vorlagenbereich in einen globalen und einen lokalen Bereich zu gliedern, um z.B. Typvorlagen eines lokalen Unternehmens gegenüber anderen nutzenden Unternehmen mit eigenen lokalen Bereichen zu verbergen?</text:p>
      <text:p text:style-name="P86"/>
      <text:h text:style-name="P209" text:outline-level="2"><text:bookmark-start text:name="__RefHeading___Toc907_2219881401"/>Objektvorlagen<text:bookmark-end text:name="__RefHeading___Toc907_2219881401"/></text:h>
      <text:p text:style-name="P62">Objektvorlagen dienen dazu, um Objekte im Modellbereich erstellen zu können. </text:p>
      <text:p text:style-name="Text_20_body">Objekte dienen dazu, um generell Dinge und Lebewesen <text:span text:style-name="T8">im Modell </text:span>abzubilden. Sie können materieller und immaterieller Natur sein wie beispielsweise Personen, Wirtschaftsgüter, Informationsobjekte und unterliegen einem Lebenszyklus. </text:p>
      <text:p text:style-name="P62"><text:span text:style-name="T32">Objektvorlagen</text:span> beinhalten alle Regeln, die zur Erstellung <text:span text:style-name="T32">der Objekte </text:span>benötigt werden, z.B. welche Merkmale ein Objekt besitzt <text:span text:style-name="T31">und </text:span>welche Beziehungsschnittstellen <text:span text:style-name="T31">verwendet werden. Um die Vielfalt von unterschiedlichen Objekten handhaben zu können, werden diese zunächst in Klassen eingeteilt, z.B.:</text:span></text:p>
      <text:list xml:id="list2486753657" text:style-name="L4">
        <text:list-item>
          <text:p text:style-name="P145">Personen</text:p>
        </text:list-item>
        <text:list-item>
          <text:p text:style-name="P145">Organisationen</text:p>
        </text:list-item>
        <text:list-item>
          <text:p text:style-name="P145">Lebewesen</text:p>
        </text:list-item>
        <text:list-item>
          <text:p text:style-name="P145">Materie</text:p>
        </text:list-item>
        <text:list-item>
          <text:p text:style-name="P145">Orte</text:p>
        </text:list-item>
        <text:list-item>
          <text:p text:style-name="P145">Informationen</text:p>
        </text:list-item>
      </text:list>
      <text:p text:style-name="P61">Die Klassenordnung ist so aufgebaut, dass innerhalb einer Klasse Basismerkmale existieren, die für alle Mitglieder der Klasse ausgeprägt werden können.</text:p>
      <text:p text:style-name="P27">Zur Abgrenzung gleichartiger Objekte dienen Objektkategorien. Objekte innerhalb einer Kategorie haben ähnliche Merkmale. Gleichartige Objekte können im Modell durch Gruppenbildung zusammengefasst werden.</text:p>
      <text:p text:style-name="P61">Jede Klasse verfügt über Beziehungsschnittstellen, über die mit Beziehungen Verbindungen zu anderen Objekten oder Vorgängen im Modell aufgebaut werden können. Dadurch entsteht im Modellbereich ein Netzwerk von Beziehungen zwischen Objekten untereinander und/oder Vorg<text:span text:style-name="T32">ä</text:span>ngen. <text:span text:style-name="T32">Innerhalb des Netzwerkes kann man navigieren (Prinzip Hyperlink). Beziehungsschnittstellen sind in Abschnitt </text:span><text:span text:style-name="T32"><text:bookmark-ref text:reference-format="chapter" text:ref-name="__RefNumPara__1882_2259611408">2.2</text:bookmark-ref></text:span><text:span text:style-name="T32"><text:s/>beschrieben.</text:span></text:p>
      <text:p text:style-name="P32">Fragen:</text:p>
      <text:list xml:id="list3021110426" text:style-name="L5">
        <text:list-item>
          <text:p text:style-name="P146">wie werden Lebenszyklen behandelt?</text:p>
        </text:list-item>
        <text:list-item>
          <text:p text:style-name="P147">soll es Unterkategorien geben, die die Merkmale der Oberkategorie erben?</text:p>
        </text:list-item>
        <text:list-item>
          <text:p text:style-name="P147">Soll ein Objekt aus einer Ober- oder Unterkategorie gebildet werden können, um so vom Groben zum Feinen arbeiten zu können? (Bei Weglassen noch nicht bekannter Merkmale)</text:p>
        </text:list-item>
        <text:list-item>
          <text:p text:style-name="P147">Gibt es die früheren Fließobjekte noch, sollen diese eventuell bei Bedarf (= wenn ein Objekt zum Fließobjekt wird) durch ein Attribut gekennzeichnet werden</text:p>
        </text:list-item>
        <text:list-item>
          <text:p text:style-name="P148">Wie soll das Datenmodell der Objekte und deren Eigenschaften aussehen?</text:p>
        </text:list-item>
        <text:list-item>
          <text:p text:style-name="P150"><text:soft-page-break/>wohin gehören Energie, el. Strom...</text:p>
        </text:list-item>
      </text:list>
      <text:p text:style-name="Text_20_body"/>
      <text:p text:style-name="P20"/>
      <text:p text:style-name="P20"><text:bookmark-start text:name="__RefHeading___Toc911_2219881401"/>Objekteigenschaften <text:span text:style-name="T36">(Überarbeiten)</text:span><text:bookmark-end text:name="__RefHeading___Toc911_2219881401"/></text:p>
      <text:p text:style-name="P26">Die Beschreibung von Objekten erfolgt mit Objekteigenschaften. Dabei werden <text:span text:style-name="T44">3</text:span> verschiedene Eigenschaftsarten unterschieden:</text:p>
      <text:list xml:id="list552908843" text:style-name="L6">
        <text:list-item>
          <text:p text:style-name="P153">die Basiseigenschaft, ist unmittelbar und untrennbar im Objekt verankert (z.B. Objektname) <text:span text:style-name="T9">und abhängig von der Objektkategorie</text:span></text:p>
        </text:list-item>
        <text:list-item>
          <text:p text:style-name="P153">Merkmale <text:span text:style-name="T44">der zugehörigen Beziehungsschnittstellen</text:span>, <text:span text:style-name="T44">z.B.</text:span> technische Merkmale durch Funktionen gebündelt <text:span text:style-name="T44">oder Merkmale technischer Schnittstellen bei Geräten aller Art</text:span></text:p>
        </text:list-item>
        <text:list-item>
          <text:p text:style-name="P154">Beziehungsmerkmale, werden systematisiert durch die eigene Entität der Beziehungen</text:p>
        </text:list-item>
      </text:list>
      <text:p text:style-name="P72">Merkmalsausprägungen:</text:p>
      <text:p text:style-name="P72">Zur genauen Beschreibung der Eigenschaften werden die Merkmale ausgeprägt:</text:p>
      <text:list xml:id="list2554370264" text:style-name="L7">
        <text:list-item>
          <text:p text:style-name="P155">nur mit Ausprägenamen oder Wertangaben. Die Ausprägung kann manuell vergeben werden oder einer Liste entnommen werden</text:p>
        </text:list-item>
        <text:list-item>
          <text:p text:style-name="P155">zusätzlich mit einer Ausprägungseinheit (wie Liter, kg, N, kWh)</text:p>
        </text:list-item>
      </text:list>
      <text:p text:style-name="P28">Die Eigenschaften der Objekte können auf zweierlei Weise verändert <text:span text:style-name="T44">(bzw. ausgeprägt) </text:span>werden:</text:p>
      <text:list xml:id="list3750239021" text:style-name="L8">
        <text:list-item>
          <text:p text:style-name="P156">manuell durch einen Erfassungsvorgang</text:p>
        </text:list-item>
        <text:list-item>
          <text:p text:style-name="P156">automatisch in Verbindung mit der Vorgangsteuerung nach Aufruf des betreffenden Prozesses. Dies bedeutet, dass nach Abschluss eines Vorganges die Objekte und Beziehungen, die mit dem Vorgang assoziiert sind, aktualisiert werden, d.h. sich deren Eigenschaften ändern. <text:span text:style-name="T44">Hier muss die zukünftige Ausprägung bekannt sein und mit dem Zeitmodus „soll“ versehen sein.</text:span></text:p>
        </text:list-item>
      </text:list>
      <text:p text:style-name="P34">Die Änderung von Eigenschaften muss protokolliert werden:</text:p>
      <text:list xml:id="list542710858" text:style-name="L9">
        <text:list-item>
          <text:p text:style-name="P157">wer hat geändert (Benutzer <text:span text:style-name="T44">oder Vorgang</text:span>)</text:p>
        </text:list-item>
        <text:list-item>
          <text:p text:style-name="P157">wann wurde geändert (Zeit/Datum)</text:p>
        </text:list-item>
        <text:list-item>
          <text:p text:style-name="P157">Gültigkeitszeitraum der Eigenschaft von… bis… mit Angaben wie ca., exakt, vor, nach, um auch ungenaue Angaben machen zu können</text:p>
        </text:list-item>
      </text:list>
      <text:p text:style-name="P68">Eigenschaften können im Modell mit Zeit-Modi versehen werden (siehe hierzu Modi der Beziehungen Abschnitt <text:bookmark-ref text:reference-format="chapter" text:ref-name="__RefNumPara__2818_2259611408">2.3</text:bookmark-ref><text:span text:style-name="T43">). </text:span><text:span text:style-name="T33">Beim Planen von Veränderungen kann man mit Zeitmodi arbeiten:</text:span></text:p>
      <text:list xml:id="list652839486" text:style-name="L10">
        <text:list-item>
          <text:list>
            <text:list-item>
              <text:p text:style-name="P151">Vergangenheit – Gegenwart – Zukunft</text:p>
            </text:list-item>
            <text:list-item>
              <text:p text:style-name="P151">Konjunktiv (könnte) – Infinitiv (ist) – Imperativ (muss/soll)</text:p>
            </text:list-item>
          </text:list>
        </text:list-item>
      </text:list>
      <text:p text:style-name="P29">Fragen:</text:p>
      <text:list xml:id="list24658304" text:style-name="L11">
        <text:list-item>
          <text:p text:style-name="P149">soll Mehrsprachigkeit unterstützt werden?</text:p>
        </text:list-item>
        <text:list-item>
          <text:p text:style-name="P149">soll Singular/Plural un<text:span text:style-name="T11">t</text:span>erstützt werden, um z.B. automatisch Sätze formulieren zu können, speziell in Verbindung mit Beziehungen?</text:p>
        </text:list-item>
        <text:list-item>
          <text:p text:style-name="P152">Hierzu evtl. auch das <text:span text:style-name="T11">Begriffs-</text:span>Geschlecht <text:span text:style-name="T11">in </text:span>der jeweiligen Sprache</text:p>
        </text:list-item>
      </text:list>
      <text:p text:style-name="P31"/>
      <text:h text:style-name="P213" text:outline-level="3"><text:bookmark-start text:name="__RefHeading___Toc151_2075475434"/>Objekt<text:span text:style-name="T32">klassen</text:span><text:bookmark-end text:name="__RefHeading___Toc151_2075475434"/></text:h>
      <text:p text:style-name="P47">Um die Verschiedenartigkeit von Objekten zu unterscheiden, gibt es die <text:span text:style-name="T32">Klassen</text:span>ordnung. Ein Objekt muss <text:soft-page-break/>eindeutig einer <text:span text:style-name="T32">K</text:span>lasse zuordenbar sein. Die Klassen <text:span text:style-name="T32">sind</text:span> also so gebildet, dass keine Mehrdeutigkeiten entstehen.</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able_20_Heading"><text:span text:style-name="T32">Objektk</text:span>lasse</text:p>
          </table:table-cell>
          <table:table-cell table:style-name="Tabelle4.A1" office:value-type="string">
            <text:p text:style-name="Table_20_Heading">Beispiele <text:span text:style-name="T13">zugehöriger Kategorien</text:span></text:p>
          </table:table-cell>
          <table:table-cell table:style-name="Tabelle4.A1" office:value-type="string">
            <text:p text:style-name="P122">Typisierung möglich</text:p>
          </table:table-cell>
          <table:table-cell table:style-name="Tabelle4.D1" office:value-type="string">
            <text:p text:style-name="P121">Beispiele konkreter Objekte im Modell</text:p>
          </table:table-cell>
        </table:table-row>
        <table:table-row>
          <table:table-cell table:style-name="Tabelle4.A9" office:value-type="string">
            <text:p text:style-name="P102">Person<text:span text:style-name="T12">en</text:span></text:p>
          </table:table-cell>
          <table:table-cell table:style-name="Tabelle4.B9" office:value-type="string">
            <text:p text:style-name="P106">– </text:p>
            <text:p text:style-name="P118">keine weiteren Kategorien</text:p>
          </table:table-cell>
          <table:table-cell table:style-name="Tabelle4.C9" office:value-type="string">
            <text:p text:style-name="P105">nein</text:p>
          </table:table-cell>
          <table:table-cell table:style-name="Tabelle4.D9" office:value-type="string">
            <text:p text:style-name="P104">konkrete Personen wie Herr Meier, Goethe, Cäsar, Madame Curie,</text:p>
          </table:table-cell>
        </table:table-row>
        <table:table-row>
          <table:table-cell table:style-name="Tabelle4.A9" office:value-type="string">
            <text:p text:style-name="P102">Organisation<text:span text:style-name="T12">en</text:span></text:p>
          </table:table-cell>
          <table:table-cell table:style-name="Tabelle4.B9" office:value-type="string">
            <text:p text:style-name="P103">Staaten, Unternehmen, Behörden, Vereine, Privathaushalte, Abteilungen, Familien, <text:span text:style-name="T13">Profitcenter, </text:span></text:p>
          </table:table-cell>
          <table:table-cell table:style-name="Tabelle4.C9" office:value-type="string">
            <text:p text:style-name="P105">nein</text:p>
          </table:table-cell>
          <table:table-cell table:style-name="Tabelle4.D9" office:value-type="string">
            <text:p text:style-name="P104">Deutschland, Frankreich, Bayern, Siemens AG, Familie Lederer, Technologieberatung Lederer, Einkaufsabteilung, FC Bayern, </text:p>
          </table:table-cell>
        </table:table-row>
        <table:table-row>
          <table:table-cell table:style-name="Tabelle4.A9" office:value-type="string">
            <text:p text:style-name="P109">Physische Teile</text:p>
          </table:table-cell>
          <table:table-cell table:style-name="Tabelle4.B9" office:value-type="string">
            <text:p text:style-name="P104">Einrichtungsgegenstände, <text:span text:style-name="T14">Haushaltsgegenstände, Nahrungsmittel,</text:span> Beleuchtungsgegenstände, Unterhaltungselektronik, Fahrzeuge, Schiffe, PC, Smart Phone, </text:p>
          </table:table-cell>
          <table:table-cell table:style-name="Tabelle4.C9" office:value-type="string">
            <text:p text:style-name="P105">ja</text:p>
          </table:table-cell>
          <table:table-cell table:style-name="Tabelle4.D9" office:value-type="string">
            <text:p text:style-name="P104">Kleiderschrank Typ xy, Kopiergerät Typ.., Audi A3 Fahrgestellnr. xxx, </text:p>
          </table:table-cell>
        </table:table-row>
        <table:table-row>
          <table:table-cell table:style-name="Tabelle4.A9" office:value-type="string">
            <text:p text:style-name="P102">Tiere</text:p>
          </table:table-cell>
          <table:table-cell table:style-name="Tabelle4.B9" office:value-type="string">
            <text:p text:style-name="P104">Hunde, Katzen, Nashörner, Grottenolme, Schlangen</text:p>
          </table:table-cell>
          <table:table-cell table:style-name="Tabelle4.C9" office:value-type="string">
            <text:p text:style-name="P105">nein</text:p>
          </table:table-cell>
          <table:table-cell table:style-name="Tabelle4.D9" office:value-type="string">
            <text:p text:style-name="P107">Hündin Aika, Elefantendame Elsa,</text:p>
          </table:table-cell>
        </table:table-row>
        <table:table-row>
          <table:table-cell table:style-name="Tabelle4.A9" office:value-type="string">
            <text:p text:style-name="P102">Pflanzen</text:p>
          </table:table-cell>
          <table:table-cell table:style-name="Tabelle4.B9" office:value-type="string">
            <text:p text:style-name="P104">Bäume, Sträucher, Gräser, Korallen, </text:p>
          </table:table-cell>
          <table:table-cell table:style-name="Tabelle4.C9" office:value-type="string">
            <text:p text:style-name="P105">nein</text:p>
          </table:table-cell>
          <table:table-cell table:style-name="Tabelle4.D9" office:value-type="string">
            <text:p text:style-name="P107">Hauslinde im Lederergarten, </text:p>
          </table:table-cell>
        </table:table-row>
        <table:table-row>
          <table:table-cell table:style-name="Tabelle4.A9" office:value-type="string">
            <text:p text:style-name="P102">Infrastrukturobjekte</text:p>
          </table:table-cell>
          <table:table-cell table:style-name="Tabelle4.B9" office:value-type="string">
            <text:p text:style-name="P107">Tunnel, Straßen, Türme, Gebäude, Flughäfen</text:p>
          </table:table-cell>
          <table:table-cell table:style-name="Tabelle4.C9" office:value-type="string">
            <text:p text:style-name="P105">ja</text:p>
          </table:table-cell>
          <table:table-cell table:style-name="Tabelle4.D9" office:value-type="string">
            <text:p text:style-name="P107">Pfaffensteiner Tunnel, Autobahn A3, Wohngebäude 2a mit Adresse…,</text:p>
          </table:table-cell>
        </table:table-row>
        <table:table-row>
          <table:table-cell table:style-name="Tabelle4.A9" office:value-type="string">
            <text:p text:style-name="P108">Informationen</text:p>
          </table:table-cell>
          <table:table-cell table:style-name="Tabelle4.B9" office:value-type="string">
            <text:p text:style-name="P107"/>
          </table:table-cell>
          <table:table-cell table:style-name="Tabelle4.C9" office:value-type="string">
            <text:p text:style-name="P105"/>
          </table:table-cell>
          <table:table-cell table:style-name="Tabelle4.D9" office:value-type="string">
            <text:p text:style-name="P107"/>
          </table:table-cell>
        </table:table-row>
        <table:table-row>
          <table:table-cell table:style-name="Tabelle4.A9" office:value-type="string">
            <text:p text:style-name="P102"/>
          </table:table-cell>
          <table:table-cell table:style-name="Tabelle4.B9" office:value-type="string">
            <text:p text:style-name="P107"/>
          </table:table-cell>
          <table:table-cell table:style-name="Tabelle4.C9" office:value-type="string">
            <text:p text:style-name="P105"/>
          </table:table-cell>
          <table:table-cell table:style-name="Tabelle4.D9" office:value-type="string">
            <text:p text:style-name="P107"/>
          </table:table-cell>
        </table:table-row>
      </table:table>
      <text:p text:style-name="P47"/>
      <text:p text:style-name="P48">Eine Sonderform der <text:span text:style-name="T34">Objekt</text:span>lasse<text:span text:style-name="T34">n</text:span> sind <text:span text:style-name="T15">Informationen</text:span>. Informationen an sich sind sinnlos, solange sie nichts aussagen über die Bezugsgröße, also z.B. Informationen über Objekte, Beziehungen, Abläufe, Eigenschaften.</text:p>
      <text:p text:style-name="P30">Frage:</text:p>
      <text:p text:style-name="P30">Ist es möglich, diese<text:span text:style-name="T21">s</text:span> Prinzip der Informationen grundsätzlich beizubehalten, dass also Informationen immer einen Bezug brauchen?</text:p>
      <text:h text:style-name="Heading_20_3" text:outline-level="3"><text:bookmark-start text:name="__RefHeading___Toc1952_2259611408"/>Objektkategorien<text:bookmark-end text:name="__RefHeading___Toc1952_2259611408"/></text:h>
      <text:p text:style-name="P48">Einer <text:span text:style-name="T34">Objektk</text:span>lasse können keine bis beliebig viele Kategorien zugeordnet werden. Die Zuordnungsaussage ist &lt;ist ein&gt;, also beispielsweise:</text:p>
      <text:p text:style-name="P48">ein Staat ist eine Organisation</text:p>
      <text:p text:style-name="P48">eine Familie ist eine Organisation</text:p>
      <text:p text:style-name="P49">ein Einrichtungsgegenstand ist ein physisches Teil</text:p>
      <text:p text:style-name="P49">ein PC ist ein physisches Teil</text:p>
      <text:p text:style-name="P49">Kategorien können beliebig vielen Kategorien zugeordnet werden, ebenso mit der Zuordnungsaussage &lt;ist ein&gt;, Beispiele:</text:p>
      <text:p text:style-name="P49">Audi A3 xxx ist ein Fahrzeug ist ein physisches Teil</text:p>
      <text:p text:style-name="P49">Kitchen Aid yyy ist ein Küchengerät ist ein Einrichtungsgegenstand ist ein physisches Teil</text:p>
      <text:p text:style-name="P33"/>
      <text:p text:style-name="P33">Hier sollen zu jeder Objektkategorie Unterkategorien gebildet werden, mögliche Eigenschaften zugeordnet, mögliche Funktionen, Beziehungen und Schnittstellen zugeordnet werden, einschließlich Kardinalitäten.</text:p>
      <text:p text:style-name="P35">Aufgabe:</text:p>
      <text:p text:style-name="P35">Sukzessive Beschreibung der Vorlagen, Berücksichtigung von Anwendungsbeispielen.</text:p>
      <text:p text:style-name="P42"><text:soft-page-break/>Im globalen Modellbereich kann eine Sammlung aller möglichen Kategorien aufgebaut werden. Da die daraus entstehende Kategorienvielfalt für konkrete Anwendungen zu mächtig ist, wird es notwendig sein, zu die benötigten Objektkategorien im Privatbereich abzubilden.</text:p>
      <text:p text:style-name="P42">Idee: es gibt im Modellbereich auch Objekte, die stellvertretend für Kategorien dienen und Beziehungen zu anderen Objekten haben können (Stellvertreterobjekte). Ist sowas sinnvoll, z.B. für Bedarfslisten, bei der man noch nicht weiß, ob ein gefordertes Objekt im Modell bereits existiert oder ob es erst beschafft werden muss.</text:p>
      <text:p text:style-name="P43">Zum Datenmodell: gedacht sind 2 Tabellen:</text:p>
      <text:list xml:id="list419850287" text:style-name="L12">
        <text:list-item>
          <text:p text:style-name="P159">Kategorien</text:p>
          <text:list>
            <text:list-item>
              <text:p text:style-name="P159">ID, Bezeichnung singular, Bezeichnung plural, gramm. Geschlecht (m,w,s)</text:p>
            </text:list-item>
          </text:list>
        </text:list-item>
        <text:list-item>
          <text:p text:style-name="P159">Kategorienstruktur</text:p>
          <text:list>
            <text:list-item>
              <text:p text:style-name="P159">Oberkategorie, Kategorie, Beziehungsbedeutung (kann sein (ist ein), ist Synonym von)</text:p>
            </text:list-item>
          </text:list>
        </text:list-item>
      </text:list>
      <text:h text:style-name="Heading_20_3" text:outline-level="3"><text:bookmark-start text:name="__RefNumPara__3318_2259611408"/><text:bookmark-start text:name="__RefHeading___Toc16366_279046289"/>Organisationen<text:bookmark-end text:name="__RefNumPara__3318_2259611408"/><text:bookmark-end text:name="__RefHeading___Toc16366_279046289"/></text:h>
      <text:p text:style-name="P3"><text:span text:style-name="T37">Kategorienb</text:span>eispiele:</text:p>
      <text:list xml:id="list3653147009" text:style-name="L13">
        <text:list-item>
          <text:p text:style-name="P131">Staaten</text:p>
        </text:list-item>
        <text:list-item>
          <text:p text:style-name="P133">Unternehmen</text:p>
        </text:list-item>
        <text:list-item>
          <text:p text:style-name="P133">Behörden</text:p>
        </text:list-item>
        <text:list-item>
          <text:p text:style-name="P133">NGO</text:p>
        </text:list-item>
        <text:list-item>
          <text:p text:style-name="P133">GO</text:p>
        </text:list-item>
        <text:list-item>
          <text:p text:style-name="P133">Vereine</text:p>
        </text:list-item>
        <text:list-item>
          <text:p text:style-name="P134">Privathaushalte (allg. Haushalte)</text:p>
        </text:list-item>
        <text:list-item>
          <text:p text:style-name="P133">Familien</text:p>
        </text:list-item>
        <text:list-item>
          <text:p text:style-name="P133">Abteilungen</text:p>
        </text:list-item>
        <text:list-item>
          <text:p text:style-name="P133">Sparten</text:p>
        </text:list-item>
        <text:list-item>
          <text:p text:style-name="P133">Profitcenter</text:p>
        </text:list-item>
        <text:list-item>
          <text:p text:style-name="P130">Costcenter</text:p>
        </text:list-item>
      </text:list>
      <text:p text:style-name="P5"/>
      <text:p text:style-name="P8">keine Organisation<text:span text:style-name="T37">en</text:span>:</text:p>
      <text:p text:style-name="P9">Stelle <text:span text:style-name="T6">(entspricht eher Zusammenfassung von Funktionen)</text:span></text:p>
      <text:p text:style-name="P9">Rolle <text:span text:style-name="T6">(Achtung: entspricht eher einer Funktion von Personen!)</text:span></text:p>
      <text:p text:style-name="P3"/>
      <text:p text:style-name="P10">Beziehungsschnittstellen von Unternehmen:</text:p>
      <text:list xml:id="list4034530952" text:style-name="L14">
        <text:list-item>
          <text:p text:style-name="P135">Eigentum von</text:p>
        </text:list-item>
        <text:list-item>
          <text:p text:style-name="P135">Eigentümer von</text:p>
        </text:list-item>
        <text:list-item>
          <text:p text:style-name="P135">Finanzamt</text:p>
        </text:list-item>
        <text:list-item>
          <text:p text:style-name="P135">Standort</text:p>
        </text:list-item>
        <text:list-item>
          <text:p text:style-name="P135">Vermögensgegenstände materiell</text:p>
        </text:list-item>
        <text:list-item>
          <text:p text:style-name="P135">Vermögensgegenstände immateriell</text:p>
        </text:list-item>
        <text:list-item>
          <text:p text:style-name="P135">Vermögensgegenstände Immobilien</text:p>
        </text:list-item>
        <text:list-item>
          <text:p text:style-name="P136">Mietverhältnisse</text:p>
        </text:list-item>
        <text:list-item>
          <text:p text:style-name="P136">Leasingverhältnisse</text:p>
        </text:list-item>
        <text:list-item>
          <text:p text:style-name="P135">Versicherungsverträge</text:p>
        </text:list-item>
        <text:list-item>
          <text:p text:style-name="P135">Erfolgsrechnungen (G+V, EÜR, Bilanz, Kostenrechnungen)</text:p>
        </text:list-item>
        <text:list-item>
          <text:p text:style-name="P135">USt</text:p>
        </text:list-item>
        <text:list-item>
          <text:p text:style-name="P135">Organisation (Aufbau)</text:p>
        </text:list-item>
        <text:list-item>
          <text:p text:style-name="P135">Prozesse (Ablauforganisation)</text:p>
        </text:list-item>
        <text:list-item>
          <text:p text:style-name="P135">Kunden</text:p>
        </text:list-item>
        <text:list-item>
          <text:p text:style-name="P135">Lieferanten</text:p>
        </text:list-item>
        <text:list-item>
          <text:p text:style-name="P135">Verkaufsprodukte</text:p>
        </text:list-item>
        <text:list-item>
          <text:p text:style-name="P135"><text:soft-page-break/>Einkaufsprodukte</text:p>
        </text:list-item>
        <text:list-item>
          <text:p text:style-name="P135">Mitarbeiter</text:p>
        </text:list-item>
        <text:list-item>
          <text:p text:style-name="P136">Geschäftspartner (Personen)</text:p>
        </text:list-item>
        <text:list-item>
          <text:p text:style-name="P135">Konten (Bank, Provider)</text:p>
        </text:list-item>
        <text:list-item>
          <text:p text:style-name="P135">Verträge</text:p>
        </text:list-item>
        <text:list-item>
          <text:p text:style-name="P135">Normen</text:p>
        </text:list-item>
        <text:list-item>
          <text:p text:style-name="P135">(offene) Aufgaben</text:p>
        </text:list-item>
      </text:list>
      <text:p text:style-name="P3"/>
      <text:h text:style-name="Heading_20_3" text:outline-level="3"><text:bookmark-start text:name="__RefHeading___Toc16368_279046289"/>Personen<text:bookmark-end text:name="__RefHeading___Toc16368_279046289"/></text:h>
      <table:table table:name="Tabelle1" table:style-name="Tabelle1">
        <table:table-column table:style-name="Tabelle1.A" table:number-columns-repeated="3"/>
        <table:table-row>
          <table:table-cell table:style-name="Tabelle1.A1" table:number-columns-spanned="3" office:value-type="string">
            <text:p text:style-name="Table_20_Heading">Basismerkmale</text:p>
          </table:table-cell>
          <table:covered-table-cell/>
          <table:covered-table-cell/>
        </table:table-row>
        <table:table-row>
          <table:table-cell table:style-name="Tabelle1.A2" office:value-type="string">
            <text:p text:style-name="P115">Merkmal</text:p>
          </table:table-cell>
          <table:table-cell table:style-name="Tabelle1.A2" office:value-type="string">
            <text:p text:style-name="P115">Ausprägung</text:p>
          </table:table-cell>
          <table:table-cell table:style-name="Tabelle1.C2" office:value-type="string">
            <text:p text:style-name="P115">Beispiele</text:p>
          </table:table-cell>
        </table:table-row>
        <table:table-row>
          <table:table-cell table:style-name="Tabelle1.A10" office:value-type="string">
            <text:p text:style-name="P100">Name</text:p>
          </table:table-cell>
          <table:table-cell table:style-name="Tabelle1.B10" office:value-type="string">
            <text:p text:style-name="Table_20_Contents"/>
          </table:table-cell>
          <table:table-cell table:style-name="Tabelle1.C10" office:value-type="string">
            <text:p text:style-name="Table_20_Contents"/>
          </table:table-cell>
        </table:table-row>
        <table:table-row>
          <table:table-cell table:style-name="Tabelle1.A10" office:value-type="string">
            <text:p text:style-name="P100">Vorname</text:p>
          </table:table-cell>
          <table:table-cell table:style-name="Tabelle1.B10" office:value-type="string">
            <text:p text:style-name="Table_20_Contents"/>
          </table:table-cell>
          <table:table-cell table:style-name="Tabelle1.C10" office:value-type="string">
            <text:p text:style-name="Table_20_Contents"/>
          </table:table-cell>
        </table:table-row>
        <table:table-row>
          <table:table-cell table:style-name="Tabelle1.A10" office:value-type="string">
            <text:p text:style-name="P100">Vorname 2</text:p>
          </table:table-cell>
          <table:table-cell table:style-name="Tabelle1.B10" office:value-type="string">
            <text:p text:style-name="Table_20_Contents"/>
          </table:table-cell>
          <table:table-cell table:style-name="Tabelle1.C10" office:value-type="string">
            <text:p text:style-name="Table_20_Contents"/>
          </table:table-cell>
        </table:table-row>
        <table:table-row>
          <table:table-cell table:style-name="Tabelle1.A10" office:value-type="string">
            <text:p text:style-name="P100">Geschlecht</text:p>
          </table:table-cell>
          <table:table-cell table:style-name="Tabelle1.B10" office:value-type="string">
            <text:p text:style-name="Table_20_Contents"/>
          </table:table-cell>
          <table:table-cell table:style-name="Tabelle1.C10" office:value-type="string">
            <text:p text:style-name="P100">Unterscheiden in m/w, eventuelle weitere Geschlechter wie Zwitter usw. </text:p>
          </table:table-cell>
        </table:table-row>
        <table:table-row>
          <table:table-cell table:style-name="Tabelle1.A10" office:value-type="string">
            <text:p text:style-name="P100">Titel</text:p>
          </table:table-cell>
          <table:table-cell table:style-name="Tabelle1.B10" office:value-type="string">
            <text:p text:style-name="Table_20_Contents"/>
          </table:table-cell>
          <table:table-cell table:style-name="Tabelle1.C10" office:value-type="string">
            <text:p text:style-name="P100">z.B. Dr., Dipl.Ing, </text:p>
          </table:table-cell>
        </table:table-row>
        <table:table-row>
          <table:table-cell table:style-name="Tabelle1.A10" office:value-type="string">
            <text:p text:style-name="P100">Geburtsdatum</text:p>
          </table:table-cell>
          <table:table-cell table:style-name="Tabelle1.B10" office:value-type="string">
            <text:p text:style-name="P117">exakt, ca, vor…, nach… Jahr, Jahrhundert</text:p>
          </table:table-cell>
          <table:table-cell table:style-name="Tabelle1.C10" office:value-type="string">
            <text:p text:style-name="Table_20_Contents"/>
          </table:table-cell>
        </table:table-row>
        <table:table-row>
          <table:table-cell table:style-name="Tabelle1.A10" office:value-type="string">
            <text:p text:style-name="P100">Sterbedatum</text:p>
          </table:table-cell>
          <table:table-cell table:style-name="Tabelle1.B10" office:value-type="string">
            <text:p text:style-name="P117">exakt, ca, vor…, nach… Jahr, Jahrhundert</text:p>
          </table:table-cell>
          <table:table-cell table:style-name="Tabelle1.C10" office:value-type="string">
            <text:p text:style-name="Table_20_Contents"/>
          </table:table-cell>
        </table:table-row>
        <table:table-row>
          <table:table-cell table:style-name="Tabelle1.A10" office:value-type="string">
            <text:p text:style-name="P101">Familienstand</text:p>
          </table:table-cell>
          <table:table-cell table:style-name="Tabelle1.B10" office:value-type="string">
            <text:p text:style-name="Table_20_Contents"/>
          </table:table-cell>
          <table:table-cell table:style-name="Tabelle1.C10" office:value-type="string">
            <text:p text:style-name="P101">ledig, verheiratet, geschieden</text:p>
          </table:table-cell>
        </table:table-row>
        <table:table-row>
          <table:table-cell table:style-name="Tabelle1.A11" office:value-type="string">
            <text:p text:style-name="P100"/>
          </table:table-cell>
          <table:table-cell table:style-name="Tabelle1.B11" office:value-type="string">
            <text:p text:style-name="Table_20_Contents"/>
          </table:table-cell>
          <table:table-cell table:style-name="Tabelle1.C11" office:value-type="string">
            <text:p text:style-name="Table_20_Contents"/>
          </table:table-cell>
        </table:table-row>
      </table:table>
      <text:p text:style-name="P3"/>
      <text:p text:style-name="P6">Auflistung von Beziehungsschnittstellen-Gruppen <text:span text:style-name="T35">(laufend vervollständigen)</text:span></text:p>
      <text:list xml:id="list1919464757" text:style-name="L15">
        <text:list-item>
          <text:p text:style-name="P137">Eigentümer</text:p>
        </text:list-item>
        <text:list-item>
          <text:p text:style-name="P137">Kommunikation <text:span text:style-name="T35">(Tel.Nummer, E-Mail, FB)</text:span></text:p>
        </text:list-item>
        <text:list-item>
          <text:p text:style-name="P137">Aufenthalt (Ort, Raum)</text:p>
        </text:list-item>
        <text:list-item>
          <text:p text:style-name="P138">Wohnsitz (Adressen)</text:p>
        </text:list-item>
        <text:list-item>
          <text:p text:style-name="P138">Staatsangehörigkeit</text:p>
        </text:list-item>
        <text:list-item>
          <text:p text:style-name="P138">Mitarbeiter</text:p>
        </text:list-item>
        <text:list-item>
          <text:p text:style-name="P138">Bekanntschaft</text:p>
        </text:list-item>
        <text:list-item>
          <text:p text:style-name="P138">Verwandtschaft</text:p>
        </text:list-item>
      </text:list>
      <text:p text:style-name="P4"/>
      <text:p text:style-name="P7">Weitere Aspekte:</text:p>
      <text:list xml:id="list1547914404" text:style-name="L16">
        <text:list-item>
          <text:p text:style-name="P132">Die Anrede in Korrespondenzen muss generiert werden.</text:p>
        </text:list-item>
        <text:list-item>
          <text:p text:style-name="P132">Gewicht, Körpergröße, Augenfarbe usw. in Funktionsmerkmale</text:p>
        </text:list-item>
        <text:list-item>
          <text:p text:style-name="P132">Skills in Funktionsmerkmale</text:p>
        </text:list-item>
        <text:list-item>
          <text:p text:style-name="P139">Familienstand kann auch über Beziehungen dargestellt werden</text:p>
        </text:list-item>
      </text:list>
      <text:p text:style-name="P4"/>
      <text:h text:style-name="Heading_20_3" text:outline-level="3"><text:bookmark-start text:name="__RefHeading___Toc16370_279046289"/>Technische Teile und Geräte<text:bookmark-end text:name="__RefHeading___Toc16370_279046289"/></text:h>
      <text:p text:style-name="P34">Berücksichtigen:</text:p>
      <text:list xml:id="list227722817" text:style-name="L17">
        <text:list-item>
          <text:p text:style-name="P158">Bezeichnung, eventuell identisch mit Haupt/Unterkategorie</text:p>
        </text:list-item>
        <text:list-item>
          <text:p text:style-name="P161">Menge (Individuum mit oder ohne Seriennummer, anonyme Stückzahl ohne Seriennummer, Stoffmenge)</text:p>
          <text:list>
            <text:list-item>
              <text:p text:style-name="P161">Individualteile: haben eine Seriennummer, können nur 1mal im Modell vorkommen</text:p>
            </text:list-item>
            <text:list-item>
              <text:p text:style-name="P161">Anonyme Teile, haben die Menge 1 bis n, können beliebig oft im Modell vorkommen</text:p>
            </text:list-item>
            <text:list-item>
              <text:p text:style-name="P161">amorphe Stofftypen, haben innerhalb eines Typs identische Merkmale, haben Masse- oder Volu<text:soft-page-break/>meneinheiten mit der Menge n.</text:p>
            </text:list-item>
            <text:list-item>
              <text:p text:style-name="P163">anonyme und/oder amorphe Stoffe ohne Typisierung haben Einheiten wie z.B. Wärmemenge, Stromstärke...</text:p>
            </text:list-item>
          </text:list>
        </text:list-item>
        <text:list-item>
          <text:p text:style-name="P161">Typ</text:p>
        </text:list-item>
        <text:list-item>
          <text:p text:style-name="P161">Fabrikat</text:p>
        </text:list-item>
        <text:list-item>
          <text:p text:style-name="P165">Chargennummer</text:p>
        </text:list-item>
      </text:list>
      <text:p text:style-name="P44"/>
      <text:p text:style-name="P44">Über Beziehung<text:span text:style-name="T45">sschnittstellen</text:span>:</text:p>
      <text:list xml:id="list3517927644" text:style-name="L18">
        <text:list-item>
          <text:p text:style-name="P162">Hersteller, Herstelldatum (wenn Hersteller bekannt)</text:p>
        </text:list-item>
        <text:list-item>
          <text:p text:style-name="P162">Lieferant<text:span text:style-name="T45">en, wer darf liefern, wer nicht bzw. auf gar keinen Fall</text:span></text:p>
        </text:list-item>
        <text:list-item>
          <text:p text:style-name="P162">Zolltarifnummer, <text:span text:style-name="T45">Intrastat,</text:span></text:p>
        </text:list-item>
        <text:list-item>
          <text:p text:style-name="P162">Preise (abhängig von Lieferant, Stückzahlenstaffel, Vertriebsgebiet)</text:p>
        </text:list-item>
        <text:list-item>
          <text:p text:style-name="P162">Lagerort, <text:span text:style-name="T45">wo soll es lagern, wo lagert es aktuell</text:span></text:p>
        </text:list-item>
        <text:list-item>
          <text:p text:style-name="P162">Aufstellort</text:p>
        </text:list-item>
        <text:list-item>
          <text:p text:style-name="P162">Komponenten (<text:span text:style-name="T45">ist </text:span>Bestandteil <text:span text:style-name="T45">von, hat Bestandteile</text:span>)</text:p>
        </text:list-item>
        <text:list-item>
          <text:p text:style-name="P162">Funktionen</text:p>
        </text:list-item>
        <text:list-item>
          <text:p text:style-name="P162">Schnittstellen</text:p>
        </text:list-item>
        <text:list-item>
          <text:p text:style-name="P166">Eigentum von</text:p>
        </text:list-item>
      </text:list>
      <text:p text:style-name="P21">Aufteilen von Mengen</text:p>
      <text:p text:style-name="P45">Gilt für anonyme Teile oder Stoffe. Beim Aufteilen eines Objektes mit einer beliebigen Ausgangsmenge werden so viele neue Objekte erzeugt, wie Aufteilungen erfolgen. Die Mengenangaben entsprechen den Aufteilungen. Für das Ausgangsobjekt gibt es 2 Möglichkeiten nach der Aufteilung:</text:p>
      <text:list xml:id="list2696958227" text:style-name="L19">
        <text:list-item>
          <text:p text:style-name="P164">Es kann im Modell beibehalten werden mit Zeitangaben zum Ende der Existenz (z.B. bei Nachverfolgungsvorschriften)</text:p>
        </text:list-item>
        <text:list-item>
          <text:p text:style-name="P164">Es kann nach Aufteilung vernichtet werden, falls keine Nachverfolgung gewünscht wird.</text:p>
        </text:list-item>
      </text:list>
      <text:p text:style-name="P45">Das Verhalten bei der Aufteilung wird durch den Vorgang bestimmt, mit dem die Aufteilung abgebildet bzw. durchgeführt wird.</text:p>
      <text:p text:style-name="P21">Vereinen von Mengen</text:p>
      <text:p text:style-name="P46">Wie beim Aufteilen können beim Vereinigen <text:span text:style-name="T10">die ursprünglichen Objekte der Teilmengen nach Vereinigung und Erzeugung eines Vereinigungsobjektes beibehalten oder vernichtet werden. Das Verhalten wird im Vereinigungsvorgang beschrieben.</text:span></text:p>
      <text:p text:style-name="P45"/>
      <text:h text:style-name="P214" text:outline-level="3"><text:bookmark-start text:name="__RefHeading___Toc16584_279046289"/>Weitere Objektkategorien<text:bookmark-end text:name="__RefHeading___Toc16584_279046289"/></text:h>
      <text:p text:style-name="P17"><text:span text:style-name="T57">Bauten, </text:span>Beispiele:</text:p>
      <text:list xml:id="list3311087803" text:style-name="L20">
        <text:list-item>
          <text:p text:style-name="P168">Gebäude</text:p>
        </text:list-item>
        <text:list-item>
          <text:p text:style-name="P168">Brücken</text:p>
        </text:list-item>
        <text:list-item>
          <text:p text:style-name="P168">Straßen</text:p>
        </text:list-item>
        <text:list-item>
          <text:p text:style-name="P168">Türme</text:p>
        </text:list-item>
        <text:list-item>
          <text:p text:style-name="P170"><text:soft-page-break/>Tunnel</text:p>
        </text:list-item>
      </text:list>
      <text:p text:style-name="P16"/>
      <text:p text:style-name="P16"/>
      <text:p text:style-name="Text_20_body"><text:bookmark-start text:name="__RefHeading___Toc16586_279046289"/>Informationen<text:bookmark-end text:name="__RefHeading___Toc16586_279046289"/></text:p>
      <text:p text:style-name="P84">Hierzu die Beziehungen zu Themen, auf die sich die Informationen beziehen, durchdenken</text:p>
      <text:p text:style-name="P16"/>
      <text:p text:style-name="Text_20_body">Landschaft<text:span text:style-name="T57">en, Beispiele:</text:span></text:p>
      <text:list xml:id="list999952868" text:style-name="L21">
        <text:list-item>
          <text:p text:style-name="P171">Berge</text:p>
        </text:list-item>
        <text:list-item>
          <text:p text:style-name="P171">Seen</text:p>
        </text:list-item>
        <text:list-item>
          <text:p text:style-name="P171">Meer</text:p>
        </text:list-item>
        <text:list-item>
          <text:p text:style-name="P169">Wald</text:p>
        </text:list-item>
        <text:list-item>
          <text:p text:style-name="P169">Gebirge</text:p>
        </text:list-item>
        <text:list-item>
          <text:p text:style-name="P169">Garten</text:p>
        </text:list-item>
        <text:list-item>
          <text:p text:style-name="P169">Teich</text:p>
        </text:list-item>
      </text:list>
      <text:p text:style-name="P3"/>
      <text:p text:style-name="Text_20_body"><text:bookmark-start text:name="__RefHeading___Toc16590_279046289"/>Pflanzen<text:bookmark-end text:name="__RefHeading___Toc16590_279046289"/></text:p>
      <text:p text:style-name="P5"/>
      <text:p text:style-name="Text_20_body"><text:bookmark-start text:name="__RefHeading___Toc913_2219881401"/>Tiere<text:bookmark-end text:name="__RefHeading___Toc913_2219881401"/></text:p>
      <text:p text:style-name="Text_20_body"/>
      <text:p text:style-name="P2"/>
      <text:h text:style-name="P212" text:outline-level="2"><text:bookmark-start text:name="__RefNumPara__1882_2259611408"/><text:bookmark-start text:name="__RefHeading___Toc915_2219881401"/><text:span text:style-name="T61">Merkmals</text:span>schnittstellen<text:bookmark-end text:name="__RefNumPara__1882_2259611408"/><text:bookmark-end text:name="__RefHeading___Toc915_2219881401"/></text:h>
      <text:p text:style-name="P89">Objekte werden mit Merkmalen beschrieben. Da im Modell beliebig unterschiedliche Objekte abgebildet werden sollen, ist eine flexible Merkmalssystematik erforderlich. Die Unterschiedlichkeit der zu erfassenden Objekte ergibt sich aus dem Umfang der Objektkategorien, da jedes im Modell gespeicherte Objekt eindeutig einer Kategorie entsprechen muss.</text:p>
      <text:p text:style-name="P89">Merkmalssystematik:</text:p>
      <text:p text:style-name="P89">Die Darstellung der Objektmerkmale soll mit 4 verschiedenen Methoden erfolgen:</text:p>
      <text:list xml:id="list1690206096" text:style-name="L22">
        <text:list-item>
          <text:p text:style-name="P172">Basismerkmale, dienen zur Identifikation von Objekten im Modell <text:span text:style-name="T62">und haben nur einen minimalen Umfang. Die Basismerkmale werden direkt im Objekt abgebildet.</text:span></text:p>
        </text:list-item>
        <text:list-item>
          <text:p text:style-name="P173">Attributschnittstellen, dienen dazu, weitergehende Eigenschaften von Objekten außerhalb des Objektes im Datenmodell zu beschreiben. Dabei ist es möglich, die Attribute zu gruppieren und innerhalb der Gruppe beliebig viele Attribute zu erfassen. Hierzu dienen Datentypen in Text-, Zahlen- oder Logikform mit oder ohne Werteinheit.</text:p>
          <text:p text:style-name="P174">Abkürzung: <text:span text:style-name="T15">AI</text:span> für Attribut Interface</text:p>
        </text:list-item>
        <text:list-item>
          <text:p text:style-name="P173">Beziehungsschnittstellen, dienen dazu, Objekte mit anderen Objekten oder Vorgängen über Beziehungen zu verbinden. Hierzu müssen die Objekte und Vorgänge mit passenden, also komplementären Schnittstellen ausgestattet sein.</text:p>
          <text:p text:style-name="P174">Abkürzung: <text:span text:style-name="T15">RI</text:span> für Relation Interface</text:p>
        </text:list-item>
        <text:list-item>
          <text:p text:style-name="P173">Übertragungsschnittstellen, <text:span text:style-name="T63">funktionieren ähnlich wie Beziehungsschnittstellen, </text:span>dienen <text:span text:style-name="T63">aber zusätzlich </text:span>dazu, zwischen Objekten Objektflüsse zu beschreiben. Ein Objektfluss wird mit sog. Fließobjekten modelliert. Fließobjekte sind transportierbare Objekte und sind ebenso im Modell abgebildet.</text:p>
          <text:p text:style-name="P174">Abkürzung: <text:span text:style-name="T15">TI</text:span> für Transfer Interface</text:p>
        </text:list-item>
      </text:list>
      <text:p text:style-name="P90">AI, RI und TI werden als Merkmalsschnittstellen bezeichnet (MSS)</text:p>
      <text:p text:style-name="P53">Generell müssen <text:span text:style-name="T64">MSS</text:span> über folgende Eigenschaften verfügen:</text:p>
      <text:list xml:id="list919012149" text:style-name="L23">
        <text:list-item>
          <text:p text:style-name="P175">Name der <text:span text:style-name="T64">M</text:span>SS, Gruppe der <text:span text:style-name="T64">M</text:span>SS</text:p>
        </text:list-item>
        <text:list-item>
          <text:p text:style-name="P177">Vollständigkeit der angekoppelten Beziehungen. Beschreibt, ob die Anzahl der angekoppelten Beziehungen vollständig sein muss oder nicht. <text:span text:style-name="T22">Im Modell kann man dann erkennen, ob alle Beziehungen eines MSS-Typs vollständig erfasst sind oder nicht (z.B. ob eine Stückliste vollständig ist, ob Eigentumsverhältnisse vollständig sind)</text:span></text:p>
        </text:list-item>
        <text:list-item>
          <text:p text:style-name="P178">Liste der passenden (= ankoppelbaren) Beziehungstypen</text:p>
        </text:list-item>
        <text:list-item>
          <text:p text:style-name="P178">Kardinalität der Beziehungen (minimale und maximale Anzahl von Beziehungen)</text:p>
        </text:list-item>
        <text:list-item>
          <text:p text:style-name="P178">Pflicht oder Option der Belegung mit Beziehungen. Hierbei muss unterschieden werden, ob es sich bei den Objekten oder Vorgängen, denen die <text:span text:style-name="T64">M</text:span>SS zugeordnet wird, um eine passive Entität oder eine gemanagte <text:span text:style-name="T23">(aktive) </text:span>Entität handelt (passive Entitäten werden nur erfasst, die Eigenschaften werden manuell beim Erfassen hinterlegt, während gemanagte <text:span text:style-name="T23">(aktive)</text:span> Entitäten über Vorgänge manipulierbar sind.</text:p>
        </text:list-item>
        <text:list-item>
          <text:p text:style-name="P160">Durchdenken: Gibt es Situationen, bei der logische Aussagen zwischen Beziehungen sinnvoll sind, die logische Aussage wäre ein Merkmal der <text:span text:style-name="T64">M</text:span>SS, z.B. </text:p>
          <text:list>
            <text:list-item>
              <text:p text:style-name="P160">OR: eine oder mehrere Beziehungen sind gültig oder möglich</text:p>
            </text:list-item>
            <text:list-item>
              <text:p text:style-name="P160">XOR: nur 1 der angeschlossenen Beziehungen ist gültig</text:p>
            </text:list-item>
          </text:list>
        </text:list-item>
        <text:list-item>
          <text:p text:style-name="P175">Protokollierung von Änderungen, Verfasser, Zeitstempel</text:p>
        </text:list-item>
      </text:list>
      <text:p text:style-name="P57">Nachfolgend werden <text:span text:style-name="T64">M</text:span>SS-<text:span text:style-name="T29">Gruppen und deren Typen</text:span> beschrieben. Die dabei verwendeten Tabellen sind so <text:soft-page-break/>aufgebaut, dass zunächst die Kategorie eines Ausgangsobjektes benannt wird und dann der entsprechende Beziehungsschnittstellentyp mit Angaben zur Beziehungskardinalität, also wie viele Beziehungen über die <text:span text:style-name="T64">M</text:span>SS aufgebaut werden dürfen bzw. müssen.</text:p>
      <text:p text:style-name="P36">Offen, überlegen:</text:p>
      <text:p text:style-name="P36">Soll es möglich sein, <text:span text:style-name="T64">M</text:span>SS einem im Modellbereich bereits erfassten Objekt nachträglich zuordnen zu können? (Hätte den Vorteil, dass ein Objekt am Anfang nicht mit <text:span text:style-name="T64">Merkmals</text:span>schnittstellen überlastet ist, wenn diese im Modell noch nicht benötigt werden. Es müssen beim nachträglichen Anbringen nur die Regeln beachtet werden, welche <text:span text:style-name="T64">M</text:span>SS einer Objektkategorie zugeordnet werden dürfen. Im Vorlagenbereich hätte man dann Objektvorlagen mit einer minimalen Ausstattung von <text:span text:style-name="T64">M</text:span>SS)</text:p>
      <text:p text:style-name="P41">Kann eine RI oder TI als 1 Entität betrachtet werden, deren aktiver Teil und passiver Teil die Komplementarität bilden. Einem Objekt würde man den aktiven Teil zuordnen, dem anderen den passiven Teil</text:p>
      <text:h text:style-name="P215" text:outline-level="3"><text:bookmark-start text:name="__RefHeading___Toc2077_3725883040"/>Basismerkmale<text:bookmark-end text:name="__RefHeading___Toc2077_3725883040"/></text:h>
      <text:p text:style-name="P91"/>
      <text:h text:style-name="P215" text:outline-level="3"><text:bookmark-start text:name="__RefHeading___Toc2079_3725883040"/>Attributschnittstellen<text:bookmark-end text:name="__RefHeading___Toc2079_3725883040"/></text:h>
      <text:p text:style-name="P91"/>
      <text:h text:style-name="P215" text:outline-level="3"><text:bookmark-start text:name="__RefHeading___Toc2081_3725883040"/>Beziehungsschnittstellen<text:bookmark-end text:name="__RefHeading___Toc2081_3725883040"/></text:h>
      <text:h text:style-name="Heading_20_4" text:outline-level="4"><text:bookmark-start text:name="__RefHeading___Toc1954_2259611408"/>Standortschnittstellen<text:bookmark-end text:name="__RefHeading___Toc1954_2259611408"/></text:h>
      <text:p text:style-name="P56"><text:span text:style-name="T29">Diese Gruppe der </text:span>Standortschnittstellen <text:span text:style-name="T29">dient</text:span> dazu, Standorte mit Personen oder Organisationen zu verbinden. Zur Verbindung werden Adressbeziehungen verwendet. So entstehen Adresszuordnungen für Personen und Organisationen. <text:span text:style-name="T25">Die Standortobjekte tragen die Adressenmerkmale:</text:span></text:p>
      <text:list xml:id="list824382884" text:style-name="L24">
        <text:list-item>
          <text:p text:style-name="P179">Bei Standorten: Straße, Hausnummer, PLZ, Ort</text:p>
        </text:list-item>
        <text:list-item>
          <text:p text:style-name="P179">Bei Postfach: Postfachnummer, PLZ, Ort</text:p>
        </text:list-item>
      </text:list>
      <text:p text:style-name="P58">Modelliert man von den Objektkategorien Personen oder Organisationen aus, werden beim beschreiben der BSS die richtigen, d.h. zu den Kategorien passenden Beziehungstypen angeboten. </text:p>
      <text:p text:style-name="P58">Beginnt man jedoch zuerst mit der Erfassung des Standortes, und verbindet dann erst den Standort mit Personen oder Organisationen, wird die Plausibilisierung des richtigen Beziehungstyps nach Auswahl der Gegenobjektkategorie durchgeführt. (So bekommt man eine Fehlermeldung, wenn man vom Standort aus mit einer Privatadressbeziehung eine Unternehmensadresse anhängen möchte).</text:p>
      <table:table table:name="Standort-Beziehungsschnittstellen" table:style-name="Standort-Beziehungsschnittstellen">
        <table:table-column table:style-name="Standort-Beziehungsschnittstellen.A"/>
        <table:table-column table:style-name="Standort-Beziehungsschnittstellen.B"/>
        <table:table-column table:style-name="Standort-Beziehungsschnittstellen.C"/>
        <table:table-column table:style-name="Standort-Beziehungsschnittstellen.D"/>
        <table:table-column table:style-name="Standort-Beziehungsschnittstellen.E"/>
        <table:table-row>
          <table:table-cell table:style-name="Standort-Beziehungsschnittstellen.A1" table:number-columns-spanned="2" office:value-type="string">
            <text:p text:style-name="P123">Objekte</text:p>
          </table:table-cell>
          <table:covered-table-cell/>
          <table:table-cell table:style-name="Standort-Beziehungsschnittstellen.A1" office:value-type="string">
            <text:p text:style-name="P123">Beziehung<text:span text:style-name="T24">en</text:span></text:p>
          </table:table-cell>
          <table:table-cell table:style-name="Standort-Beziehungsschnittstellen.D1" table:number-columns-spanned="2" office:value-type="string">
            <text:p text:style-name="P123">Gegenobjekte</text:p>
          </table:table-cell>
          <table:covered-table-cell/>
        </table:table-row>
        <table:table-row>
          <table:table-cell table:style-name="Standort-Beziehungsschnittstellen.A2" office:value-type="string">
            <text:p text:style-name="P110">Kategorie</text:p>
          </table:table-cell>
          <table:table-cell table:style-name="Standort-Beziehungsschnittstellen.A2" office:value-type="string">
            <text:p text:style-name="P110">BSS-<text:span text:style-name="T29">Typ</text:span> <text:span text:style-name="T24">und </text:span>Kardinalität</text:p>
          </table:table-cell>
          <table:table-cell table:style-name="Standort-Beziehungsschnittstellen.A2" office:value-type="string">
            <text:p text:style-name="P110">Typen</text:p>
          </table:table-cell>
          <table:table-cell table:style-name="Standort-Beziehungsschnittstellen.A2" office:value-type="string">
            <text:p text:style-name="P110">BSS-<text:span text:style-name="T29">Typ</text:span> <text:span text:style-name="T24">und </text:span>Kardinalität</text:p>
          </table:table-cell>
          <table:table-cell table:style-name="Standort-Beziehungsschnittstellen.E2" office:value-type="string">
            <text:p text:style-name="P110">Kategorie</text:p>
          </table:table-cell>
        </table:table-row>
        <table:table-row>
          <table:table-cell table:style-name="Standort-Beziehungsschnittstellen.A4" office:value-type="string">
            <text:p text:style-name="P110">Personen</text:p>
          </table:table-cell>
          <table:table-cell table:style-name="Standort-Beziehungsschnittstellen.B3" office:value-type="string">
            <text:p text:style-name="P110"><text:span text:style-name="T15">Wohnsitz</text:span>, </text:p>
            <text:p text:style-name="P110">0-n, es können auch Personen ohne Adresse erfasst werden</text:p>
          </table:table-cell>
          <table:table-cell table:style-name="Standort-Beziehungsschnittstellen.C3" office:value-type="string">
            <text:p text:style-name="P111"><text:span text:style-name="T16">Privatadressenbeziehung</text:span><text:span text:style-name="T26">:</text:span></text:p>
            <text:p text:style-name="P111">Wohnadresse, Zweitwohnsitz, Ferienwohnsitz</text:p>
            <text:p text:style-name="P110">ohne Wohnsitz (hier bleibt das andere Ende der Beziehung frei)</text:p>
          </table:table-cell>
          <table:table-cell table:style-name="Standort-Beziehungsschnittstellen.D4" table:number-rows-spanned="2" office:value-type="string">
            <text:p text:style-name="P110"><text:span text:style-name="T15">Standort von,</text:span> </text:p>
            <text:p text:style-name="P110">0-n, es kann also auch ein Standort ohne Zuordnung des Nutzers beschrieben werden</text:p>
          </table:table-cell>
          <table:table-cell table:style-name="Standort-Beziehungsschnittstellen.E4" table:number-rows-spanned="2" office:value-type="string">
            <text:p text:style-name="P110">Standort</text:p>
          </table:table-cell>
        </table:table-row>
        <table:table-row>
          <table:table-cell table:style-name="Standort-Beziehungsschnittstellen.A4" office:value-type="string">
            <text:p text:style-name="P110">Unternehmen, <text:span text:style-name="T25">Organisationen allgemein</text:span></text:p>
          </table:table-cell>
          <table:table-cell table:style-name="Standort-Beziehungsschnittstellen.B4" office:value-type="string">
            <text:p text:style-name="P114">Sitz der Organisation</text:p>
            <text:p text:style-name="P110">0-n, es können auch Unternehmen ohne Adresse erfasst werden</text:p>
          </table:table-cell>
          <table:table-cell table:style-name="Standort-Beziehungsschnittstellen.C4" office:value-type="string">
            <text:p text:style-name="P113"><text:span text:style-name="T15">Organisationsadressenbeziehung</text:span>:</text:p>
            <text:p text:style-name="P110">Firmenadresse, Niederlassung, Büro, Produktionsadresse, Lageradresse, Lieferadresse</text:p>
            <text:p text:style-name="P110">ohne Standort (anderes Beziehungsende bleibt frei)</text:p>
          </table:table-cell>
          <table:covered-table-cell/>
          <table:covered-table-cell/>
        </table:table-row>
        <table:table-row>
          <table:table-cell table:style-name="Standort-Beziehungsschnittstellen.A5" office:value-type="string">
            <text:p text:style-name="P112">Personen, Unternehmen</text:p>
          </table:table-cell>
          <table:table-cell table:style-name="Standort-Beziehungsschnittstellen.B5" office:value-type="string">
            <text:p text:style-name="P112"><text:span text:style-name="T15">Postfach</text:span>,</text:p>
            <text:p text:style-name="P112">0-n</text:p>
          </table:table-cell>
          <table:table-cell table:style-name="Standort-Beziehungsschnittstellen.C5" office:value-type="string">
            <text:p text:style-name="P112"><text:span text:style-name="T15">Postfachadresse</text:span><text:span text:style-name="T16">nbeziehung</text:span><text:span text:style-name="T26">:</text:span></text:p>
            <text:p text:style-name="P113">Postfachadresse</text:p>
          </table:table-cell>
          <table:table-cell table:style-name="Standort-Beziehungsschnittstellen.D5" office:value-type="string">
            <text:p text:style-name="P114">Postfach von,</text:p>
            <text:p text:style-name="P112">1</text:p>
          </table:table-cell>
          <table:table-cell table:style-name="Standort-Beziehungsschnittstellen.E5" office:value-type="string">
            <text:p text:style-name="P112">Postfach</text:p>
          </table:table-cell>
        </table:table-row>
      </table:table>
      <text:p text:style-name="P56"><text:soft-page-break/></text:p>
      <text:h text:style-name="Heading_20_4" text:outline-level="4"><text:bookmark-start text:name="__RefHeading___Toc1956_2259611408"/>Eigentumschnittstellen<text:bookmark-end text:name="__RefHeading___Toc1956_2259611408"/></text:h>
      <text:p text:style-name="P59">Eigentumsschnittstellen dienen dazu, um Eigentum <text:span text:style-name="T27">oder Inhaberschaften </text:span>von Personen und/oder Organisationen über Beziehungen zu beschreiben. Zur Verbindung werden Anteilsbeziehungen verwendet. Folgende Eigentümerkategorien sind möglich:</text:p>
      <text:list xml:id="list2626041585" text:style-name="L25">
        <text:list-item>
          <text:p text:style-name="P180">Personen</text:p>
        </text:list-item>
        <text:list-item>
          <text:p text:style-name="P180">Organisationen</text:p>
        </text:list-item>
      </text:list>
      <text:p text:style-name="P59">Folgendes Eigentum ist möglich <text:span text:style-name="T28">(Objektkategorien)</text:span>:</text:p>
      <text:list xml:id="list1821403296" text:style-name="L26">
        <text:list-item>
          <text:p text:style-name="P181">Organisationen (Firmenbesitz, <text:span text:style-name="T27">Inhaber</text:span>)</text:p>
        </text:list-item>
        <text:list-item>
          <text:p text:style-name="P181">Immobilien</text:p>
        </text:list-item>
        <text:list-item>
          <text:p text:style-name="P181">Sachanlagen</text:p>
        </text:list-item>
        <text:list-item>
          <text:p text:style-name="P182">Geldanlagen, </text:p>
        </text:list-item>
        <text:list-item>
          <text:p text:style-name="P182">Konten (Inhaber)</text:p>
        </text:list-item>
        <text:list-item>
          <text:p text:style-name="P181">Immaterielle Gegenstände <text:span text:style-name="T27">wie Patente oder Rechte</text:span></text:p>
        </text:list-item>
        <text:list-item>
          <text:p text:style-name="P181">Aktien, Wertpapiere etc.</text:p>
        </text:list-item>
      </text:list>
      <text:p text:style-name="P60">Eigentümer haben BSS zu Eigentum, Eigentum hat BSS zu Eigentümer, demnach haben nur Organisationen sowohl BSS zu Eigentum als auch zu Eigentümer (Firmen können sowohl andere Firmen besitzen, als auch Eigentum von Personen oder anderen Firmen sein.</text:p>
      <text:p text:style-name="P64">Weitere Eigenschaften von Eigentums-BSS:</text:p>
      <text:list xml:id="list801808513" text:style-name="L27">
        <text:list-item>
          <text:p text:style-name="P183">Belegungspflicht mit Beziehungen (ja/nein)</text:p>
        </text:list-item>
        <text:list-item>
          <text:p text:style-name="P183">Minimale und Maximale Anzahl der Beziehungen, die an die BSS angedockt werden dürfen oder müssen</text:p>
        </text:list-item>
        <text:list-item>
          <text:p text:style-name="P176">Vollständigkeit der Beziehungsbelegung (ja/nein)</text:p>
        </text:list-item>
      </text:list>
      <text:p text:style-name="P60">Die Anteilsbeziehungen können relative Angaben (%) oder absolute Wertangaben enthalten. <text:span text:style-name="T30">Sowohl Eigentum-, als auch Eigentümer-BSS können unvollständig mit Anteilsbeziehungen ausgestattet sein.</text:span></text:p>
      <text:h text:style-name="Heading_20_4" text:outline-level="4"><text:bookmark-start text:name="__RefHeading___Toc1958_2259611408"/>Kommunikationsschnittstellen<text:bookmark-end text:name="__RefHeading___Toc1958_2259611408"/></text:h>
      <text:p text:style-name="P54"/>
      <text:h text:style-name="Heading_20_4" text:outline-level="4"><text:bookmark-start text:name="__RefHeading___Toc3156_2259611408"/>Mitarbeiterschnittstellen<text:bookmark-end text:name="__RefHeading___Toc3156_2259611408"/></text:h>
      <text:p text:style-name="Text_20_body"/>
      <text:h text:style-name="Heading_20_4" text:outline-level="4"><text:bookmark-start text:name="__RefHeading___Toc5047_2259611408"/><text:span text:style-name="T65">W</text:span>eitere Beziehungsschnittstellen-Typen<text:bookmark-end text:name="__RefHeading___Toc5047_2259611408"/></text:h>
      <text:p text:style-name="P54"/>
      <text:p text:style-name="P54">Personenidentifikationsschnittstellen</text:p>
      <text:p text:style-name="P54"/>
      <text:p text:style-name="P55">Bestandteilsschnittstellen</text:p>
      <text:p text:style-name="P55"/>
      <text:p text:style-name="P55">Prozessschnittstellen</text:p>
      <text:h text:style-name="Heading_20_3" text:outline-level="3"><text:bookmark-start text:name="__RefHeading___Toc2083_3725883040"/><text:soft-page-break/>Übertragungsschnittstellen<text:bookmark-end text:name="__RefHeading___Toc2083_3725883040"/></text:h>
      <text:p text:style-name="P92">Diese Art von Schnittstellen an Objekten wird verwendet, wenn zwischen verbundenen Objekten etwas übertragen werden soll, z.B. elektrische Signale, Medien, Kräfte.</text:p>
      <text:p text:style-name="P92">Der Übertragungsweg kann bei Bedarf <text:span text:style-name="T66">konkret </text:span>mit Objekten und Teil-Übertragungsbeziehungen modelliert werden, es muss aber auch möglich sein, Übertragungsbeziehungen abstrakt zu modellieren. Bei dieser Methode kümmert man sich nicht um Übertragungsdetails, sondern beschreibt nur, dass es sich bei einer Objektbeziehung um eine Übertragungsbeziehung handelt und welche Objekte über diese Beziehung übertragen werden. <text:span text:style-name="T66">Es muss auch möglich sein, abstrakte Übertragungsbeziehungen zu einem späteren Zeitpunkt ganz oder teilweise zu konkretisieren.</text:span></text:p>
      <text:p text:style-name="P92">Anwendungen:</text:p>
      <text:list xml:id="list1237931280" text:style-name="L28">
        <text:list-item>
          <text:p text:style-name="P184">Physikalische Schnittstellen von Geräten und Anlagen</text:p>
        </text:list-item>
        <text:list-item>
          <text:p text:style-name="P184">Informationsschnittstellen von gemanagten Organisationen zu externen Organisationen oder Personen</text:p>
        </text:list-item>
      </text:list>
      <text:p text:style-name="P55"/>
      <text:h text:style-name="Heading_20_2" text:outline-level="2"><text:bookmark-start text:name="__RefHeading___Toc921_2219881401"/><text:bookmark-start text:name="__RefNumPara__2818_2259611408"/>Beziehungs<text:span text:style-name="T7">vorlagen</text:span><text:bookmark-end text:name="__RefHeading___Toc921_2219881401"/><text:bookmark-end text:name="__RefNumPara__2818_2259611408"/></text:h>
      <text:p text:style-name="P25">Gegenwärtige <text:span text:style-name="T51">Beziehungsk</text:span>ategorien:</text:p>
      <text:list xml:id="list2142494994" text:style-name="L29">
        <text:list-item>
          <text:p text:style-name="P185">Anteilsbeziehung (für Eigentumschnittstellen)</text:p>
        </text:list-item>
        <text:list-item>
          <text:p text:style-name="P186">Adressen, <text:span text:style-name="T53">z.B. Wohnort, Geburtsort, Firmensitz, Niederlassung, Büroadresse</text:span></text:p>
        </text:list-item>
        <text:list-item>
          <text:p text:style-name="P185">Telefonnummern</text:p>
        </text:list-item>
        <text:list-item>
          <text:p text:style-name="P185">Faxnummern</text:p>
        </text:list-item>
        <text:list-item>
          <text:p text:style-name="P185">E-Mail</text:p>
        </text:list-item>
        <text:list-item>
          <text:p text:style-name="P185">Web</text:p>
        </text:list-item>
        <text:list-item>
          <text:p text:style-name="P185">Freund / Feind</text:p>
        </text:list-item>
        <text:list-item>
          <text:p text:style-name="P185">Heirat</text:p>
        </text:list-item>
        <text:list-item>
          <text:p text:style-name="P185">Kind /Eltern</text:p>
        </text:list-item>
        <text:list-item>
          <text:p text:style-name="P185">Bestandteil</text:p>
        </text:list-item>
        <text:list-item>
          <text:p text:style-name="P188">Ereignisbeziehung für die Verkopplung von Vorgängen und Prozessen</text:p>
        </text:list-item>
      </text:list>
      <text:p text:style-name="P22">Beziehungstypen</text:p>
      <text:p text:style-name="P79">Zu jeder Beziehungskategorie kann es mehrere Beziehungstypen geben. Jeder Beziehungstyp hat <text:span text:style-name="T51">einen Namen und </text:span>entsprechende Merkmale. Die Ausprägung der Merkmale muss protokolliert werden. Es muss möglich sein, die Genauigkeit der Ausprägungen zu bestimmen, z.B. „exakt (=)“, &lt;, &gt;, ca. Auch die Pflicht / Optionsfrage der Ausprägung muss in den Vorlagen enthalten sein.</text:p>
      <text:p text:style-name="P79">Welche Beziehungstypen zu welchen BSS-Typen passen, muss im Vorlagenbereich hinterlegt sein, sodass beim Herstellen von Beziehungen im Modell eine Zulässigkeitsprüfung erfolgen kann.</text:p>
      <text:p text:style-name="P24">Leserichtung</text:p>
      <text:p text:style-name="P81">Die Bezeichnung mancher Beziehungen ist abhängig von der Leserichtung, <text:span text:style-name="T52">d.h. von welcher Objektseite man eine Beziehung beschreibt. Vermutlich handelt es sich durchgängig um die Unterscheidung zwischen Aktiv- und Passivform. Im Laufe der Entwicklung wird sich zeigen, ob die Leserichtung im Datenmodell berücksichtigt werden soll.</text:span></text:p>
      <text:p text:style-name="P23">Beziehungsmodi</text:p>
      <text:p text:style-name="P71"><text:soft-page-break/>Um die Entwicklung von Beziehungen abbilden zu können, unterliegen die oben genannten Beziehungskategorien zeitlichen Modi (im Modell):</text:p>
      <text:list xml:id="list1405100640" text:style-name="L30">
        <text:list-item>
          <text:p text:style-name="P187">ist (seit Datum, grob Jahr, genau Zeitstempel)</text:p>
        </text:list-item>
        <text:list-item>
          <text:p text:style-name="P187">war (von… bis…, Genauigkeit)</text:p>
        </text:list-item>
        <text:list-item>
          <text:p text:style-name="P187">geplant (ab…, Genauigkeit)</text:p>
        </text:list-item>
        <text:list-item>
          <text:p text:style-name="P187">könnte sein (Möglichkeitsform für Planspiele)</text:p>
        </text:list-item>
        <text:list-item>
          <text:p text:style-name="P187">soll (ab…, für automatische Aktualisierung nach Abschluss des Vorganges, der die betreffende Beziehung steuert)</text:p>
        </text:list-item>
      </text:list>
      <text:p text:style-name="P24">Beziehungswertigkeiten</text:p>
      <text:p text:style-name="P73">Beziehungen können auch mehrwertig sein, z.B. bei:</text:p>
      <text:list xml:id="list2845785006" text:style-name="L31">
        <text:list-item>
          <text:p text:style-name="P167">Beziehungen zwischen technischen Schnittstellen zum Anhängen der Verbindungsteile (Schrauben, Muttern, Kleber…)</text:p>
        </text:list-item>
        <text:list-item>
          <text:p text:style-name="P189">Zum Anhängen von Objekten, die zwischen den Schnittstellen der Beziehung fließen (Fließobjekte wie Material, Energie, Information)</text:p>
        </text:list-item>
      </text:list>
      <text:p text:style-name="P24">Beziehungsprotokoll</text:p>
      <text:p text:style-name="P80">Da auch Beziehungen nur in Verbindung mit Vorgängen erfasst bzw. geändert werden können, muss eine Verbindung zwischen einer Beziehung und dem manipulierenden Vorgang bestehen samt Zeitstempel.</text:p>
      <text:h text:style-name="P210" text:outline-level="2"><text:bookmark-start text:name="__RefHeading___Toc923_2219881401"/>Vorg<text:span text:style-name="T17">angsvorlagen</text:span><text:bookmark-end text:name="__RefHeading___Toc923_2219881401"/></text:h>
      <text:p text:style-name="P65">Mit Hilfe von Vorgangsvorlagen werden Vorgänge im internen Modellbereich erstellt. Die Vorlagen müssen also alle Regeln enthalten, die zum konsistenten Anl<text:span text:style-name="T47">e</text:span>gen von Vorgängen erforderlich sind.</text:p>
      <text:p text:style-name="P88">Vorgänge sind so eine Art „Minianwendung“. In ihnen steckt also die Ablauflogik sowie die Methoden zur Manipulation der Daten in der Datenbank.</text:p>
      <text:p text:style-name="P86">Generell müssen Vorgänge unterschieden werden in:</text:p>
      <text:list xml:id="list2397956660" text:style-name="L32">
        <text:list-item>
          <text:p text:style-name="P190">Ausführung durch Personen (ausschließlich, z.B. Montagevorgänge)</text:p>
        </text:list-item>
        <text:list-item>
          <text:p text:style-name="P190">Ausführung durch Personen und Maschinen (z.B. PC, Brief schreiben, CAD)</text:p>
        </text:list-item>
        <text:list-item>
          <text:p text:style-name="P190">Ausführung durch Maschienen (z.B. PC, Automat, Roboter)</text:p>
        </text:list-item>
      </text:list>
      <text:p text:style-name="P65">Vorgänge lassen sich zunächst in Vorgangsarten einteilen:</text:p>
      <text:list xml:id="list2566281751" text:style-name="L33">
        <text:list-item>
          <text:p text:style-name="P191">Erfassungsvorgänge, dienen dazu, um Objekte und deren Beziehungen, die bereits existieren, zu erfassen. <text:span text:style-name="T40">Es muss möglich sein, Erfassungsvorgänge einzuschränken, z.B. nur für bestimmte Modellbereiche, Objekt- oder Beziehungskategorien, Vorgangsarten</text:span></text:p>
        </text:list-item>
        <text:list-item>
          <text:p text:style-name="P192">Kommunikationsvorgänge zum Durchführen oder Protokollieren von z.B. Besprechungen, Telefonaten, Veranstaltungen.</text:p>
        </text:list-item>
        <text:list-item>
          <text:p text:style-name="P192">Ordnungsvorgänge, zum Ordnen und Aufräumen von Objekten</text:p>
        </text:list-item>
        <text:list-item>
          <text:p text:style-name="P192">Produktionsvorgängen, zum Herstellen neuer Objekte aus deren Bestandteilen</text:p>
        </text:list-item>
        <text:list-item>
          <text:p text:style-name="P192">Exchange-Vorgänge, zum Ein-oder Verkaufen von Objekten oder Dienstleistungen</text:p>
        </text:list-item>
      </text:list>
      <text:p text:style-name="P37">(Die Liste sukzessive vervollständigen bzw. aktualisieren)</text:p>
      <text:p text:style-name="P38">Es gibt noch eine Idee aus früheren Überlegungen:</text:p>
      <text:p text:style-name="P38">Man geht von den Objektkategorien aus, die zur Ableitung von konkreten Objekten angelegt sind. Diesen Kategorien weist man alle Vorgänge zu, die auf Objekte der Kategorie anwendbar sind. Es soll sich um sog. <text:soft-page-break/>Hauptvorgänge handeln. Hauptvorgänge wiederum sollen durch Unterstützungs- oder Steuervorgänge im Detail durchführbar werden. Es ergibt sich daraus für jede Kategorie eine Matrix aus Haupt- und Steuervorgängen, aus deren Schnittpunkten sich alle Vorgangsarten bzw. Typen <text:span text:style-name="T54">für die entsprechende Kategorie ergeben. Damit könnte gelingen, die Anzahl der Vorgangsarten in den Griff zu bekommen.</text:span></text:p>
      <text:p text:style-name="P39">Diesen Sachverhalt durch konkretes Betrachten der Objektkategorien ausprobieren!</text:p>
      <text:p text:style-name="P66">Vorgangsarten haben bestimmte Beziehungsschnittstellen, um die mitwirkenden oder erforderlichen Subjekte und Objekte andocken und somit beschreiben zu können.</text:p>
      <text:p text:style-name="P67">Folgende Gruppen von Beziehungsschnittstellen sind für Vorgänge maßgeblich:</text:p>
      <text:list xml:id="list2063214071" text:style-name="L34">
        <text:list-item>
          <text:p text:style-name="P193">Hierarchie, welche Vorgänge / Prozesse sind über- bzw. untergeordnet</text:p>
        </text:list-item>
        <text:list-item>
          <text:p text:style-name="P193">Ereignisse: mit welchen Ereignissen startet bzw. wird ein Vorgang beendet, auch die Logik zwischen mehreren Start- oder Endereignissen (AND, OR, XOR, NOT)</text:p>
        </text:list-item>
        <text:list-item>
          <text:p text:style-name="P193">Ortsbeziehung, wo läuft der Vorgang bzw. Prozess</text:p>
        </text:list-item>
        <text:list-item>
          <text:p text:style-name="P193">Beteiligte Personen mit ihren Rollen im Prozess</text:p>
        </text:list-item>
        <text:list-item>
          <text:p text:style-name="P193">Beteiligte Organisationen mit ihren Rollen</text:p>
        </text:list-item>
        <text:list-item>
          <text:p text:style-name="P194">Produktionsergebnisse (Güter, Dokumente, <text:span text:style-name="T48">Informationen, Dienstleistungen</text:span>)</text:p>
        </text:list-item>
        <text:list-item>
          <text:p text:style-name="P193">Gebrauchsressourcen (Maschinen, Geräte, Messmittel)</text:p>
        </text:list-item>
        <text:list-item>
          <text:p text:style-name="P193">Verbrauchsressourcen (Rohstoffen, Material, <text:span text:style-name="T48">Arbeitszeit</text:span>)</text:p>
        </text:list-item>
        <text:list-item>
          <text:p text:style-name="P193">Informationen (Anweisungen, Referenzdokumente, Belege, Gesprächsprotokolle)</text:p>
        </text:list-item>
      </text:list>
      <text:p text:style-name="P70"/>
      <text:p text:style-name="P70"><text:bookmark-start text:name="__RefHeading___Toc925_2219881401"/><text:bookmark-end text:name="__RefHeading___Toc925_2219881401"/></text:p>
      <text:p text:style-name="Text_20_body"/>
      <text:p text:style-name="Text_20_body"/>
      <text:p text:style-name="P76">Noch betrachten:</text:p>
      <text:p text:style-name="Text_20_body"><text:bookmark-start text:name="__RefHeading___Toc927_2219881401"/>Vorgangsmodi<text:bookmark-end text:name="__RefHeading___Toc927_2219881401"/></text:p>
      <text:p text:style-name="Text_20_body"><text:bookmark-start text:name="__RefHeading___Toc929_2219881401"/>Prozess-Vorlagen<text:bookmark-end text:name="__RefHeading___Toc929_2219881401"/></text:p>
      <text:p text:style-name="Text_20_body"><text:bookmark-start text:name="__RefHeading___Toc931_2219881401"/>Ereignis-Vorlagen<text:bookmark-end text:name="__RefHeading___Toc931_2219881401"/></text:p>
      <text:p text:style-name="Text_20_body"><text:bookmark-start text:name="__RefHeading___Toc933_2219881401"/>Projekte, Vorgangsexemplare<text:bookmark-end text:name="__RefHeading___Toc933_2219881401"/></text:p>
      <text:p text:style-name="Text_20_body"><text:bookmark-start text:name="__RefHeading___Toc935_2219881401"/>Berechtigungen<text:bookmark-end text:name="__RefHeading___Toc935_2219881401"/></text:p>
      <text:p text:style-name="Text_20_body"/>
      <text:p text:style-name="Text_20_body"/>
      <text:h text:style-name="P207" text:outline-level="1"><text:bookmark-start text:name="__RefHeading___Toc1001_2219881401"/>Globaler Modellbereich<text:bookmark-end text:name="__RefHeading___Toc1001_2219881401"/></text:h>
      <text:p text:style-name="P74">Hier kommt rein:</text:p>
      <text:list xml:id="list1084753788" text:style-name="L35">
        <text:list-item>
          <text:p text:style-name="P195">Personen, die mit den eigenen (lokalen) Organisationen in Verbindung stehen:</text:p>
          <text:list>
            <text:list-item>
              <text:p text:style-name="P195">Freunde, <text:span text:style-name="T49">Feinde </text:span><text:s/>und Verwandte</text:p>
            </text:list-item>
            <text:list-item>
              <text:p text:style-name="P195">Ansprechpartner bei Kunden, Lieferanten, Behörden, Gemeinden</text:p>
            </text:list-item>
            <text:list-item>
              <text:p text:style-name="P195">Mitarbeiter, Inhaber, Eigner</text:p>
            </text:list-item>
            <text:list-item>
              <text:p text:style-name="P196">Prominente oder sonstige historische Personen, zu denen Beziehungen beschrieben werden sollen</text:p>
            </text:list-item>
          </text:list>
        </text:list-item>
        <text:list-item>
          <text:p text:style-name="P195">externe Organisationen, die mit den eigenen Organisationen in Verbindung stehen:</text:p>
          <text:list>
            <text:list-item>
              <text:p text:style-name="P195">Gemeinden, Kommunen, Behörden</text:p>
            </text:list-item>
            <text:list-item>
              <text:p text:style-name="P195">Kunden, Lieferanten, Dienstleister, Berater, <text:span text:style-name="T49">Wettbewerber</text:span></text:p>
            </text:list-item>
          </text:list>
        </text:list-item>
        <text:list-item>
          <text:p text:style-name="P195">Standorte zum Beschreiben von Adressen</text:p>
        </text:list-item>
        <text:list-item>
          <text:p text:style-name="P195">externe Infrastrukturobjekte, die im lokalen Modell eine Rolle spielen sollen</text:p>
        </text:list-item>
        <text:list-item>
          <text:p text:style-name="P195">externe System, die im Zusammenhang mit Kundenbeziehungen durch die eigenen Organisationen aufgebaut, geliefert oder gewartet werden sollen</text:p>
        </text:list-item>
        <text:list-item>
          <text:p text:style-name="P195">Normen und Gesetze, die im lokalen Modell eine Rolle spielen sollen</text:p>
        </text:list-item>
      </text:list>
      <text:p text:style-name="P74"/>
      <text:p text:style-name="P74">Die beiden obigen Subjekt-Kategorien entsprechen den interessierten Parteien aus der ISO 9001:2015!</text:p>
      <text:p text:style-name="P75">Die Objekte im globalen Bereich werden über Beziehungsschnittstellen und Beziehungen <text:span text:style-name="T57">untereinander oder </text:span>mit den Objekten und Vorgängen im lokalen Modellbereich verbunden. Dabei werden BSS- und Beziehungstypen verwendet, wie in den Abschnitten <text:bookmark-ref text:reference-format="chapter" text:ref-name="__RefNumPara__1882_2259611408">2.2</text:bookmark-ref><text:s/>und <text:bookmark-ref text:reference-format="chapter" text:ref-name="__RefNumPara__2818_2259611408">2.3</text:bookmark-ref><text:s text:c="2"/>beschrieben.</text:p>
      <text:p text:style-name="P75"/>
      <text:p text:style-name="P74"/>
      <text:h text:style-name="P208" text:outline-level="1"><text:bookmark-start text:name="__RefHeading___Toc16580_279046289"/><text:span text:style-name="T46">Lokaler</text:span> Modellbereich<text:bookmark-end text:name="__RefHeading___Toc16580_279046289"/></text:h>
      <text:p text:style-name="P77">Hier kommt rein:</text:p>
      <text:list xml:id="list230865910" text:style-name="L36">
        <text:list-item>
          <text:p text:style-name="P197">eigene (interne) Organisationen, die gemanagt werden sollen</text:p>
          <text:list>
            <text:list-item>
              <text:p text:style-name="P197">Privathaushalt</text:p>
            </text:list-item>
            <text:list-item>
              <text:p text:style-name="P197">Firmen, Vereine</text:p>
            </text:list-item>
          </text:list>
        </text:list-item>
        <text:list-item>
          <text:p text:style-name="P197">Vermögensgegenstände der Organisationen oder der Eigentümer-Personen</text:p>
        </text:list-item>
        <text:list-item>
          <text:p text:style-name="P197">Aufgaben (offen, abgeschlossen)</text:p>
        </text:list-item>
        <text:list-item>
          <text:p text:style-name="P197">Prozesse, die in den Organisationen durchgeführt werden sollen (Ablauforganisation)</text:p>
        </text:list-item>
        <text:list-item>
          <text:p text:style-name="P197">Vorgänge, mit denen die Organisationen gemanagt werden</text:p>
        </text:list-item>
        <text:list-item>
          <text:p text:style-name="P197">Beziehungen zwischen Objekten und Vorgängen innerhalb des lokalen Modellbereichs oder mit Objekten des globalen Modellbereichs.</text:p>
        </text:list-item>
      </text:list>
      <text:p text:style-name="P77">Siehe auch Abschnitt <text:bookmark-ref text:reference-format="number-all-superior" text:ref-name="__RefHeading___Toc16366_279046289">2.1.3</text:bookmark-ref><text:s/><text:bookmark-ref text:reference-format="text" text:ref-name="__RefNumPara__3318_2259611408">Organisationen</text:bookmark-ref>.</text:p>
      <text:h text:style-name="Heading_20_1" text:outline-level="1"><text:bookmark-start text:name="__RefHeading___Toc3496_2259611408"/>Modellentwicklung<text:bookmark-end text:name="__RefHeading___Toc3496_2259611408"/></text:h>
      <text:p text:style-name="P78">Generelles Vorgehen:</text:p>
      <text:list xml:id="list196305877" text:style-name="L37">
        <text:list-item>
          <text:p text:style-name="P198">Zunächst die Panaframe-Dokumentation soweit bringen, dass die Startbedingungen beschrieben sind. Es soll mit der geringstmöglichen Anzahl von Objektkategorien, BSS und Beziehungen gestartet werden unter Vernachlässigung des Frameworkgedankens:</text:p>
          <text:list>
            <text:list-item>
              <text:p text:style-name="P199">Entwicklung des Kategorienmodells und Darstellung der Kategorien für einen Privathaushalt. <text:span text:style-name="T72">Hierzu möglichst vollständige Erfassung sämtlicher Kategorien.</text:span></text:p>
            </text:list-item>
            <text:list-item>
              <text:p text:style-name="P198">Methoden zum Erfassen von Komponenten im globalen und lokalen Bereich</text:p>
            </text:list-item>
            <text:list-item>
              <text:p text:style-name="P198">Methoden zum Erfassen von Vorgängen im lokalen Bereich</text:p>
            </text:list-item>
            <text:list-item>
              <text:p text:style-name="P198">Methoden zum Darstellen der erfassten Daten im Browser</text:p>
            </text:list-item>
            <text:list-item>
              <text:p text:style-name="P198">Datenmodell für globalen und lokalen Bereich, evtl. auch für Vorlagenbereich</text:p>
            </text:list-item>
          </text:list>
        </text:list-item>
        <text:list-item>
          <text:p text:style-name="P198">Umsetzen in Minimalversion als Web-Anwendung unter Verwendung von z.B. Django <text:span text:style-name="T69">oder Node</text:span></text:p>
        </text:list-item>
        <text:list-item>
          <text:p text:style-name="P198">Verteilen der Anwendung für Start-User</text:p>
        </text:list-item>
        <text:list-item>
          <text:p text:style-name="P198">Verbessern der Anwendung und sukzessiver Ausbau, auch des Vorlagenbereiches</text:p>
        </text:list-item>
        <text:list-item>
          <text:p text:style-name="P198">Durchdenken des Frameworkansatzes mit Pflichtenheft</text:p>
        </text:list-item>
      </text:list>
      <text:h text:style-name="P211" text:outline-level="2"><text:bookmark-start text:name="__RefHeading___Toc3498_2259611408"/>Erfa<text:span text:style-name="T50">s</text:span>sung von Komponenten<text:bookmark-end text:name="__RefHeading___Toc3498_2259611408"/></text:h>
      <text:p text:style-name="P97">Erst nachdem der Kategoienteil erfolgreich entwickelt wurde, sollen i<text:span text:style-name="T54">m </text:span>nächsten<text:span text:style-name="T54"> Schritt zu folgenden Objektkategorien beliebig viele Objekte im globalen Modellbereich erzeugt werden:</text:span></text:p>
      <text:list xml:id="list2935869592" text:style-name="L38">
        <text:list-item>
          <text:p text:style-name="P200">Personen</text:p>
        </text:list-item>
        <text:list-item>
          <text:p text:style-name="P200">Orte</text:p>
        </text:list-item>
      </text:list>
      <text:p text:style-name="P82">Beide Kategorien sollen mit Beziehungsschnittstellen <text:span text:style-name="T55">(BSS)</text:span> vom Typ Adresse ausgestattet sein.</text:p>
      <text:p text:style-name="P82">Nach Erfassen der Objekte sollen diese <text:span text:style-name="T55">über die BSS </text:span>mit <text:span text:style-name="T55">dem Beziehungstyp „Standortschnittstellen“ verbunden werden.</text:span></text:p>
      <text:p text:style-name="P83">Es muss möglich sein, die erfassten Objekte mit weiteren Beziehungsschnittstellen auszustatten. Dazu ist es erforderlich, weitere BSS-Typen anlegen zu können, einschließlich der Regeln zur Verwendung in Objektkategorien.</text:p>
      <text:p text:style-name="P83">Es muss möglich sein, weitere Beziehungstypen anzulegen, um die angelegten und mit BSS erweiterten Objekte mit den neuen Beziehungstypen verbinden zu können, einschließlich der Verwendungsregeln.</text:p>
      <text:h text:style-name="Heading_20_2" text:outline-level="2"><text:bookmark-start text:name="__RefHeading___Toc3500_2259611408"/>Erfassung von Vorgängen<text:bookmark-end text:name="__RefHeading___Toc3500_2259611408"/></text:h>
      <text:p text:style-name="P83">Zu Beginn soll der Erfassungsvorgang, mit dem die oben genannten Objekte beschrieben werden sollen, als Startseite der Webanwendung aufgebaut werden. <text:span text:style-name="T56">Das Erfassen neuer Vorgänge aus dem Vorlagenbereich wird vorläufig zurückgestellt.</text:span></text:p>
      <text:h text:style-name="Heading_20_2" text:outline-level="2"><text:bookmark-start text:name="__RefHeading___Toc3502_2259611408"/>Darstellung im Browser<text:bookmark-end text:name="__RefHeading___Toc3502_2259611408"/></text:h>
      <text:p text:style-name="P88">Zu Beginn eine Art Navigation durch das Geflecht Objekte-Beziehungen-Vorgänge durch Hyperlink-Funktionen</text:p>
      <text:h text:style-name="Heading_20_2" text:outline-level="2"><text:bookmark-start text:name="__RefHeading___Toc3504_2259611408"/><text:soft-page-break/>Datenmodelle<text:bookmark-end text:name="__RefHeading___Toc3504_2259611408"/></text:h>
      <text:p text:style-name="P93">In einem ersten Ansatz wird das Datenmodell in 4 Bereiche gegliedert:</text:p>
      <text:list xml:id="list3533891796" text:style-name="L39">
        <text:list-item>
          <text:p text:style-name="P201">Das Kategorienmodell. Hier werden die Daten zu den Kategorien für Objekte und Vorgänge gespeichert. Es besteht im wesentlichen aus folgenden Tabellen:</text:p>
          <text:list>
            <text:list-item>
              <text:p text:style-name="P201">Kategorie, speichert die Kategorienbegriffe im Singular und im Plural sowie das Geschlecht des Begriffs. Damit soll es möglich sein, Kategorienherkünfte von Objekten und Vorgängen in korrekten Sätzen ausdrücken zu können</text:p>
            </text:list-item>
            <text:list-item>
              <text:p text:style-name="P201">Kategorienstruktur (Kateg<text:span text:style-name="T68">S</text:span>truktur), speichert die Beziehungen der Kategorien untereinander im Sinne von über-/untergeordneter Kategorie. Z.B. ein Stuhl <text:span text:style-name="T67">ist ein</text:span> Möbel für Stuhl = untergeordnet, Möbel = übergeordnet; Möbel kann sein Stuhl, Sofa, Schrank… für Möbel übergeordnet, Stuhl, Sofa und Schrank untergeordnet. Im ersten Fall erfolgt die Schreibweise aus der untergeordneten Sicht, im zweiten Fall aus der übergeordneten.</text:p>
              <text:p text:style-name="P202">Die Strukturbeziehung entspricht der Spezialisierung bzw. Generalisierung. Da es eventuell erforderlich ist, auch andere Strukturbeziehungen abzubilden, gibt es in der Kategorienstrukturtabelle die Eigenschaft der Strukturaussage. Eine notwendige Aussage ist vermutlich „synonym“. Weitere Aussagen werden beim Ausarbeiten des Kategorienmodells erkennbar sein.</text:p>
            </text:list-item>
            <text:list-item>
              <text:p text:style-name="P202">Kategorienregeln <text:span text:style-name="T68">(KategRegeln), speichert Regeln, nach denen aus Kategorien Objekte oder Vorgänge erzeugt werden können, z.B. ob aus der Kategorie überhaupt etwas erzeugt werden darf</text:span></text:p>
            </text:list-item>
            <text:list-item>
              <text:p text:style-name="P203">Merkmalsschnittstellen Regeln (MssRegeln), beschreibt, welche Mss ein Vorgang oder ein Objekt der Kategorie haben kann oder muss, wie viele min. max, </text:p>
            </text:list-item>
            <text:list-item>
              <text:p text:style-name="P203">Beziehungsregeln (BezRegeln), beschreibt, <text:s/>welche Beziehungstypen mit der Mss kompatibel sind, welche Kardinalität usw.</text:p>
            </text:list-item>
          </text:list>
        </text:list-item>
      </text:list>
      <text:p text:style-name="P129">Die Entwicklung der Software soll mit der Entwicklung des Kategorienmodells begonnen werden. Dabei sollen alle erkennbaren Kategorien eines Privathaushaltes erfasst, die Struktur der Kategorien untereinander sowie die Regeln für Mss und Beziehungen erarbeitet werden. Auch soll es möglich sein, die Kategorien und ihre Strukturen im Browser darstellen zu können.</text:p>
      <text:list xml:id="list3679485536" text:style-name="L40">
        <text:list-item>
          <text:p text:style-name="P204">Das Objekt-Beziehungsmodell, beschreibt die im jeweiligen Modellbereich (global oder lokal) erfassten Objekte, deren zusätzlichen Eigenschaften (Tabelle ObjAttrib), deren Merkmalschnittstellen (ObjMss) mit ausgelagerten Attributen (ObjMssAtt) sowie den mit den Mss verbundenen Beziehungen (ObjBez). Alle Eigenschaften der Entitäten sind in eigenen Tabellen ausgelagert, da sowohl Umfang als auch Art der Eigenschaften von Objekt zu Objekt variiert.</text:p>
        </text:list-item>
        <text:list-item>
          <text:p text:style-name="P204">Das Vorgangs-Beziehungsmodell, ist identisch aufgebaut wie das Objekt-Beziehungsmodell und beschreibt als Beziehungen vor allem die Hierarchie der Vorgänge sowie die Vorgänger-Nachfolgebeziehung</text:p>
        </text:list-item>
        <text:list-item>
          <text:p text:style-name="P204">Das Objekt-Vorgangs-Beziehungsmodell, beschreibt die Beziehungen zwischen Objekten und Vorgängen, vor allem Beteiligte- und Ressourcenbeziehungen.</text:p>
        </text:list-item>
      </text:list>
      <text:p text:style-name="P95">Die 3 letztgenannten Datenmodellbereiche sollen erst nach Fertigstellung des Kategorienmodells <text:span text:style-name="T70">Stück für Stück entwickelt und getestet werden</text:span>.</text:p>
      <text:p text:style-name="P96">Performancegründe sollen am Anfang der Entwicklung noch keine Rolle spielen. Erst wenn sich zeigt dass der gesamte Sorftwareansatz tragfähig ist, soll die Leistungsfähigkeit ein Thema werden.</text:p>
      <text:p text:style-name="P94"/>
      <text:p text:style-name="P205"><draw:g text:anchor-type="paragraph" draw:z-index="0" draw:name="Form1" draw:style-name="gr1"><draw:custom-shape draw:style-name="gr2" draw:text-style-name="P217" svg:width="13.001cm" svg:height="5.601cm" svg:x="2cm" svg:y="14.229cm"><text:p text:style-name="P216"><text:span text:style-name="T73">Vorgangs-Beziehungsmodell</text:span></text:p><draw:enhanced-geometry svg:viewBox="0 0 21600 21600" draw:type="rectangle" draw:enhanced-path="M 0 0 L 21600 0 21600 21600 0 21600 0 0 Z N"/></draw:custom-shape><draw:custom-shape draw:style-name="gr3" draw:text-style-name="P217" svg:width="13.001cm" svg:height="5.102cm" svg:x="2cm" svg:y="8.828cm"><text:p text:style-name="P216"><text:span text:style-name="T73">Objekt-Vorgangs-Beziehungsmodell</text:span></text:p><draw:enhanced-geometry svg:viewBox="0 0 21600 21600" draw:type="rectangle" draw:enhanced-path="M 0 0 L 21600 0 21600 21600 0 21600 0 0 Z N"/></draw:custom-shape><draw:custom-shape draw:style-name="gr4" draw:text-style-name="P217" svg:width="13.001cm" svg:height="5.501cm" svg:x="2cm" svg:y="3.029cm"><text:p text:style-name="P216"><text:span text:style-name="T73">Objekt-Beziehungsmodell</text:span></text:p><draw:enhanced-geometry svg:viewBox="0 0 21600 21600" draw:type="rectangle" draw:enhanced-path="M 0 0 L 21600 0 21600 21600 0 21600 0 0 Z N"/></draw:custom-shape><draw:custom-shape draw:style-name="gr5" draw:text-style-name="P217" svg:width="13.001cm" svg:height="2.4cm" svg:x="2cm" svg:y="0.33cm"><text:p text:style-name="P216"><text:span text:style-name="T73">Kategorienmodell</text:span></text:p><draw:enhanced-geometry svg:viewBox="0 0 21600 21600" draw:type="rectangle" draw:enhanced-path="M 0 0 L 21600 0 21600 21600 0 21600 0 0 Z N"/></draw:custom-shape><draw:g draw:style-name="gr6" xml:id="id1" draw:id="id1"><draw:glue-point draw:id="4" svg:x="5cm" svg:y="-3.5cm"/><draw:glue-point draw:id="5" svg:x="-5cm" svg:y="-3.5cm"/><draw:custom-shape draw:style-name="gr7" draw:text-style-name="P218" svg:width="1.502cm" svg:height="0.375cm" svg:x="2.998cm" svg:y="0.93cm"><text:p text:style-name="P216"><text:span text:style-name="T74">Kategorie</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2.998cm" svg:y="1.304cm"><text:p text:style-name="P219"><text:span text:style-name="T75">KatID</text:span></text:p><text:p text:style-name="P219"><text:span text:style-name="T75">KatBezSingul</text:span></text:p><text:p text:style-name="P219"><text:span text:style-name="T75">KatBezPlural</text:span></text:p><text:p text:style-name="P219"><text:span text:style-name="T75">KatBezGender</text:span></text:p><text:p text:style-name="P219"><text:span text:style-name="T75"/></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2" draw:id="id2"><draw:glue-point draw:id="4" svg:x="-5cm" svg:y="-3.5cm"/><draw:glue-point draw:id="5" svg:x="5cm" svg:y="-3.5cm"/><draw:custom-shape draw:style-name="gr9" draw:text-style-name="P221" svg:width="1.5cm" svg:height="0.375cm" svg:x="5.5cm" svg:y="0.93cm"><text:p text:style-name="P216"><text:span text:style-name="T74">KategStruktur</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5.5cm" svg:y="1.304cm"><text:p text:style-name="P219"><text:span text:style-name="T75">SuperKatID</text:span></text:p><text:p text:style-name="P219"><text:span text:style-name="T75">SubKatID</text:span></text:p><text:p text:style-name="P219"><text:span text:style-name="T75">StruktAussage</text:span></text:p><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onnector draw:style-name="gr11" draw:text-style-name="P222" svg:x1="4.498cm" svg:y1="1.156cm" svg:x2="5.5cm" svg:y2="1.68cm" draw:start-shape="id1" draw:start-glue-point="4" draw:end-shape="id2" draw:end-glue-point="3" svg:d="M4498 1156h501v524h501" svg:viewBox="0 0 1004 526"><text:p/></draw:connector><draw:frame draw:style-name="gr12" draw:text-style-name="P224" svg:width="0.699cm" svg:height="0.6cm" svg:x="4.3cm" svg:y="0.729cm"><draw:text-box><text:p text:style-name="P223"><text:span text:style-name="T75">2</text:span></text:p></draw:text-box></draw:frame><draw:frame draw:style-name="gr13" draw:text-style-name="P224" svg:width="1.001cm" svg:height="0.498cm" svg:x="4.799cm" svg:y="1.559cm"><draw:text-box><text:p text:style-name="P223"><text:span text:style-name="T75">0..*</text:span></text:p></draw:text-box></draw:frame><draw:g draw:style-name="gr6" xml:id="id5" draw:id="id5"><draw:glue-point draw:id="4" svg:x="5cm" svg:y="-3.5cm"/><draw:glue-point draw:id="5" svg:x="-5cm" svg:y="-3.5cm"/><draw:custom-shape draw:style-name="gr7" draw:text-style-name="P221" svg:width="1.502cm" svg:height="0.375cm" svg:x="2.998cm" svg:y="6.83cm"><text:p text:style-name="P216"><text:span text:style-name="T74">Objekte</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2.998cm" svg:y="7.204cm"><text:p text:style-name="P219"><text:span text:style-name="T75">ObjID</text:span></text:p><text:p text:style-name="P219"><text:span text:style-name="T75">KatID</text:span></text:p><text:p text:style-name="P219"><text:span text:style-name="T75">Name1</text:span></text:p><text:p text:style-name="P219"><text:span text:style-name="T75">Name2</text:span></text:p><draw:enhanced-geometry svg:viewBox="0 0 21600 21600" draw:mirror-horizontal="false" draw:mirror-vertical="false" draw:type="rectangle" draw:enhanced-path="M 0 0 L 21600 0 21600 21600 0 21600 0 0 Z N"/></draw:custom-shape></draw:g><draw:g draw:style-name="gr6" xml:id="id6" draw:id="id6"><draw:glue-point draw:id="4" svg:x="5cm" svg:y="-3.5cm"/><draw:glue-point draw:id="5" svg:x="-5cm" svg:y="-3.5cm"/><draw:custom-shape draw:style-name="gr7" draw:text-style-name="P221" svg:width="1.502cm" svg:height="0.375cm" svg:x="7.999cm" svg:y="6.83cm"><text:p text:style-name="P216"><text:span text:style-name="T74">ObjMss</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7.999cm" svg:y="7.204cm"><text:p text:style-name="P219"><text:span text:style-name="T75">ObjMss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8" draw:id="id8"><draw:glue-point draw:id="4" svg:x="5cm" svg:y="-3.5cm"/><draw:glue-point draw:id="5" svg:x="-5cm" svg:y="-3.5cm"/><draw:custom-shape draw:style-name="gr9" draw:text-style-name="P221" svg:width="1.5cm" svg:height="0.375cm" svg:x="13cm" svg:y="6.83cm"><text:p text:style-name="P216"><text:span text:style-name="T74">ObjBez</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13cm" svg:y="7.204cm"><text:p text:style-name="P219"><text:span text:style-name="T75">ObjBez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4" draw:id="id4" svg:width="0.9cm" svg:height="0.9cm" svg:x="5.799cm" svg:y="7.1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225" xml:id="id7" draw:id="id7" svg:width="0.9cm" svg:height="0.9cm" svg:x="10.8cm" svg:y="7.1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3" draw:id="id3"><draw:glue-point draw:id="4" svg:x="5cm" svg:y="-3.5cm"/><draw:glue-point draw:id="5" svg:x="-5cm" svg:y="-3.5cm"/><draw:custom-shape draw:style-name="gr15" draw:text-style-name="P221" svg:width="1.5cm" svg:height="0.376cm" svg:x="5.5cm" svg:y="3.628cm"><text:p text:style-name="P216"><text:span text:style-name="T74">ObjZuoMss</text:span></text:p><text:p text:style-name="P216"><text:span text:style-name="T74">Attrib</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5.5cm" svg:y="4.004cm"><text:p text:style-name="P219"><text:span text:style-name="T76"/></text:p><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9" draw:id="id9"><draw:glue-point draw:id="4" svg:x="5cm" svg:y="-3.5cm"/><draw:glue-point draw:id="5" svg:x="-5cm" svg:y="-3.5cm"/><draw:custom-shape draw:style-name="gr8" draw:text-style-name="P220" svg:width="1.502cm" svg:height="1.126cm" svg:x="10.498cm" svg:y="4.004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custom-shape draw:style-name="gr16" draw:text-style-name="P221" svg:width="1.502cm" svg:height="0.376cm" svg:x="10.498cm" svg:y="3.628cm"><text:p text:style-name="P216"><text:span text:style-name="T74">ObjMssZuo</text:span></text:p><text:p text:style-name="P216"><text:span text:style-name="T74">ObjBezAtt</text:span></text:p><draw:enhanced-geometry svg:viewBox="0 0 21600 21600" draw:mirror-horizontal="false" draw:mirror-vertical="false" draw:type="rectangle" draw:enhanced-path="M 0 0 L 21600 0 21600 21600 0 21600 0 0 Z N"/></draw:custom-shape></draw:g><draw:connector draw:style-name="gr17" draw:text-style-name="P225" svg:x1="6.249cm" svg:y1="5.13cm" svg:x2="6.249cm" svg:y2="7.131cm" draw:start-shape="id3" draw:start-glue-point="2" draw:end-shape="id4" draw:end-glue-point="4" svg:d="M6249 5130v2001" svg:viewBox="0 0 2 2002"><text:p/></draw:connector><draw:connector draw:style-name="gr17" draw:text-style-name="P225" svg:x1="4.499cm" svg:y1="7.58cm" svg:x2="5.799cm" svg:y2="7.58cm" draw:start-shape="id5" draw:start-glue-point="1" draw:end-shape="id4" draw:end-glue-point="5" svg:d="M4499 7580h1300" svg:viewBox="0 0 1302 2"><text:p/></draw:connector><draw:connector draw:style-name="gr17" draw:text-style-name="P225" svg:x1="7.999cm" svg:y1="7.58cm" svg:x2="6.699cm" svg:y2="7.58cm" draw:start-shape="id6" draw:start-glue-point="3" draw:end-shape="id4" draw:end-glue-point="7" svg:d="M7999 7580h-1300" svg:viewBox="0 0 1302 2"><text:p/></draw:connector><draw:connector draw:style-name="gr17" draw:text-style-name="P225" svg:x1="9.5cm" svg:y1="7.58cm" svg:x2="10.8cm" svg:y2="7.58cm" draw:start-shape="id6" draw:start-glue-point="1" draw:end-shape="id7" draw:end-glue-point="5" svg:d="M9500 7580h1300" svg:viewBox="0 0 1302 2"><text:p/></draw:connector><draw:connector draw:style-name="gr18" draw:text-style-name="P222" draw:line-skew="0.002cm" svg:x1="2.998cm" svg:y1="1.156cm" svg:x2="2.998cm" svg:y2="7.056cm" draw:start-shape="id1" draw:start-glue-point="5" draw:end-shape="id5" draw:end-glue-point="5" svg:d="M2998 1156h-501v5900h501" svg:viewBox="0 0 503 5902"><text:p/></draw:connector><draw:connector draw:style-name="gr17" draw:text-style-name="P225" svg:x1="13cm" svg:y1="7.58cm" svg:x2="11.7cm" svg:y2="7.58cm" draw:start-shape="id8" draw:start-glue-point="3" draw:end-shape="id7" draw:end-glue-point="7" svg:d="M13000 7580h-1300" svg:viewBox="0 0 1302 2"><text:p/></draw:connector><draw:connector draw:style-name="gr17" draw:text-style-name="P225" svg:x1="11.248cm" svg:y1="5.13cm" svg:x2="11.25cm" svg:y2="7.131cm" draw:start-shape="id9" draw:start-glue-point="2" draw:end-shape="id7" draw:end-glue-point="4" svg:d="M11248 5130v1000h2v1001" svg:viewBox="0 0 4 2002"><text:p/></draw:connector><draw:connector draw:style-name="gr18" draw:text-style-name="P222" draw:line-skew="-0.294cm" svg:x1="2.999cm" svg:y1="1.156cm" svg:x2="2.999cm" svg:y2="14.955cm" draw:start-shape="id1" draw:start-glue-point="5" draw:end-shape="id10" draw:end-glue-point="5" svg:d="M2999 1156h-798v13799h798" svg:viewBox="0 0 799 13801"><text:p/></draw:connector><draw:custom-shape draw:style-name="gr14" draw:text-style-name="P225" xml:id="id16" draw:id="id16" svg:width="0.9cm" svg:height="0.9cm" svg:x="13.299cm" svg:y="5.5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225" xml:id="id12" draw:id="id12" svg:width="0.9cm" svg:height="0.9cm" svg:x="3.3cm" svg:y="5.5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11" draw:id="id11"><draw:glue-point draw:id="4" svg:x="5cm" svg:y="-3.5cm"/><draw:glue-point draw:id="5" svg:x="-5cm" svg:y="-3.5cm"/><draw:custom-shape draw:style-name="gr16" draw:text-style-name="P221" svg:width="1.502cm" svg:height="0.376cm" svg:x="2.998cm" svg:y="3.628cm"><text:p text:style-name="P216"><text:span text:style-name="T74">ObjAtt</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2.998cm" svg:y="4.004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15" draw:id="id15"><draw:glue-point draw:id="4" svg:x="5cm" svg:y="-3.5cm"/><draw:glue-point draw:id="5" svg:x="-5cm" svg:y="-3.5cm"/><draw:custom-shape draw:style-name="gr15" draw:text-style-name="P221" svg:width="1.5cm" svg:height="0.376cm" svg:x="13cm" svg:y="3.628cm"><text:p text:style-name="P216"><text:span text:style-name="T74">ObjBezAtt</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13cm" svg:y="4.004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14" draw:id="id14" svg:width="0.9cm" svg:height="0.9cm" svg:x="8.299cm" svg:y="5.5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13" draw:id="id13"><draw:glue-point draw:id="4" svg:x="5cm" svg:y="-3.5cm"/><draw:glue-point draw:id="5" svg:x="-5cm" svg:y="-3.5cm"/><draw:custom-shape draw:style-name="gr16" draw:text-style-name="P221" svg:width="1.502cm" svg:height="0.376cm" svg:x="7.999cm" svg:y="3.628cm"><text:p text:style-name="P216"><text:span text:style-name="T74">ObjMssAtt</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7.999cm" svg:y="4.004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onnector draw:style-name="gr17" draw:text-style-name="P225" svg:x1="3.748cm" svg:y1="5.13cm" svg:x2="3.75cm" svg:y2="5.531cm" draw:start-shape="id11" draw:start-glue-point="2" draw:end-shape="id12" draw:end-glue-point="4" svg:d="M3748 5130v201h2v200" svg:viewBox="0 0 4 402"><text:p/></draw:connector><draw:connector draw:style-name="gr17" draw:text-style-name="P225" svg:x1="3.748cm" svg:y1="6.831cm" svg:x2="3.75cm" svg:y2="6.43cm" draw:start-shape="id5" draw:start-glue-point="0" draw:end-shape="id12" draw:end-glue-point="6" svg:d="M3748 6831v-200h2v-201" svg:viewBox="0 0 4 402"><text:p/></draw:connector><draw:connector draw:style-name="gr17" draw:text-style-name="P225" svg:x1="8.749cm" svg:y1="5.13cm" svg:x2="8.749cm" svg:y2="5.531cm" draw:start-shape="id13" draw:start-glue-point="2" draw:end-shape="id14" draw:end-glue-point="4" svg:d="M8749 5130v401" svg:viewBox="0 0 2 402"><text:p/></draw:connector><draw:connector draw:style-name="gr17" draw:text-style-name="P225" svg:x1="8.749cm" svg:y1="6.831cm" svg:x2="8.749cm" svg:y2="6.43cm" draw:start-shape="id6" draw:start-glue-point="0" draw:end-shape="id14" draw:end-glue-point="6" svg:d="M8749 6831v-401" svg:viewBox="0 0 2 402"><text:p/></draw:connector><draw:connector draw:style-name="gr17" draw:text-style-name="P225" svg:x1="13.749cm" svg:y1="5.13cm" svg:x2="13.749cm" svg:y2="5.531cm" draw:start-shape="id15" draw:start-glue-point="2" draw:end-shape="id16" draw:end-glue-point="4" svg:d="M13749 5130v401" svg:viewBox="0 0 2 402"><text:p/></draw:connector><draw:connector draw:style-name="gr17" draw:text-style-name="P225" svg:x1="13.749cm" svg:y1="6.831cm" svg:x2="13.749cm" svg:y2="6.43cm" draw:start-shape="id8" draw:start-glue-point="0" draw:end-shape="id16" draw:end-glue-point="6" svg:d="M13749 6831v-401" svg:viewBox="0 0 2 402"><text:p/></draw:connector><draw:g draw:style-name="gr6"><draw:glue-point draw:id="4" svg:x="-5cm" svg:y="-3.5cm"/><draw:glue-point draw:id="5" svg:x="5cm" svg:y="-3.5cm"/><draw:custom-shape draw:style-name="gr7" draw:text-style-name="P221" svg:width="1.502cm" svg:height="0.375cm" svg:x="7.999cm" svg:y="0.93cm"><text:p text:style-name="P216"><text:span text:style-name="T74">KategRegeln</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7.999cm" svg:y="1.304cm"><text:p text:style-name="P219"><text:span text:style-name="T75"/></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19" draw:id="id19"><draw:glue-point draw:id="4" svg:x="5cm" svg:y="-3.5cm"/><draw:glue-point draw:id="5" svg:x="-5cm" svg:y="-3.5cm"/><draw:custom-shape draw:style-name="gr16" draw:text-style-name="P221" svg:width="1.502cm" svg:height="0.376cm" svg:x="7.999cm" svg:y="12.229cm"><text:p text:style-name="P216"><text:span text:style-name="T74">ObjVgMss</text:span></text:p><draw:enhanced-geometry svg:viewBox="0 0 21600 21600" draw:mirror-horizontal="false" draw:mirror-vertical="false" draw:type="rectangle" draw:enhanced-path="M 0 0 L 21600 0 21600 21600 0 21600 0 0 Z N"/></draw:custom-shape><draw:custom-shape draw:style-name="gr19" draw:text-style-name="P220" svg:width="1.502cm" svg:height="1.124cm" svg:x="7.999cm" svg:y="12.605cm"><text:p text:style-name="P219"><text:span text:style-name="T75">ObjMss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21" draw:id="id21"><draw:glue-point draw:id="4" svg:x="5cm" svg:y="-3.5cm"/><draw:glue-point draw:id="5" svg:x="-5cm" svg:y="-3.5cm"/><draw:custom-shape draw:style-name="gr15" draw:text-style-name="P221" svg:width="1.5cm" svg:height="0.376cm" svg:x="13cm" svg:y="12.229cm"><text:p text:style-name="P216"><text:span text:style-name="T74">ObjVgBez</text:span></text:p><draw:enhanced-geometry svg:viewBox="0 0 21600 21600" draw:mirror-horizontal="false" draw:mirror-vertical="false" draw:type="rectangle" draw:enhanced-path="M 0 0 L 21600 0 21600 21600 0 21600 0 0 Z N"/></draw:custom-shape><draw:custom-shape draw:style-name="gr20" draw:text-style-name="P220" svg:width="1.5cm" svg:height="1.124cm" svg:x="13cm" svg:y="12.605cm"><text:p text:style-name="P219"><text:span text:style-name="T75">ObjBez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18" draw:id="id18" svg:width="0.9cm" svg:height="0.9cm" svg:x="5.799cm" svg:y="12.529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225" xml:id="id20" draw:id="id20" svg:width="0.9cm" svg:height="0.9cm" svg:x="10.8cm" svg:y="12.529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17" draw:id="id17"><draw:glue-point draw:id="4" svg:x="5cm" svg:y="-3.5cm"/><draw:glue-point draw:id="5" svg:x="-5cm" svg:y="-3.5cm"/><draw:custom-shape draw:style-name="gr19" draw:text-style-name="P220" svg:width="1.502cm" svg:height="1.124cm" svg:x="2.998cm" svg:y="12.605cm"><text:p text:style-name="P219"><text:span text:style-name="T76"/></text:p><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custom-shape draw:style-name="gr16" draw:text-style-name="P221" svg:width="1.502cm" svg:height="0.376cm" svg:x="2.998cm" svg:y="12.229cm"><text:p text:style-name="P216"><text:span text:style-name="T74">ObjVgZuoMss</text:span></text:p><text:p text:style-name="P216"><text:span text:style-name="T74">Attrib</text:span></text:p><draw:enhanced-geometry svg:viewBox="0 0 21600 21600" draw:mirror-horizontal="false" draw:mirror-vertical="false" draw:type="rectangle" draw:enhanced-path="M 0 0 L 21600 0 21600 21600 0 21600 0 0 Z N"/></draw:custom-shape></draw:g><draw:connector draw:style-name="gr17" draw:text-style-name="P225" svg:x1="4.499cm" svg:y1="12.979cm" svg:x2="5.799cm" svg:y2="12.979cm" draw:start-shape="id17" draw:start-glue-point="1" draw:end-shape="id18" draw:end-glue-point="5" svg:d="M4499 12979h1300" svg:viewBox="0 0 1302 2"><text:p/></draw:connector><draw:connector draw:style-name="gr17" draw:text-style-name="P225" svg:x1="7.999cm" svg:y1="12.979cm" svg:x2="6.699cm" svg:y2="12.979cm" draw:start-shape="id19" draw:start-glue-point="3" draw:end-shape="id18" draw:end-glue-point="7" svg:d="M7999 12979h-1300" svg:viewBox="0 0 1302 2"><text:p/></draw:connector><draw:connector draw:style-name="gr17" draw:text-style-name="P225" svg:x1="9.5cm" svg:y1="12.979cm" svg:x2="10.8cm" svg:y2="12.979cm" draw:start-shape="id19" draw:start-glue-point="1" draw:end-shape="id20" draw:end-glue-point="5" svg:d="M9500 12979h1300" svg:viewBox="0 0 1302 2"><text:p/></draw:connector><draw:connector draw:style-name="gr17" draw:text-style-name="P225" svg:x1="13cm" svg:y1="12.979cm" svg:x2="11.7cm" svg:y2="12.979cm" draw:start-shape="id21" draw:start-glue-point="3" draw:end-shape="id20" draw:end-glue-point="7" svg:d="M13000 12979h-1300" svg:viewBox="0 0 1302 2"><text:p/></draw:connector><draw:connector draw:style-name="gr17" draw:text-style-name="P225" svg:x1="11.248cm" svg:y1="10.529cm" svg:x2="11.25cm" svg:y2="12.529cm" draw:start-shape="id22" draw:start-glue-point="2" draw:end-shape="id20" draw:end-glue-point="4" svg:d="M11248 10529v1000h2v1000" svg:viewBox="0 0 4 2002"><text:p/></draw:connector><draw:custom-shape draw:style-name="gr14" draw:text-style-name="P225" xml:id="id26" draw:id="id26" svg:width="0.9cm" svg:height="0.9cm" svg:x="13.299cm" svg:y="10.929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25" draw:id="id25"><draw:glue-point draw:id="4" svg:x="5cm" svg:y="-3.5cm"/><draw:glue-point draw:id="5" svg:x="-5cm" svg:y="-3.5cm"/><draw:custom-shape draw:style-name="gr9" draw:text-style-name="P221" svg:width="1.5cm" svg:height="0.375cm" svg:x="13cm" svg:y="9.03cm"><text:p text:style-name="P216"><text:span text:style-name="T74">ObjVgBezAtt</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13cm" svg:y="9.403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24" draw:id="id24" svg:width="0.9cm" svg:height="0.9cm" svg:x="8.299cm" svg:y="10.7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23" draw:id="id23"><draw:glue-point draw:id="4" svg:x="5cm" svg:y="-3.5cm"/><draw:glue-point draw:id="5" svg:x="-5cm" svg:y="-3.5cm"/><draw:custom-shape draw:style-name="gr7" draw:text-style-name="P221" svg:width="1.502cm" svg:height="0.375cm" svg:x="7.999cm" svg:y="9.03cm"><text:p text:style-name="P216"><text:span text:style-name="T74">ObjVgMssAtt</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7.999cm" svg:y="9.403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onnector draw:style-name="gr17" draw:text-style-name="P225" svg:x1="8.749cm" svg:y1="10.529cm" svg:x2="8.749cm" svg:y2="10.73cm" draw:start-shape="id23" draw:start-glue-point="2" draw:end-shape="id24" draw:end-glue-point="4" svg:d="M8749 10529v201" svg:viewBox="0 0 2 203"><text:p/></draw:connector><draw:connector draw:style-name="gr17" draw:text-style-name="P225" svg:x1="8.749cm" svg:y1="12.229cm" svg:x2="8.749cm" svg:y2="11.629cm" draw:start-shape="id19" draw:start-glue-point="0" draw:end-shape="id24" draw:end-glue-point="6" svg:d="M8749 12229v-600" svg:viewBox="0 0 2 601"><text:p/></draw:connector><draw:connector draw:style-name="gr17" draw:text-style-name="P225" svg:x1="13.749cm" svg:y1="10.529cm" svg:x2="13.749cm" svg:y2="10.929cm" draw:start-shape="id25" draw:start-glue-point="2" draw:end-shape="id26" draw:end-glue-point="4" svg:d="M13749 10529v400" svg:viewBox="0 0 2 402"><text:p/></draw:connector><draw:connector draw:style-name="gr17" draw:text-style-name="P225" svg:x1="13.749cm" svg:y1="12.229cm" svg:x2="13.749cm" svg:y2="11.829cm" draw:start-shape="id21" draw:start-glue-point="0" draw:end-shape="id26" draw:end-glue-point="6" svg:d="M13749 12229v-400" svg:viewBox="0 0 2 402"><text:p/></draw:connector><draw:g draw:style-name="gr6" xml:id="id29" draw:id="id29"><draw:glue-point draw:id="4" svg:x="5cm" svg:y="-3.5cm"/><draw:glue-point draw:id="5" svg:x="-5cm" svg:y="-3.5cm"/><draw:custom-shape draw:style-name="gr16" draw:text-style-name="P221" svg:width="1.502cm" svg:height="0.376cm" svg:x="7.999cm" svg:y="14.729cm"><text:p text:style-name="P216"><text:span text:style-name="T74">VgMss</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7.999cm" svg:y="15.104cm"><text:p text:style-name="P219"><text:span text:style-name="T75">VgMss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31" draw:id="id31"><draw:glue-point draw:id="4" svg:x="5cm" svg:y="-3.5cm"/><draw:glue-point draw:id="5" svg:x="-5cm" svg:y="-3.5cm"/><draw:custom-shape draw:style-name="gr15" draw:text-style-name="P221" svg:width="1.5cm" svg:height="0.376cm" svg:x="13cm" svg:y="14.729cm"><text:p text:style-name="P216"><text:span text:style-name="T74">VgBez</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13cm" svg:y="15.104cm"><text:p text:style-name="P219"><text:span text:style-name="T75">VgBezID</text:span></text:p><text:p text:style-name="P219"><text:span text:style-name="T75">Name</text:span></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28" draw:id="id28" svg:width="0.9cm" svg:height="0.902cm" svg:x="5.799cm" svg:y="15.028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225" xml:id="id30" draw:id="id30" svg:width="0.9cm" svg:height="0.902cm" svg:x="10.8cm" svg:y="15.028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27" draw:id="id27"><draw:glue-point draw:id="4" svg:x="5cm" svg:y="-3.5cm"/><draw:glue-point draw:id="5" svg:x="-5cm" svg:y="-3.5cm"/><draw:custom-shape draw:style-name="gr15" draw:text-style-name="P221" svg:width="1.5cm" svg:height="0.376cm" svg:x="5.5cm" svg:y="18.129cm"><text:p text:style-name="P216"><text:span text:style-name="T74">VgZuoMss</text:span></text:p><text:p text:style-name="P216"><text:span text:style-name="T74">Attrib</text:span></text:p><draw:enhanced-geometry svg:viewBox="0 0 21600 21600" draw:mirror-horizontal="false" draw:mirror-vertical="false" draw:type="rectangle" draw:enhanced-path="M 0 0 L 21600 0 21600 21600 0 21600 0 0 Z N"/></draw:custom-shape><draw:custom-shape draw:style-name="gr20" draw:text-style-name="P220" svg:width="1.5cm" svg:height="1.124cm" svg:x="5.5cm" svg:y="18.505cm"><text:p text:style-name="P219"><text:span text:style-name="T76"/></text:p><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g draw:style-name="gr6" xml:id="id32" draw:id="id32"><draw:glue-point draw:id="4" svg:x="5cm" svg:y="-3.5cm"/><draw:glue-point draw:id="5" svg:x="-5cm" svg:y="-3.5cm"/><draw:custom-shape draw:style-name="gr19" draw:text-style-name="P220" svg:width="1.502cm" svg:height="1.124cm" svg:x="10.498cm" svg:y="18.505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custom-shape draw:style-name="gr16" draw:text-style-name="P221" svg:width="1.502cm" svg:height="0.376cm" svg:x="10.498cm" svg:y="18.129cm"><text:p text:style-name="P216"><text:span text:style-name="T74">VgMssZuo</text:span></text:p><text:p text:style-name="P216"><text:span text:style-name="T74">VgBezAtt</text:span></text:p><draw:enhanced-geometry svg:viewBox="0 0 21600 21600" draw:mirror-horizontal="false" draw:mirror-vertical="false" draw:type="rectangle" draw:enhanced-path="M 0 0 L 21600 0 21600 21600 0 21600 0 0 Z N"/></draw:custom-shape></draw:g><draw:connector draw:style-name="gr17" draw:text-style-name="P225" svg:x1="6.249cm" svg:y1="18.129cm" svg:x2="6.249cm" svg:y2="15.93cm" draw:start-shape="id27" draw:start-glue-point="0" draw:end-shape="id28" draw:end-glue-point="6" svg:d="M6249 18129v-2199" svg:viewBox="0 0 2 2201"><text:p/></draw:connector><draw:connector draw:style-name="gr17" draw:text-style-name="P225" svg:x1="7.999cm" svg:y1="15.478cm" svg:x2="6.699cm" svg:y2="15.48cm" draw:start-shape="id29" draw:start-glue-point="3" draw:end-shape="id28" draw:end-glue-point="7" svg:d="M7999 15478h-649v2h-651" svg:viewBox="0 0 1302 4"><text:p/></draw:connector><draw:connector draw:style-name="gr17" draw:text-style-name="P225" svg:x1="9.5cm" svg:y1="15.478cm" svg:x2="10.8cm" svg:y2="15.48cm" draw:start-shape="id29" draw:start-glue-point="1" draw:end-shape="id30" draw:end-glue-point="5" svg:d="M9500 15478h649v2h651" svg:viewBox="0 0 1302 4"><text:p/></draw:connector><draw:connector draw:style-name="gr17" draw:text-style-name="P225" svg:x1="13cm" svg:y1="15.478cm" svg:x2="11.7cm" svg:y2="15.48cm" draw:start-shape="id31" draw:start-glue-point="3" draw:end-shape="id30" draw:end-glue-point="7" svg:d="M13000 15478h-649v2h-651" svg:viewBox="0 0 1302 4"><text:p/></draw:connector><draw:connector draw:style-name="gr17" draw:text-style-name="P225" svg:x1="11.248cm" svg:y1="18.129cm" svg:x2="11.25cm" svg:y2="15.93cm" draw:start-shape="id32" draw:end-shape="id30" draw:end-glue-point="6" svg:d="M11248 18129v-1100h2v-1099" svg:viewBox="0 0 4 2201"><text:p/></draw:connector><draw:custom-shape draw:style-name="gr14" draw:text-style-name="P225" xml:id="id35" draw:id="id35" svg:width="0.9cm" svg:height="0.9cm" svg:x="13.299cm" svg:y="16.829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36" draw:id="id36"><draw:glue-point draw:id="4" svg:x="5cm" svg:y="-3.5cm"/><draw:glue-point draw:id="5" svg:x="-5cm" svg:y="-3.5cm"/><draw:custom-shape draw:style-name="gr15" draw:text-style-name="P221" svg:width="1.5cm" svg:height="0.376cm" svg:x="13cm" svg:y="18.129cm"><text:p text:style-name="P216"><text:span text:style-name="T74">VgBezAtt</text:span></text:p><draw:enhanced-geometry svg:viewBox="0 0 21600 21600" draw:mirror-horizontal="false" draw:mirror-vertical="false" draw:type="rectangle" draw:enhanced-path="M 0 0 L 21600 0 21600 21600 0 21600 0 0 Z N"/></draw:custom-shape><draw:custom-shape draw:style-name="gr20" draw:text-style-name="P220" svg:width="1.5cm" svg:height="1.124cm" svg:x="13cm" svg:y="18.505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ustom-shape draw:style-name="gr14" draw:text-style-name="P225" xml:id="id33" draw:id="id33" svg:width="0.9cm" svg:height="0.9cm" svg:x="8.299cm" svg:y="16.6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34" draw:id="id34"><draw:glue-point draw:id="4" svg:x="5cm" svg:y="-3.5cm"/><draw:glue-point draw:id="5" svg:x="-5cm" svg:y="-3.5cm"/><draw:custom-shape draw:style-name="gr16" draw:text-style-name="P221" svg:width="1.502cm" svg:height="0.376cm" svg:x="7.999cm" svg:y="18.129cm"><text:p text:style-name="P216"><text:span text:style-name="T74">VgMssAtt</text:span></text:p><draw:enhanced-geometry svg:viewBox="0 0 21600 21600" draw:mirror-horizontal="false" draw:mirror-vertical="false" draw:type="rectangle" draw:enhanced-path="M 0 0 L 21600 0 21600 21600 0 21600 0 0 Z N"/></draw:custom-shape><draw:custom-shape draw:style-name="gr19" draw:text-style-name="P220" svg:width="1.502cm" svg:height="1.124cm" svg:x="7.999cm" svg:y="18.505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onnector draw:style-name="gr17" draw:text-style-name="P225" svg:x1="8.749cm" svg:y1="16.23cm" svg:x2="8.749cm" svg:y2="16.631cm" draw:start-shape="id29" draw:start-glue-point="2" draw:end-shape="id33" draw:end-glue-point="4" svg:d="M8749 16230v401" svg:viewBox="0 0 2 402"><text:p/></draw:connector><draw:connector draw:style-name="gr17" draw:text-style-name="P225" svg:x1="8.749cm" svg:y1="18.13cm" svg:x2="8.749cm" svg:y2="17.53cm" draw:start-shape="id34" draw:start-glue-point="0" draw:end-shape="id33" draw:end-glue-point="6" svg:d="M8749 18130v-600" svg:viewBox="0 0 2 601"><text:p/></draw:connector><draw:connector draw:style-name="gr17" draw:text-style-name="P225" svg:x1="13.749cm" svg:y1="16.23cm" svg:x2="13.749cm" svg:y2="16.83cm" draw:start-shape="id31" draw:start-glue-point="2" draw:end-shape="id35" draw:end-glue-point="4" svg:d="M13749 16230v600" svg:viewBox="0 0 2 601"><text:p/></draw:connector><draw:connector draw:style-name="gr17" draw:text-style-name="P225" svg:x1="13.749cm" svg:y1="18.129cm" svg:x2="13.749cm" svg:y2="17.729cm" draw:start-shape="id36" draw:start-glue-point="0" draw:end-shape="id35" draw:end-glue-point="6" svg:d="M13749 18129v-400" svg:viewBox="0 0 2 402"><text:p/></draw:connector><draw:g draw:style-name="gr6" xml:id="id10" draw:id="id10"><draw:glue-point draw:id="4" svg:x="5cm" svg:y="-3.5cm"/><draw:glue-point draw:id="5" svg:x="-5cm" svg:y="-3.5cm"/><draw:custom-shape draw:style-name="gr16" draw:text-style-name="P221" svg:width="1.502cm" svg:height="0.376cm" svg:x="2.998cm" svg:y="14.729cm"><text:p text:style-name="P216"><text:span text:style-name="T74">Vorgänge</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2.998cm" svg:y="15.104cm"><text:p text:style-name="P219"><text:span text:style-name="T75">VgID</text:span></text:p><text:p text:style-name="P219"><text:span text:style-name="T75">Name1</text:span></text:p><text:p text:style-name="P219"><text:span text:style-name="T75">Name2</text:span></text:p><draw:enhanced-geometry svg:viewBox="0 0 21600 21600" draw:mirror-horizontal="false" draw:mirror-vertical="false" draw:type="rectangle" draw:enhanced-path="M 0 0 L 21600 0 21600 21600 0 21600 0 0 Z N"/></draw:custom-shape></draw:g><draw:custom-shape draw:style-name="gr14" draw:text-style-name="P225" xml:id="id37" draw:id="id37" svg:width="0.9cm" svg:height="0.9cm" svg:x="3.3cm" svg:y="16.63cm"><text:p text:style-name="P216"><text:span text:style-name="T75">Zuo</text:span></text:p><draw:enhanced-geometry svg:viewBox="0 0 21600 21600" draw:glue-points="10800 0 0 10800 10800 21600 21600 10800" draw:text-areas="5400 5400 16200 16200" draw:type="diamond" draw:enhanced-path="M 10800 0 L 21600 10800 10800 21600 0 10800 10800 0 Z N"/></draw:custom-shape><draw:g draw:style-name="gr6" xml:id="id38" draw:id="id38"><draw:glue-point draw:id="4" svg:x="5cm" svg:y="-3.5cm"/><draw:glue-point draw:id="5" svg:x="-5cm" svg:y="-3.5cm"/><draw:custom-shape draw:style-name="gr16" draw:text-style-name="P221" svg:width="1.502cm" svg:height="0.376cm" svg:x="2.998cm" svg:y="18.129cm"><text:p text:style-name="P216"><text:span text:style-name="T74">VgAtt</text:span></text:p><draw:enhanced-geometry svg:viewBox="0 0 21600 21600" draw:mirror-horizontal="false" draw:mirror-vertical="false" draw:type="rectangle" draw:enhanced-path="M 0 0 L 21600 0 21600 21600 0 21600 0 0 Z N"/></draw:custom-shape><draw:custom-shape draw:style-name="gr19" draw:text-style-name="P220" svg:width="1.502cm" svg:height="1.124cm" svg:x="2.998cm" svg:y="18.505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g><draw:connector draw:style-name="gr17" draw:text-style-name="P225" svg:x1="3.748cm" svg:y1="16.23cm" svg:x2="3.75cm" svg:y2="16.631cm" draw:start-shape="id10" draw:start-glue-point="2" draw:end-shape="id37" draw:end-glue-point="4" svg:d="M3748 16230v202h2v199" svg:viewBox="0 0 4 402"><text:p/></draw:connector><draw:connector draw:style-name="gr17" draw:text-style-name="P225" svg:x1="3.748cm" svg:y1="18.13cm" svg:x2="3.75cm" svg:y2="17.53cm" draw:start-shape="id38" draw:start-glue-point="0" draw:end-shape="id37" draw:end-glue-point="6" svg:d="M3748 18130v-300h2v-300" svg:viewBox="0 0 4 601"><text:p/></draw:connector><draw:connector draw:style-name="gr17" draw:text-style-name="P225" svg:x1="3.748cm" svg:y1="8.329cm" svg:x2="6.249cm" svg:y2="12.529cm" draw:start-shape="id5" draw:end-shape="id18" draw:end-glue-point="4" svg:d="M3748 8329v2101h2501v2099" svg:viewBox="0 0 2503 4202"><text:p/></draw:connector><draw:connector draw:style-name="gr17" draw:text-style-name="P225" svg:x1="3.748cm" svg:y1="14.729cm" svg:x2="6.249cm" svg:y2="13.429cm" draw:start-shape="id10" draw:start-glue-point="0" draw:end-shape="id18" draw:end-glue-point="6" svg:d="M3748 14729v-649h2501v-651" svg:viewBox="0 0 2503 1302"><text:p/></draw:connector><draw:connector draw:style-name="gr17" draw:text-style-name="P225" svg:x1="4.499cm" svg:y1="15.478cm" svg:x2="5.799cm" svg:y2="15.48cm" draw:start-shape="id10" draw:start-glue-point="1" draw:end-shape="id28" draw:end-glue-point="5" svg:d="M4499 15478h649v2h651" svg:viewBox="0 0 1302 4"><text:p/></draw:connector><draw:g draw:style-name="gr6" xml:id="id22" draw:id="id22"><draw:glue-point draw:id="4" svg:x="5cm" svg:y="-3.5cm"/><draw:glue-point draw:id="5" svg:x="-5cm" svg:y="-3.5cm"/><draw:custom-shape draw:style-name="gr8" draw:text-style-name="P220" svg:width="1.502cm" svg:height="1.126cm" svg:x="10.498cm" svg:y="9.403cm"><text:p text:style-name="P219"><text:span text:style-name="T76"/></text:p><text:p text:style-name="P219"><text:span text:style-name="T76"/></text:p><draw:enhanced-geometry svg:viewBox="0 0 21600 21600" draw:mirror-horizontal="false" draw:mirror-vertical="false" draw:type="rectangle" draw:enhanced-path="M 0 0 L 21600 0 21600 21600 0 21600 0 0 Z N"/></draw:custom-shape><draw:custom-shape draw:style-name="gr7" draw:text-style-name="P221" svg:width="1.502cm" svg:height="0.375cm" svg:x="10.498cm" svg:y="9.03cm"><text:p text:style-name="P216"><text:span text:style-name="T74">ObjVgMssZuo</text:span></text:p><text:p text:style-name="P216"><text:span text:style-name="T74">ObjVgBezAtt</text:span></text:p><draw:enhanced-geometry svg:viewBox="0 0 21600 21600" draw:mirror-horizontal="false" draw:mirror-vertical="false" draw:type="rectangle" draw:enhanced-path="M 0 0 L 21600 0 21600 21600 0 21600 0 0 Z N"/></draw:custom-shape></draw:g><draw:g draw:style-name="gr6"><draw:glue-point draw:id="4" svg:x="-5cm" svg:y="-3.5cm"/><draw:glue-point draw:id="5" svg:x="5cm" svg:y="-3.5cm"/><draw:custom-shape draw:style-name="gr7" draw:text-style-name="P221" svg:width="1.502cm" svg:height="0.375cm" svg:x="10.498cm" svg:y="0.93cm"><text:p text:style-name="P216"><text:span text:style-name="T74">MssRegeln</text:span></text:p><draw:enhanced-geometry svg:viewBox="0 0 21600 21600" draw:mirror-horizontal="false" draw:mirror-vertical="false" draw:type="rectangle" draw:enhanced-path="M 0 0 L 21600 0 21600 21600 0 21600 0 0 Z N"/></draw:custom-shape><draw:custom-shape draw:style-name="gr8" draw:text-style-name="P220" svg:width="1.502cm" svg:height="1.126cm" svg:x="10.498cm" svg:y="1.304cm"><text:p text:style-name="P219"><text:span text:style-name="T75"/></text:p><text:p text:style-name="P219"><text:span text:style-name="T76"/></text:p><draw:enhanced-geometry svg:viewBox="0 0 21600 21600" draw:mirror-horizontal="false" draw:mirror-vertical="false" draw:type="rectangle" draw:enhanced-path="M 0 0 L 21600 0 21600 21600 0 21600 0 0 Z N"/></draw:custom-shape></draw:g><draw:g draw:style-name="gr6"><draw:glue-point draw:id="4" svg:x="-5cm" svg:y="-3.5cm"/><draw:glue-point draw:id="5" svg:x="5cm" svg:y="-3.5cm"/><draw:custom-shape draw:style-name="gr9" draw:text-style-name="P221" svg:width="1.5cm" svg:height="0.375cm" svg:x="13cm" svg:y="0.93cm"><text:p text:style-name="P216"><text:span text:style-name="T74">BezRegeln</text:span></text:p><draw:enhanced-geometry svg:viewBox="0 0 21600 21600" draw:mirror-horizontal="false" draw:mirror-vertical="false" draw:type="rectangle" draw:enhanced-path="M 0 0 L 21600 0 21600 21600 0 21600 0 0 Z N"/></draw:custom-shape><draw:custom-shape draw:style-name="gr10" draw:text-style-name="P220" svg:width="1.5cm" svg:height="1.126cm" svg:x="13cm" svg:y="1.304cm"><text:p text:style-name="P219"><text:span text:style-name="T75"/></text:p><text:p text:style-name="P219"><text:span text:style-name="T76"/></text:p><draw:enhanced-geometry svg:viewBox="0 0 21600 21600" draw:mirror-horizontal="false" draw:mirror-vertical="false" draw:type="rectangle" draw:enhanced-path="M 0 0 L 21600 0 21600 21600 0 21600 0 0 Z N"/></draw:custom-shape></draw:g></draw:g>Dies ist ein Zusatztext wg. Änderungen für git am 17.1.20 umd 13.20</text:p>
      <text:h text:style-name="Heading_20_1" text:outline-level="1"><text:bookmark-start text:name="__RefHeading___Toc1960_2259611408"/>Glossar<text:bookmark-end text:name="__RefHeading___Toc1960_2259611408"/></text:h>
      <table:table table:name="Tabelle5" table:style-name="Tabelle5">
        <table:table-column table:style-name="Tabelle5.A"/>
        <table:table-column table:style-name="Tabelle5.B"/>
        <table:table-row>
          <table:table-cell table:style-name="Tabelle5.A1" office:value-type="string">
            <text:p text:style-name="P125">Begriff</text:p>
          </table:table-cell>
          <table:table-cell table:style-name="Tabelle5.B1" office:value-type="string">
            <text:p text:style-name="P124">Bedeutung</text:p>
          </table:table-cell>
        </table:table-row>
        <table:table-row>
          <table:table-cell table:style-name="Tabelle5.A9" office:value-type="string">
            <text:p text:style-name="P119">AI</text:p>
          </table:table-cell>
          <table:table-cell table:style-name="Tabelle5.B9" office:value-type="string">
            <text:p text:style-name="P119">Attribut Interface</text:p>
          </table:table-cell>
        </table:table-row>
        <table:table-row>
          <table:table-cell table:style-name="Tabelle5.A9" office:value-type="string">
            <text:p text:style-name="P116">BSS</text:p>
          </table:table-cell>
          <table:table-cell table:style-name="Tabelle5.B9" office:value-type="string">
            <text:p text:style-name="P116">Beziehungsschnittstelle</text:p>
          </table:table-cell>
        </table:table-row>
        <table:table-row>
          <table:table-cell table:style-name="Tabelle5.A9" office:value-type="string">
            <text:p text:style-name="Table_20_Contents"/>
          </table:table-cell>
          <table:table-cell table:style-name="Tabelle5.B9" office:value-type="string">
            <text:p text:style-name="Table_20_Contents"/>
          </table:table-cell>
        </table:table-row>
        <table:table-row>
          <table:table-cell table:style-name="Tabelle5.A9" office:value-type="string">
            <text:p text:style-name="P119">MSS</text:p>
          </table:table-cell>
          <table:table-cell table:style-name="Tabelle5.B9" office:value-type="string">
            <text:p text:style-name="P119">Merkmalsschnittstelle</text:p>
          </table:table-cell>
        </table:table-row>
        <table:table-row>
          <table:table-cell table:style-name="Tabelle5.A9" office:value-type="string">
            <text:p text:style-name="Table_20_Contents"/>
          </table:table-cell>
          <table:table-cell table:style-name="Tabelle5.B9" office:value-type="string">
            <text:p text:style-name="Table_20_Contents"/>
          </table:table-cell>
        </table:table-row>
        <table:table-row>
          <table:table-cell table:style-name="Tabelle5.A9" office:value-type="string">
            <text:p text:style-name="P119">RI</text:p>
          </table:table-cell>
          <table:table-cell table:style-name="Tabelle5.B9" office:value-type="string">
            <text:p text:style-name="P119">Relation Interface</text:p>
          </table:table-cell>
        </table:table-row>
        <table:table-row>
          <table:table-cell table:style-name="Tabelle5.A9" office:value-type="string">
            <text:p text:style-name="P119">TI</text:p>
          </table:table-cell>
          <table:table-cell table:style-name="Tabelle5.B9" office:value-type="string">
            <text:p text:style-name="P119">Transfer Interface</text:p>
          </table:table-cell>
        </table:table-row>
        <text:soft-page-break/>
        <table:table-row>
          <table:table-cell table:style-name="Tabelle5.A9" office:value-type="string">
            <text:p text:style-name="Table_20_Contents"/>
          </table:table-cell>
          <table:table-cell table:style-name="Tabelle5.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3" svg:font-family="'Liberation Sans'" style:font-adornments="Standard"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6" draw:display-name="Hatching 46"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master-page-name="">
      <style:paragraph-properties fo:margin-top="0cm" fo:margin-bottom="0.101cm" loext:contextual-spacing="false" fo:hyphenation-ladder-count="no-limit" style:page-number="auto" text:number-lines="false" text:line-number="0"/>
      <style:text-properties fo:font-size="8pt"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0cm" fo:margin-bottom="0.499cm" loext:contextual-spacing="false" style:page-number="auto" fo:break-before="pag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margin-top="0.42cm" fo:margin-bottom="0.4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cm" loext:contextual-spacing="false" fo:line-height="150%" fo:text-indent="0cm" style:auto-text-indent="false" style:page-number="auto">
        <style:tab-stops>
          <style:tab-stop style:position="17cm" style:type="right" style:leader-style="dotted" style:leader-text="."/>
        </style:tab-stops>
      </style:paragraph-properties>
      <style:text-properties fo:font-weight="bold"/>
    </style:style>
    <style:style style:name="Heading_20_2" style:display-name="Heading 2" style:family="paragraph" style:parent-style-name="Heading" style:next-style-name="Text_20_body" style:default-outline-level="2" style:class="text">
      <style:paragraph-properties fo:margin-top="0.349cm" fo:margin-bottom="0.4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049cm" fo:margin-bottom="0.049cm" loext:contextual-spacing="false" fo:line-height="120%"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76cm" fo:margin-right="0cm" fo:margin-top="0.25cm" fo:margin-bottom="0.3cm" loext:contextual-spacing="false" fo:text-indent="-0.76cm" style:auto-text-indent="false">
        <style:tab-stops/>
      </style:paragraph-properties>
      <style:text-properties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049cm" loext:contextual-spacing="false" fo:line-height="110%"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text-indent="0cm" style:auto-text-indent="false" style:page-number="auto">
        <style:tab-stops>
          <style:tab-stop style:position="0.499cm"/>
          <style:tab-stop style:position="1.499cm"/>
          <style:tab-stop style:position="3.5cm"/>
        </style:tab-stops>
      </style:paragraph-properties>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text-properties fo:font-size="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24216"/>
    </style:style>
    <style:style style:name="MT2" style:family="text">
      <style:text-properties officeooo:rsid="0062499e"/>
    </style:style>
    <style:page-layout style:name="Mpm1">
      <style:page-layout-properties fo:page-width="21.001cm" fo:page-height="29.7cm" style:num-format="1" style:print-orientation="portrait" fo:margin-top="1.032cm" fo:margin-bottom="1.1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89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file-name text:display="name-and-extension">Anforderungen_Neu_18-2.odt</text:file-name></text:span><text:span text:style-name="MT1"><text:tab/>Seite </text:span><text:page-number text:select-page="current">23</text:page-number><text:s/><text:span text:style-name="MT1">von </text:span><text:page-count>23</text:page-count><text:s/><text:tab/><text:span text:style-name="MT2">Druckdatum </text:span><text:span text:style-name="MT2"><text:date style:data-style-name="N37" text:date-value="2020-01-17T13:19:23.096000114">17.01.20</text:date></text:span><text:span text:style-name="MT2"><text:s/></text:span><text:tab/></text:p>
      </style:footer>
      <style:footer-first>
        <text:p text:style-name="MP1"><text:span text:style-name="MT1"><text:tab/>Seite </text:span><text:page-number text:select-page="current">1</text:page-number><text:s/><text:span text:style-name="MT1">von </text:span><text:page-count>23</text:page-count><text:s/><text:tab/><text:span text:style-name="MT2">Druckdatum </text:span><text:date style:data-style-name="N75" text:date-value="2020-01-17T13:19:23.096000114">17. Jan 2020</text:date><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4:15:09.515000000</meta:creation-date>
    <meta:editing-duration>PT6H44M42S</meta:editing-duration>
    <meta:editing-cycles>56</meta:editing-cycles>
    <meta:generator>LibreOffice/6.0.4.2$Windows_x86 LibreOffice_project/9b0d9b32d5dcda91d2f1a96dc04c645c450872bf</meta:generator>
    <dc:date>2020-01-17T13:19:22.207000000</dc:date>
    <meta:document-statistic meta:table-count="4" meta:image-count="0" meta:object-count="0" meta:page-count="23" meta:paragraph-count="523" meta:word-count="4715" meta:character-count="36561" meta:non-whitespace-character-count="32575"/>
  </office:meta>
</office:document-meta>
</file>